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 style:master-page-name="MP0">
      <style:table-properties style:width="28.011cm" fo:margin-left="0.441cm" style:page-number="auto" table:align="left"/>
    </style:style>
    <style:style style:name="Таблица1.A" style:family="table-column">
      <style:table-column-properties style:column-width="1.646cm"/>
    </style:style>
    <style:style style:name="Таблица1.B" style:family="table-column">
      <style:table-column-properties style:column-width="0.6cm"/>
    </style:style>
    <style:style style:name="Таблица1.C" style:family="table-column">
      <style:table-column-properties style:column-width="1.397cm"/>
    </style:style>
    <style:style style:name="Таблица1.D" style:family="table-column">
      <style:table-column-properties style:column-width="0.891cm"/>
    </style:style>
    <style:style style:name="Таблица1.E" style:family="table-column">
      <style:table-column-properties style:column-width="1.127cm"/>
    </style:style>
    <style:style style:name="Таблица1.F" style:family="table-column">
      <style:table-column-properties style:column-width="0.081cm"/>
    </style:style>
    <style:style style:name="Таблица1.G" style:family="table-column">
      <style:table-column-properties style:column-width="1.501cm"/>
    </style:style>
    <style:style style:name="Таблица1.H" style:family="table-column">
      <style:table-column-properties style:column-width="0.57cm"/>
    </style:style>
    <style:style style:name="Таблица1.I" style:family="table-column">
      <style:table-column-properties style:column-width="0.072cm"/>
    </style:style>
    <style:style style:name="Таблица1.J" style:family="table-column">
      <style:table-column-properties style:column-width="1.439cm"/>
    </style:style>
    <style:style style:name="Таблица1.K" style:family="table-column">
      <style:table-column-properties style:column-width="1.422cm"/>
    </style:style>
    <style:style style:name="Таблица1.L" style:family="table-column">
      <style:table-column-properties style:column-width="2.069cm"/>
    </style:style>
    <style:style style:name="Таблица1.M" style:family="table-column">
      <style:table-column-properties style:column-width="0.877cm"/>
    </style:style>
    <style:style style:name="Таблица1.N" style:family="table-column">
      <style:table-column-properties style:column-width="0.425cm"/>
    </style:style>
    <style:style style:name="Таблица1.O" style:family="table-column">
      <style:table-column-properties style:column-width="2.875cm"/>
    </style:style>
    <style:style style:name="Таблица1.P" style:family="table-column">
      <style:table-column-properties style:column-width="2.997cm"/>
    </style:style>
    <style:style style:name="Таблица1.Q" style:family="table-column">
      <style:table-column-properties style:column-width="0.254cm"/>
    </style:style>
    <style:style style:name="Таблица1.R" style:family="table-column">
      <style:table-column-properties style:column-width="0.497cm"/>
    </style:style>
    <style:style style:name="Таблица1.S" style:family="table-column">
      <style:table-column-properties style:column-width="0.601cm"/>
    </style:style>
    <style:style style:name="Таблица1.T" style:family="table-column">
      <style:table-column-properties style:column-width="0.607cm"/>
    </style:style>
    <style:style style:name="Таблица1.U" style:family="table-column">
      <style:table-column-properties style:column-width="0.349cm"/>
    </style:style>
    <style:style style:name="Таблица1.V" style:family="table-column">
      <style:table-column-properties style:column-width="0.196cm"/>
    </style:style>
    <style:style style:name="Таблица1.W" style:family="table-column">
      <style:table-column-properties style:column-width="1.207cm"/>
    </style:style>
    <style:style style:name="Таблица1.X" style:family="table-column">
      <style:table-column-properties style:column-width="0.291cm"/>
    </style:style>
    <style:style style:name="Таблица1.Y" style:family="table-column">
      <style:table-column-properties style:column-width="0.748cm"/>
    </style:style>
    <style:style style:name="Таблица1.Z" style:family="table-column">
      <style:table-column-properties style:column-width="0.053cm"/>
    </style:style>
    <style:style style:name="Таблица1.a" style:family="table-column">
      <style:table-column-properties style:column-width="0.448cm"/>
    </style:style>
    <style:style style:name="Таблица1.b" style:family="table-column">
      <style:table-column-properties style:column-width="0.582cm"/>
    </style:style>
    <style:style style:name="Таблица1.c" style:family="table-column">
      <style:table-column-properties style:column-width="0.332cm"/>
    </style:style>
    <style:style style:name="Таблица1.d" style:family="table-column">
      <style:table-column-properties style:column-width="0.46cm"/>
    </style:style>
    <style:style style:name="Таблица1.f" style:family="table-column">
      <style:table-column-properties style:column-width="0.085cm"/>
    </style:style>
    <style:style style:name="Таблица1.g" style:family="table-column">
      <style:table-column-properties style:column-width="1.021cm"/>
    </style:style>
    <style:style style:name="Таблица1.1" style:family="table-row">
      <style:table-row-properties style:row-height="0.688cm" fo:keep-together="always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R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.2" style:family="table-row">
      <style:table-row-properties style:row-height="0.575cm" fo:keep-together="always" style:use-optimal-row-height="false"/>
    </style:style>
    <style:style style:name="Таблица1.H2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Таблица1.3" style:family="table-row">
      <style:table-row-properties style:row-height="0.436cm" fo:keep-together="always" style:use-optimal-row-height="false"/>
    </style:style>
    <style:style style:name="Таблица1.5" style:family="table-row">
      <style:table-row-properties style:row-height="1.175cm" fo:keep-together="always" style:use-optimal-row-height="false"/>
    </style:style>
    <style:style style:name="Таблица1.A5" style:family="table-cell">
      <style:table-cell-properties fo:padding="0.191cm" fo:border="0.5pt solid #000000" style:writing-mode="lr-tb"/>
    </style:style>
    <style:style style:name="Таблица1.S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b5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1.058cm" fo:keep-together="always" style:use-optimal-row-height="false"/>
    </style:style>
    <style:style style:name="Таблица1.A6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1.N6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.Q6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1pt solid #000000" style:writing-mode="lr-tb"/>
    </style:style>
    <style:style style:name="Таблица1.Y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.7" style:family="table-row">
      <style:table-row-properties style:row-height="1.109cm" fo:keep-together="always" style:use-optimal-row-height="false"/>
    </style:style>
    <style:style style:name="Таблица1.A7" style:family="table-cell">
      <style:table-cell-properties fo:padding="0.191cm" fo:border-left="0.05pt solid #000000" fo:border-right="none" fo:border-top="none" fo:border-bottom="none" style:writing-mode="lr-tb"/>
    </style:style>
    <style:style style:name="Таблица1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Z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f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8" style:family="table-row">
      <style:table-row-properties style:min-row-height="2.223cm" fo:keep-together="always" style:use-optimal-row-height="false"/>
    </style:style>
    <style:style style:name="Таблица1.A8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8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9" style:family="table-row">
      <style:table-row-properties style:min-row-height="0.73cm" fo:keep-together="always" style:use-optimal-row-height="false"/>
    </style:style>
    <style:style style:name="Таблица1.A9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9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0" style:family="table-row">
      <style:table-row-properties style:row-height="0.728cm" fo:keep-together="always" style:use-optimal-row-height="false"/>
    </style:style>
    <style:style style:name="Таблица1.A10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0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A11" style:family="table-cell">
      <style:table-cell-properties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1.P11" style:family="table-cell">
      <style:table-cell-properties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1.12" style:family="table-row">
      <style:table-row-properties style:row-height="2.223cm" fo:keep-together="always" style:use-optimal-row-height="false"/>
    </style:style>
    <style:style style:name="Таблица1.A1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X1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.13" style:family="table-row">
      <style:table-row-properties style:min-row-height="5.874cm" fo:keep-together="always" style:use-optimal-row-height="false"/>
    </style:style>
    <style:style style:name="Таблица1.A13" style:family="table-cell">
      <style:table-cell-properties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Таблица1.F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I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M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Q13" style:family="table-cell">
      <style:table-cell-properties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V13" style:family="table-cell">
      <style:table-cell-properties fo:padding-left="0.191cm" fo:padding-right="0.191cm" fo:padding-top="0cm" fo:padding-bottom="0cm" fo:border-left="none" fo:border-right="0.5pt solid #000000" fo:border-top="none" fo:border-bottom="1pt solid #000000" style:writing-mode="lr-tb"/>
    </style:style>
    <style:style style:name="Таблица1.14" style:family="table-row">
      <style:table-row-properties style:row-height="0.787cm" fo:keep-together="always" style:use-optimal-row-height="false"/>
    </style:style>
    <style:style style:name="Таблица1.A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.C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U14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d1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" style:family="table" style:master-page-name="MP1">
      <style:table-properties style:width="28.261cm" fo:margin-left="0.303cm" fo:margin-right="0.436cm" style:page-number="auto" table:align="margins"/>
    </style:style>
    <style:style style:name="Таблица2.A" style:family="table-column">
      <style:table-column-properties style:column-width="1.118cm" style:rel-column-width="634*"/>
    </style:style>
    <style:style style:name="Таблица2.B" style:family="table-column">
      <style:table-column-properties style:column-width="0.542cm" style:rel-column-width="307*"/>
    </style:style>
    <style:style style:name="Таблица2.C" style:family="table-column">
      <style:table-column-properties style:column-width="0.455cm" style:rel-column-width="258*"/>
    </style:style>
    <style:style style:name="Таблица2.D" style:family="table-column">
      <style:table-column-properties style:column-width="0.157cm" style:rel-column-width="89*"/>
    </style:style>
    <style:style style:name="Таблица2.E" style:family="table-column">
      <style:table-column-properties style:column-width="0.963cm" style:rel-column-width="546*"/>
    </style:style>
    <style:style style:name="Таблица2.F" style:family="table-column">
      <style:table-column-properties style:column-width="0.647cm" style:rel-column-width="367*"/>
    </style:style>
    <style:style style:name="Таблица2.G" style:family="table-column">
      <style:table-column-properties style:column-width="0.402cm" style:rel-column-width="228*"/>
    </style:style>
    <style:style style:name="Таблица2.H" style:family="table-column">
      <style:table-column-properties style:column-width="1.51cm" style:rel-column-width="856*"/>
    </style:style>
    <style:style style:name="Таблица2.I" style:family="table-column">
      <style:table-column-properties style:column-width="0.169cm" style:rel-column-width="96*"/>
    </style:style>
    <style:style style:name="Таблица2.J" style:family="table-column">
      <style:table-column-properties style:column-width="0.122cm" style:rel-column-width="69*"/>
    </style:style>
    <style:style style:name="Таблица2.K" style:family="table-column">
      <style:table-column-properties style:column-width="1.452cm" style:rel-column-width="823*"/>
    </style:style>
    <style:style style:name="Таблица2.L" style:family="table-column">
      <style:table-column-properties style:column-width="0.699cm" style:rel-column-width="396*"/>
    </style:style>
    <style:style style:name="Таблица2.M" style:family="table-column">
      <style:table-column-properties style:column-width="1.416cm" style:rel-column-width="803*"/>
    </style:style>
    <style:style style:name="Таблица2.N" style:family="table-column">
      <style:table-column-properties style:column-width="1.208cm" style:rel-column-width="685*"/>
    </style:style>
    <style:style style:name="Таблица2.O" style:family="table-column">
      <style:table-column-properties style:column-width="0.734cm" style:rel-column-width="416*"/>
    </style:style>
    <style:style style:name="Таблица2.P" style:family="table-column">
      <style:table-column-properties style:column-width="0.736cm" style:rel-column-width="417*"/>
    </style:style>
    <style:style style:name="Таблица2.Q" style:family="table-column">
      <style:table-column-properties style:column-width="1.012cm" style:rel-column-width="574*"/>
    </style:style>
    <style:style style:name="Таблица2.S" style:family="table-column">
      <style:table-column-properties style:column-width="0.63cm" style:rel-column-width="357*"/>
    </style:style>
    <style:style style:name="Таблица2.T" style:family="table-column">
      <style:table-column-properties style:column-width="2.152cm" style:rel-column-width="1220*"/>
    </style:style>
    <style:style style:name="Таблица2.U" style:family="table-column">
      <style:table-column-properties style:column-width="0.822cm" style:rel-column-width="466*"/>
    </style:style>
    <style:style style:name="Таблица2.V" style:family="table-column">
      <style:table-column-properties style:column-width="1.207cm" style:rel-column-width="684*"/>
    </style:style>
    <style:style style:name="Таблица2.W" style:family="table-column">
      <style:table-column-properties style:column-width="0.508cm" style:rel-column-width="288*"/>
    </style:style>
    <style:style style:name="Таблица2.X" style:family="table-column">
      <style:table-column-properties style:column-width="0.279cm" style:rel-column-width="158*"/>
    </style:style>
    <style:style style:name="Таблица2.Z" style:family="table-column">
      <style:table-column-properties style:column-width="0.296cm" style:rel-column-width="168*"/>
    </style:style>
    <style:style style:name="Таблица2.a" style:family="table-column">
      <style:table-column-properties style:column-width="0.543cm" style:rel-column-width="308*"/>
    </style:style>
    <style:style style:name="Таблица2.b" style:family="table-column">
      <style:table-column-properties style:column-width="0.33cm" style:rel-column-width="187*"/>
    </style:style>
    <style:style style:name="Таблица2.c" style:family="table-column">
      <style:table-column-properties style:column-width="0.7cm" style:rel-column-width="397*"/>
    </style:style>
    <style:style style:name="Таблица2.d" style:family="table-column">
      <style:table-column-properties style:column-width="0.349cm" style:rel-column-width="198*"/>
    </style:style>
    <style:style style:name="Таблица2.e" style:family="table-column">
      <style:table-column-properties style:column-width="0.665cm" style:rel-column-width="377*"/>
    </style:style>
    <style:style style:name="Таблица2.g" style:family="table-column">
      <style:table-column-properties style:column-width="0.908cm" style:rel-column-width="515*"/>
    </style:style>
    <style:style style:name="Таблица2.j" style:family="table-column">
      <style:table-column-properties style:column-width="1.032cm" style:rel-column-width="585*"/>
    </style:style>
    <style:style style:name="Таблица2.l" style:family="table-column">
      <style:table-column-properties style:column-width="0.473cm" style:rel-column-width="268*"/>
    </style:style>
    <style:style style:name="Таблица2.1" style:family="table-row">
      <style:table-row-properties style:row-height="0.499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2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2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2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2.6" style:family="table-row">
      <style:table-row-properties style:row-height="0.513cm" fo:keep-together="always" style:use-optimal-row-height="false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2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2.7" style:family="table-row">
      <style:table-row-properties style:row-height="0.425cm" fo:keep-together="always" style:use-optimal-row-height="false"/>
    </style:style>
    <style:style style:name="Таблица2.K7" style:family="table-cell">
      <style:table-cell-properties fo:padding="0cm" fo:border="0.5pt solid #000000" style:writing-mode="lr-tb"/>
    </style:style>
    <style:style style:name="Таблица2.M7" style:family="table-cell">
      <style:table-cell-properties fo:padding="0cm" fo:border="0.5pt solid #000000" style:writing-mode="lr-tb"/>
    </style:style>
    <style:style style:name="Таблица2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2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2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2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2.K8" style:family="table-cell">
      <style:table-cell-properties fo:padding="0cm" fo:border="0.5pt solid #000000" style:writing-mode="lr-tb"/>
    </style:style>
    <style:style style:name="Таблица2.M8" style:family="table-cell">
      <style:table-cell-properties fo:padding="0cm" fo:border="0.5pt solid #000000" style:writing-mode="lr-tb"/>
    </style:style>
    <style:style style:name="Таблица2.K9" style:family="table-cell">
      <style:table-cell-properties fo:padding="0cm" fo:border="0.5pt solid #000000" style:writing-mode="lr-tb"/>
    </style:style>
    <style:style style:name="Таблица2.M9" style:family="table-cell">
      <style:table-cell-properties fo:padding="0cm" fo:border="0.5pt solid #000000" style:writing-mode="lr-tb"/>
    </style:style>
    <style:style style:name="Таблица2.K10" style:family="table-cell">
      <style:table-cell-properties fo:padding="0cm" fo:border="0.5pt solid #000000" style:writing-mode="lr-tb"/>
    </style:style>
    <style:style style:name="Таблица2.M10" style:family="table-cell">
      <style:table-cell-properties fo:padding="0cm" fo:border="0.5pt solid #000000" style:writing-mode="lr-tb"/>
    </style:style>
    <style:style style:name="Таблица2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2.O10" style:family="table-cell">
      <style:table-cell-properties style:vertical-align="middle" fo:padding="0cm" fo:border="0.5pt solid #000000" style:writing-mode="lr-tb"/>
    </style:style>
    <style:style style:name="Таблица2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2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2.A11" style:family="table-cell">
      <style:table-cell-properties fo:padding="0cm" fo:border="0.5pt solid #000000" style:writing-mode="lr-tb"/>
    </style:style>
    <style:style style:name="Таблица2.D11" style:family="table-cell">
      <style:table-cell-properties fo:padding="0cm" fo:border="0.5pt solid #000000" style:writing-mode="lr-tb"/>
    </style:style>
    <style:style style:name="Таблица2.K11" style:family="table-cell">
      <style:table-cell-properties fo:padding="0cm" fo:border="0.5pt solid #000000" style:writing-mode="lr-tb"/>
    </style:style>
    <style:style style:name="Таблица2.M11" style:family="table-cell">
      <style:table-cell-properties fo:padding="0cm" fo:border="0.5pt solid #000000" style:writing-mode="lr-tb"/>
    </style:style>
    <style:style style:name="Таблица2.12" style:family="table-row">
      <style:table-row-properties style:row-height="0.6cm" fo:keep-together="always" style:use-optimal-row-height="false"/>
    </style:style>
    <style:style style:name="Таблица2.A12" style:family="table-cell">
      <style:table-cell-properties fo:padding="0cm" fo:border="0.5pt solid #000000" style:writing-mode="lr-tb"/>
    </style:style>
    <style:style style:name="Таблица2.f12" style:family="table-cell">
      <style:table-cell-properties fo:padding="0cm" fo:border="0.5pt solid #000000" style:writing-mode="lr-tb"/>
    </style:style>
    <style:style style:name="Таблица2.13" style:family="table-row">
      <style:table-row-properties style:min-row-height="0.582cm" fo:keep-together="always" style:use-optimal-row-height="false"/>
    </style:style>
    <style:style style:name="Таблица2.A13" style:family="table-cell">
      <style:table-cell-properties fo:padding="0cm" fo:border="0.5pt solid #000000" style:writing-mode="lr-tb"/>
    </style:style>
    <style:style style:name="Таблица2.f13" style:family="table-cell">
      <style:table-cell-properties fo:padding="0cm" fo:border="0.5pt solid #000000" style:writing-mode="lr-tb"/>
    </style:style>
    <style:style style:name="Таблица2.14" style:family="table-row">
      <style:table-row-properties style:row-height="0.73cm" fo:keep-together="always" style:use-optimal-row-height="false"/>
    </style:style>
    <style:style style:name="Таблица2.18" style:family="table-row">
      <style:table-row-properties style:row-height="0.85cm" fo:keep-together="always" style:use-optimal-row-height="false"/>
    </style:style>
    <style:style style:name="Таблица2.19" style:family="table-row">
      <style:table-row-properties style:row-height="0.646cm" fo:keep-together="always" style:use-optimal-row-height="false"/>
    </style:style>
    <style:style style:name="Таблица2.20" style:family="table-row">
      <style:table-row-properties style:row-height="0.794cm" fo:keep-together="always" style:use-optimal-row-height="false"/>
    </style:style>
    <style:style style:name="Таблица2.31" style:family="table-row">
      <style:table-row-properties style:row-height="0.9cm" fo:keep-together="always" style:use-optimal-row-height="false"/>
    </style:style>
    <style:style style:name="Таблица2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2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7" style:family="table">
      <style:table-properties style:width="28.51cm" fo:margin-left="0.191cm" table:align="left"/>
    </style:style>
    <style:style style:name="Таблица7.A" style:family="table-column">
      <style:table-column-properties style:column-width="1.483cm"/>
    </style:style>
    <style:style style:name="Таблица7.B" style:family="table-column">
      <style:table-column-properties style:column-width="0.258cm"/>
    </style:style>
    <style:style style:name="Таблица7.C" style:family="table-column">
      <style:table-column-properties style:column-width="0.076cm"/>
    </style:style>
    <style:style style:name="Таблица7.D" style:family="table-column">
      <style:table-column-properties style:column-width="1.051cm"/>
    </style:style>
    <style:style style:name="Таблица7.E" style:family="table-column">
      <style:table-column-properties style:column-width="1.032cm"/>
    </style:style>
    <style:style style:name="Таблица7.F" style:family="table-column">
      <style:table-column-properties style:column-width="1.988cm"/>
    </style:style>
    <style:style style:name="Таблица7.G" style:family="table-column">
      <style:table-column-properties style:column-width="0.111cm"/>
    </style:style>
    <style:style style:name="Таблица7.H" style:family="table-column">
      <style:table-column-properties style:column-width="0.272cm"/>
    </style:style>
    <style:style style:name="Таблица7.I" style:family="table-column">
      <style:table-column-properties style:column-width="1.335cm"/>
    </style:style>
    <style:style style:name="Таблица7.J" style:family="table-column">
      <style:table-column-properties style:column-width="0.764cm"/>
    </style:style>
    <style:style style:name="Таблица7.K" style:family="table-column">
      <style:table-column-properties style:column-width="1.528cm"/>
    </style:style>
    <style:style style:name="Таблица7.L" style:family="table-column">
      <style:table-column-properties style:column-width="0.376cm"/>
    </style:style>
    <style:style style:name="Таблица7.M" style:family="table-column">
      <style:table-column-properties style:column-width="0.656cm"/>
    </style:style>
    <style:style style:name="Таблица7.N" style:family="table-column">
      <style:table-column-properties style:column-width="0.885cm"/>
    </style:style>
    <style:style style:name="Таблица7.O" style:family="table-column">
      <style:table-column-properties style:column-width="0.185cm"/>
    </style:style>
    <style:style style:name="Таблица7.P" style:family="table-column">
      <style:table-column-properties style:column-width="0.609cm"/>
    </style:style>
    <style:style style:name="Таблица7.Q" style:family="table-column">
      <style:table-column-properties style:column-width="1.755cm"/>
    </style:style>
    <style:style style:name="Таблица7.R" style:family="table-column">
      <style:table-column-properties style:column-width="0.512cm"/>
    </style:style>
    <style:style style:name="Таблица7.S" style:family="table-column">
      <style:table-column-properties style:column-width="1.55cm"/>
    </style:style>
    <style:style style:name="Таблица7.T" style:family="table-column">
      <style:table-column-properties style:column-width="0.42cm"/>
    </style:style>
    <style:style style:name="Таблица7.U" style:family="table-column">
      <style:table-column-properties style:column-width="1.081cm"/>
    </style:style>
    <style:style style:name="Таблица7.V" style:family="table-column">
      <style:table-column-properties style:column-width="0.065cm"/>
    </style:style>
    <style:style style:name="Таблица7.W" style:family="table-column">
      <style:table-column-properties style:column-width="2.535cm"/>
    </style:style>
    <style:style style:name="Таблица7.X" style:family="table-column">
      <style:table-column-properties style:column-width="0.051cm"/>
    </style:style>
    <style:style style:name="Таблица7.Y" style:family="table-column">
      <style:table-column-properties style:column-width="1.464cm"/>
    </style:style>
    <style:style style:name="Таблица7.Z" style:family="table-column">
      <style:table-column-properties style:column-width="0.268cm"/>
    </style:style>
    <style:style style:name="Таблица7.a" style:family="table-column">
      <style:table-column-properties style:column-width="0.183cm"/>
    </style:style>
    <style:style style:name="Таблица7.b" style:family="table-column">
      <style:table-column-properties style:column-width="1.385cm"/>
    </style:style>
    <style:style style:name="Таблица7.c" style:family="table-column">
      <style:table-column-properties style:column-width="0.785cm"/>
    </style:style>
    <style:style style:name="Таблица7.d" style:family="table-column">
      <style:table-column-properties style:column-width="1.577cm"/>
    </style:style>
    <style:style style:name="Таблица7.f" style:family="table-column">
      <style:table-column-properties style:column-width="0.473cm"/>
    </style:style>
    <style:style style:name="Таблица7.g" style:family="table-column">
      <style:table-column-properties style:column-width="1.526cm"/>
    </style:style>
    <style:style style:name="Таблица7.1" style:family="table-row">
      <style:table-row-properties style:row-height="0.459cm" fo:keep-together="always" style:use-optimal-row-height="false"/>
    </style:style>
    <style:style style:name="Таблица7.A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H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J1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O1" style:family="table-cell">
      <style:table-cell-properties fo:padding-left="0.191cm" fo:padding-right="0.191cm" fo:padding-top="0cm" fo:padding-bottom="0cm" fo:border="none" style:writing-mode="lr-tb"/>
    </style:style>
    <style:style style:name="Таблица7.4" style:family="table-row">
      <style:table-row-properties style:row-height="0.852cm" fo:keep-together="always" style:use-optimal-row-height="false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7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R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7.T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W5" style:family="table-cell">
      <style:table-cell-properties style:vertical-align="middle" fo:padding="0.191cm" fo:border-left="1pt solid #000000" fo:border-right="0.5pt solid #000000" fo:border-top="1pt solid #000000" fo:border-bottom="1pt solid #000000" style:writing-mode="lr-tb"/>
    </style:style>
    <style:style style:name="Таблица7.c5" style:family="table-cell">
      <style:table-cell-properties style:vertical-align="middle" fo:padding="0.191cm" fo:border-left="0.5pt solid #000000" fo:border-right="1pt solid #000000" fo:border-top="1pt solid #000000" fo:border-bottom="1pt solid #000000" style:writing-mode="lr-tb"/>
    </style:style>
    <style:style style:name="Таблица7.T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T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Таблица7.8" style:family="table-row">
      <style:table-row-properties style:row-height="1cm" fo:keep-together="always" style:use-optimal-row-height="false"/>
    </style:style>
    <style:style style:name="Таблица7.9" style:family="table-row">
      <style:table-row-properties style:min-row-height="1.801cm" fo:keep-together="always" style:use-optimal-row-height="false"/>
    </style:style>
    <style:style style:name="Таблица7.G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10" style:family="table-row">
      <style:table-row-properties style:row-height="0.766cm" fo:keep-together="always" style:use-optimal-row-height="false"/>
    </style:style>
    <style:style style:name="Таблица7.G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1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G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G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M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S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V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Y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b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d22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23" style:family="table-row">
      <style:table-row-properties style:row-height="1.337cm" fo:keep-together="always" style:use-optimal-row-height="false"/>
    </style:style>
    <style:style style:name="Таблица7.24" style:family="table-row">
      <style:table-row-properties style:row-height="0.9cm" fo:keep-together="always" style:use-optimal-row-height="false"/>
    </style:style>
    <style:style style:name="Таблица7.B24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e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" style:family="table">
      <style:table-properties style:width="20.255cm" fo:margin-left="-0.31cm" table:align="left"/>
    </style:style>
    <style:style style:name="Таблица14.A" style:family="table-column">
      <style:table-column-properties style:column-width="2.401cm"/>
    </style:style>
    <style:style style:name="Таблица14.B" style:family="table-column">
      <style:table-column-properties style:column-width="1.199cm"/>
    </style:style>
    <style:style style:name="Таблица14.C" style:family="table-column">
      <style:table-column-properties style:column-width="1cm"/>
    </style:style>
    <style:style style:name="Таблица14.D" style:family="table-column">
      <style:table-column-properties style:column-width="1.9cm"/>
    </style:style>
    <style:style style:name="Таблица14.E" style:family="table-column">
      <style:table-column-properties style:column-width="2.002cm"/>
    </style:style>
    <style:style style:name="Таблица14.F" style:family="table-column">
      <style:table-column-properties style:column-width="0.799cm"/>
    </style:style>
    <style:style style:name="Таблица14.G" style:family="table-column">
      <style:table-column-properties style:column-width="0.85cm"/>
    </style:style>
    <style:style style:name="Таблица14.H" style:family="table-column">
      <style:table-column-properties style:column-width="0.951cm"/>
    </style:style>
    <style:style style:name="Таблица14.I" style:family="table-column">
      <style:table-column-properties style:column-width="3.401cm"/>
    </style:style>
    <style:style style:name="Таблица14.J" style:family="table-column">
      <style:table-column-properties style:column-width="0.6cm"/>
    </style:style>
    <style:style style:name="Таблица14.K" style:family="table-column">
      <style:table-column-properties style:column-width="0.901cm"/>
    </style:style>
    <style:style style:name="Таблица14.M" style:family="table-column">
      <style:table-column-properties style:column-width="2.201cm"/>
    </style:style>
    <style:style style:name="Таблица14.N" style:family="table-column">
      <style:table-column-properties style:column-width="1.251cm"/>
    </style:style>
    <style:style style:name="Таблица14.1" style:family="table-row">
      <style:table-row-properties style:row-height="0.758cm" fo:keep-together="always" style:use-optimal-row-height="false"/>
    </style:style>
    <style:style style:name="Таблица14.A1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14.B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Таблица14.J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B2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4.H2" style:family="table-cell">
      <style:table-cell-properties style:vertical-align="middle" fo:padding-left="0.191cm" fo:padding-right="0.191cm" fo:padding-top="0cm" fo:padding-bottom="0cm" fo:border-left="1pt solid #000000" fo:border-right="0.5pt solid #000000" fo:border-top="1pt solid #000000" fo:border-bottom="1pt solid #000000" style:writing-mode="lr-tb"/>
    </style:style>
    <style:style style:name="Таблица14.L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14.K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K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none" style:writing-mode="lr-tb"/>
    </style:style>
    <style:style style:name="Таблица14.M4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B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C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E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G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I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K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M21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4.22" style:family="table-row">
      <style:table-row-properties style:row-height="0.776cm" fo:keep-together="always" style:use-optimal-row-height="false"/>
    </style:style>
    <style:style style:name="Таблица14.B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14.D22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3" style:family="table" style:master-page-name="MP1">
      <style:table-properties style:width="28.261cm" fo:margin-left="0.303cm" fo:margin-right="0.436cm" style:page-number="auto" fo:break-before="page" table:align="margins"/>
    </style:style>
    <style:style style:name="Таблица3.A" style:family="table-column">
      <style:table-column-properties style:column-width="1.118cm" style:rel-column-width="634*"/>
    </style:style>
    <style:style style:name="Таблица3.B" style:family="table-column">
      <style:table-column-properties style:column-width="0.542cm" style:rel-column-width="307*"/>
    </style:style>
    <style:style style:name="Таблица3.C" style:family="table-column">
      <style:table-column-properties style:column-width="0.455cm" style:rel-column-width="258*"/>
    </style:style>
    <style:style style:name="Таблица3.D" style:family="table-column">
      <style:table-column-properties style:column-width="0.157cm" style:rel-column-width="89*"/>
    </style:style>
    <style:style style:name="Таблица3.E" style:family="table-column">
      <style:table-column-properties style:column-width="0.963cm" style:rel-column-width="546*"/>
    </style:style>
    <style:style style:name="Таблица3.F" style:family="table-column">
      <style:table-column-properties style:column-width="0.647cm" style:rel-column-width="367*"/>
    </style:style>
    <style:style style:name="Таблица3.G" style:family="table-column">
      <style:table-column-properties style:column-width="0.402cm" style:rel-column-width="228*"/>
    </style:style>
    <style:style style:name="Таблица3.H" style:family="table-column">
      <style:table-column-properties style:column-width="1.51cm" style:rel-column-width="856*"/>
    </style:style>
    <style:style style:name="Таблица3.I" style:family="table-column">
      <style:table-column-properties style:column-width="0.169cm" style:rel-column-width="96*"/>
    </style:style>
    <style:style style:name="Таблица3.J" style:family="table-column">
      <style:table-column-properties style:column-width="0.122cm" style:rel-column-width="69*"/>
    </style:style>
    <style:style style:name="Таблица3.K" style:family="table-column">
      <style:table-column-properties style:column-width="1.452cm" style:rel-column-width="823*"/>
    </style:style>
    <style:style style:name="Таблица3.L" style:family="table-column">
      <style:table-column-properties style:column-width="0.699cm" style:rel-column-width="396*"/>
    </style:style>
    <style:style style:name="Таблица3.M" style:family="table-column">
      <style:table-column-properties style:column-width="1.416cm" style:rel-column-width="803*"/>
    </style:style>
    <style:style style:name="Таблица3.N" style:family="table-column">
      <style:table-column-properties style:column-width="1.208cm" style:rel-column-width="685*"/>
    </style:style>
    <style:style style:name="Таблица3.O" style:family="table-column">
      <style:table-column-properties style:column-width="0.734cm" style:rel-column-width="416*"/>
    </style:style>
    <style:style style:name="Таблица3.P" style:family="table-column">
      <style:table-column-properties style:column-width="0.736cm" style:rel-column-width="417*"/>
    </style:style>
    <style:style style:name="Таблица3.Q" style:family="table-column">
      <style:table-column-properties style:column-width="1.012cm" style:rel-column-width="574*"/>
    </style:style>
    <style:style style:name="Таблица3.S" style:family="table-column">
      <style:table-column-properties style:column-width="0.63cm" style:rel-column-width="357*"/>
    </style:style>
    <style:style style:name="Таблица3.T" style:family="table-column">
      <style:table-column-properties style:column-width="2.152cm" style:rel-column-width="1220*"/>
    </style:style>
    <style:style style:name="Таблица3.U" style:family="table-column">
      <style:table-column-properties style:column-width="0.822cm" style:rel-column-width="466*"/>
    </style:style>
    <style:style style:name="Таблица3.V" style:family="table-column">
      <style:table-column-properties style:column-width="1.207cm" style:rel-column-width="684*"/>
    </style:style>
    <style:style style:name="Таблица3.W" style:family="table-column">
      <style:table-column-properties style:column-width="0.508cm" style:rel-column-width="288*"/>
    </style:style>
    <style:style style:name="Таблица3.X" style:family="table-column">
      <style:table-column-properties style:column-width="0.279cm" style:rel-column-width="158*"/>
    </style:style>
    <style:style style:name="Таблица3.Z" style:family="table-column">
      <style:table-column-properties style:column-width="0.296cm" style:rel-column-width="168*"/>
    </style:style>
    <style:style style:name="Таблица3.a" style:family="table-column">
      <style:table-column-properties style:column-width="0.543cm" style:rel-column-width="308*"/>
    </style:style>
    <style:style style:name="Таблица3.b" style:family="table-column">
      <style:table-column-properties style:column-width="0.33cm" style:rel-column-width="187*"/>
    </style:style>
    <style:style style:name="Таблица3.c" style:family="table-column">
      <style:table-column-properties style:column-width="0.7cm" style:rel-column-width="397*"/>
    </style:style>
    <style:style style:name="Таблица3.d" style:family="table-column">
      <style:table-column-properties style:column-width="0.349cm" style:rel-column-width="198*"/>
    </style:style>
    <style:style style:name="Таблица3.e" style:family="table-column">
      <style:table-column-properties style:column-width="0.665cm" style:rel-column-width="377*"/>
    </style:style>
    <style:style style:name="Таблица3.g" style:family="table-column">
      <style:table-column-properties style:column-width="0.908cm" style:rel-column-width="515*"/>
    </style:style>
    <style:style style:name="Таблица3.j" style:family="table-column">
      <style:table-column-properties style:column-width="1.032cm" style:rel-column-width="585*"/>
    </style:style>
    <style:style style:name="Таблица3.l" style:family="table-column">
      <style:table-column-properties style:column-width="0.473cm" style:rel-column-width="268*"/>
    </style:style>
    <style:style style:name="Таблица3.1" style:family="table-row">
      <style:table-row-properties style:row-height="0.499cm" fo:keep-together="always" style:use-optimal-row-height="false"/>
    </style:style>
    <style:style style:name="Таблица3.A1" style:family="table-cell">
      <style:table-cell-properties fo:padding="0cm" fo:border="none" style:writing-mode="lr-tb"/>
    </style:style>
    <style:style style:name="Таблица3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3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3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3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3.6" style:family="table-row">
      <style:table-row-properties style:row-height="0.513cm" fo:keep-together="always" style:use-optimal-row-height="false"/>
    </style:style>
    <style:style style:name="Таблица3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3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3.7" style:family="table-row">
      <style:table-row-properties style:row-height="0.425cm" fo:keep-together="always" style:use-optimal-row-height="false"/>
    </style:style>
    <style:style style:name="Таблица3.K7" style:family="table-cell">
      <style:table-cell-properties fo:padding="0cm" fo:border="0.5pt solid #000000" style:writing-mode="lr-tb"/>
    </style:style>
    <style:style style:name="Таблица3.M7" style:family="table-cell">
      <style:table-cell-properties fo:padding="0cm" fo:border="0.5pt solid #000000" style:writing-mode="lr-tb"/>
    </style:style>
    <style:style style:name="Таблица3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3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3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3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3.K8" style:family="table-cell">
      <style:table-cell-properties fo:padding="0cm" fo:border="0.5pt solid #000000" style:writing-mode="lr-tb"/>
    </style:style>
    <style:style style:name="Таблица3.M8" style:family="table-cell">
      <style:table-cell-properties fo:padding="0cm" fo:border="0.5pt solid #000000" style:writing-mode="lr-tb"/>
    </style:style>
    <style:style style:name="Таблица3.K9" style:family="table-cell">
      <style:table-cell-properties fo:padding="0cm" fo:border="0.5pt solid #000000" style:writing-mode="lr-tb"/>
    </style:style>
    <style:style style:name="Таблица3.M9" style:family="table-cell">
      <style:table-cell-properties fo:padding="0cm" fo:border="0.5pt solid #000000" style:writing-mode="lr-tb"/>
    </style:style>
    <style:style style:name="Таблица3.K10" style:family="table-cell">
      <style:table-cell-properties fo:padding="0cm" fo:border="0.5pt solid #000000" style:writing-mode="lr-tb"/>
    </style:style>
    <style:style style:name="Таблица3.M10" style:family="table-cell">
      <style:table-cell-properties fo:padding="0cm" fo:border="0.5pt solid #000000" style:writing-mode="lr-tb"/>
    </style:style>
    <style:style style:name="Таблица3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3.O10" style:family="table-cell">
      <style:table-cell-properties style:vertical-align="middle" fo:padding="0cm" fo:border="0.5pt solid #000000" style:writing-mode="lr-tb"/>
    </style:style>
    <style:style style:name="Таблица3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3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3.A11" style:family="table-cell">
      <style:table-cell-properties fo:padding="0cm" fo:border="0.5pt solid #000000" style:writing-mode="lr-tb"/>
    </style:style>
    <style:style style:name="Таблица3.D11" style:family="table-cell">
      <style:table-cell-properties fo:padding="0cm" fo:border="0.5pt solid #000000" style:writing-mode="lr-tb"/>
    </style:style>
    <style:style style:name="Таблица3.K11" style:family="table-cell">
      <style:table-cell-properties fo:padding="0cm" fo:border="0.5pt solid #000000" style:writing-mode="lr-tb"/>
    </style:style>
    <style:style style:name="Таблица3.M11" style:family="table-cell">
      <style:table-cell-properties fo:padding="0cm" fo:border="0.5pt solid #000000" style:writing-mode="lr-tb"/>
    </style:style>
    <style:style style:name="Таблица3.12" style:family="table-row">
      <style:table-row-properties style:row-height="0.6cm" fo:keep-together="always" style:use-optimal-row-height="false"/>
    </style:style>
    <style:style style:name="Таблица3.A12" style:family="table-cell">
      <style:table-cell-properties fo:padding="0cm" fo:border="0.5pt solid #000000" style:writing-mode="lr-tb"/>
    </style:style>
    <style:style style:name="Таблица3.f12" style:family="table-cell">
      <style:table-cell-properties fo:padding="0cm" fo:border="0.5pt solid #000000" style:writing-mode="lr-tb"/>
    </style:style>
    <style:style style:name="Таблица3.13" style:family="table-row">
      <style:table-row-properties style:min-row-height="0.582cm" fo:keep-together="always" style:use-optimal-row-height="false"/>
    </style:style>
    <style:style style:name="Таблица3.A13" style:family="table-cell">
      <style:table-cell-properties fo:padding="0cm" fo:border="0.5pt solid #000000" style:writing-mode="lr-tb"/>
    </style:style>
    <style:style style:name="Таблица3.f13" style:family="table-cell">
      <style:table-cell-properties fo:padding="0cm" fo:border="0.5pt solid #000000" style:writing-mode="lr-tb"/>
    </style:style>
    <style:style style:name="Таблица3.14" style:family="table-row">
      <style:table-row-properties style:row-height="0.73cm" fo:keep-together="always" style:use-optimal-row-height="false"/>
    </style:style>
    <style:style style:name="Таблица3.19" style:family="table-row">
      <style:table-row-properties style:row-height="0.646cm" fo:keep-together="always" style:use-optimal-row-height="false"/>
    </style:style>
    <style:style style:name="Таблица3.20" style:family="table-row">
      <style:table-row-properties style:row-height="0.794cm" fo:keep-together="always" style:use-optimal-row-height="false"/>
    </style:style>
    <style:style style:name="Таблица3.31" style:family="table-row">
      <style:table-row-properties style:row-height="0.9cm" fo:keep-together="always" style:use-optimal-row-height="false"/>
    </style:style>
    <style:style style:name="Таблица3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3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4" style:family="table" style:master-page-name="MP1">
      <style:table-properties style:width="28.261cm" fo:margin-left="0.303cm" fo:margin-right="0.436cm" style:page-number="auto" fo:break-before="page" table:align="margins"/>
    </style:style>
    <style:style style:name="Таблица4.A" style:family="table-column">
      <style:table-column-properties style:column-width="1.118cm" style:rel-column-width="634*"/>
    </style:style>
    <style:style style:name="Таблица4.B" style:family="table-column">
      <style:table-column-properties style:column-width="0.542cm" style:rel-column-width="307*"/>
    </style:style>
    <style:style style:name="Таблица4.C" style:family="table-column">
      <style:table-column-properties style:column-width="0.455cm" style:rel-column-width="258*"/>
    </style:style>
    <style:style style:name="Таблица4.D" style:family="table-column">
      <style:table-column-properties style:column-width="0.157cm" style:rel-column-width="89*"/>
    </style:style>
    <style:style style:name="Таблица4.E" style:family="table-column">
      <style:table-column-properties style:column-width="0.963cm" style:rel-column-width="546*"/>
    </style:style>
    <style:style style:name="Таблица4.F" style:family="table-column">
      <style:table-column-properties style:column-width="0.647cm" style:rel-column-width="367*"/>
    </style:style>
    <style:style style:name="Таблица4.G" style:family="table-column">
      <style:table-column-properties style:column-width="0.402cm" style:rel-column-width="228*"/>
    </style:style>
    <style:style style:name="Таблица4.H" style:family="table-column">
      <style:table-column-properties style:column-width="1.51cm" style:rel-column-width="856*"/>
    </style:style>
    <style:style style:name="Таблица4.I" style:family="table-column">
      <style:table-column-properties style:column-width="0.169cm" style:rel-column-width="96*"/>
    </style:style>
    <style:style style:name="Таблица4.J" style:family="table-column">
      <style:table-column-properties style:column-width="0.122cm" style:rel-column-width="69*"/>
    </style:style>
    <style:style style:name="Таблица4.K" style:family="table-column">
      <style:table-column-properties style:column-width="1.452cm" style:rel-column-width="823*"/>
    </style:style>
    <style:style style:name="Таблица4.L" style:family="table-column">
      <style:table-column-properties style:column-width="0.699cm" style:rel-column-width="396*"/>
    </style:style>
    <style:style style:name="Таблица4.M" style:family="table-column">
      <style:table-column-properties style:column-width="1.416cm" style:rel-column-width="803*"/>
    </style:style>
    <style:style style:name="Таблица4.N" style:family="table-column">
      <style:table-column-properties style:column-width="1.208cm" style:rel-column-width="685*"/>
    </style:style>
    <style:style style:name="Таблица4.O" style:family="table-column">
      <style:table-column-properties style:column-width="0.734cm" style:rel-column-width="416*"/>
    </style:style>
    <style:style style:name="Таблица4.P" style:family="table-column">
      <style:table-column-properties style:column-width="0.736cm" style:rel-column-width="417*"/>
    </style:style>
    <style:style style:name="Таблица4.Q" style:family="table-column">
      <style:table-column-properties style:column-width="1.012cm" style:rel-column-width="574*"/>
    </style:style>
    <style:style style:name="Таблица4.S" style:family="table-column">
      <style:table-column-properties style:column-width="0.63cm" style:rel-column-width="357*"/>
    </style:style>
    <style:style style:name="Таблица4.T" style:family="table-column">
      <style:table-column-properties style:column-width="2.152cm" style:rel-column-width="1220*"/>
    </style:style>
    <style:style style:name="Таблица4.U" style:family="table-column">
      <style:table-column-properties style:column-width="0.822cm" style:rel-column-width="466*"/>
    </style:style>
    <style:style style:name="Таблица4.V" style:family="table-column">
      <style:table-column-properties style:column-width="1.207cm" style:rel-column-width="684*"/>
    </style:style>
    <style:style style:name="Таблица4.W" style:family="table-column">
      <style:table-column-properties style:column-width="0.508cm" style:rel-column-width="288*"/>
    </style:style>
    <style:style style:name="Таблица4.X" style:family="table-column">
      <style:table-column-properties style:column-width="0.279cm" style:rel-column-width="158*"/>
    </style:style>
    <style:style style:name="Таблица4.Z" style:family="table-column">
      <style:table-column-properties style:column-width="0.296cm" style:rel-column-width="168*"/>
    </style:style>
    <style:style style:name="Таблица4.a" style:family="table-column">
      <style:table-column-properties style:column-width="0.543cm" style:rel-column-width="308*"/>
    </style:style>
    <style:style style:name="Таблица4.b" style:family="table-column">
      <style:table-column-properties style:column-width="0.33cm" style:rel-column-width="187*"/>
    </style:style>
    <style:style style:name="Таблица4.c" style:family="table-column">
      <style:table-column-properties style:column-width="0.7cm" style:rel-column-width="397*"/>
    </style:style>
    <style:style style:name="Таблица4.d" style:family="table-column">
      <style:table-column-properties style:column-width="0.349cm" style:rel-column-width="198*"/>
    </style:style>
    <style:style style:name="Таблица4.e" style:family="table-column">
      <style:table-column-properties style:column-width="0.665cm" style:rel-column-width="377*"/>
    </style:style>
    <style:style style:name="Таблица4.g" style:family="table-column">
      <style:table-column-properties style:column-width="0.908cm" style:rel-column-width="515*"/>
    </style:style>
    <style:style style:name="Таблица4.j" style:family="table-column">
      <style:table-column-properties style:column-width="1.032cm" style:rel-column-width="585*"/>
    </style:style>
    <style:style style:name="Таблица4.l" style:family="table-column">
      <style:table-column-properties style:column-width="0.473cm" style:rel-column-width="268*"/>
    </style:style>
    <style:style style:name="Таблица4.1" style:family="table-row">
      <style:table-row-properties style:row-height="0.499cm" fo:keep-together="always" style:use-optimal-row-height="false"/>
    </style:style>
    <style:style style:name="Таблица4.A1" style:family="table-cell">
      <style:table-cell-properties fo:padding="0cm" fo:border="none" style:writing-mode="lr-tb"/>
    </style:style>
    <style:style style:name="Таблица4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4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4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4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4.6" style:family="table-row">
      <style:table-row-properties style:row-height="0.513cm" fo:keep-together="always" style:use-optimal-row-height="false"/>
    </style:style>
    <style:style style:name="Таблица4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4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4.7" style:family="table-row">
      <style:table-row-properties style:row-height="0.425cm" fo:keep-together="always" style:use-optimal-row-height="false"/>
    </style:style>
    <style:style style:name="Таблица4.K7" style:family="table-cell">
      <style:table-cell-properties fo:padding="0cm" fo:border="0.5pt solid #000000" style:writing-mode="lr-tb"/>
    </style:style>
    <style:style style:name="Таблица4.M7" style:family="table-cell">
      <style:table-cell-properties fo:padding="0cm" fo:border="0.5pt solid #000000" style:writing-mode="lr-tb"/>
    </style:style>
    <style:style style:name="Таблица4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4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4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4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4.K8" style:family="table-cell">
      <style:table-cell-properties fo:padding="0cm" fo:border="0.5pt solid #000000" style:writing-mode="lr-tb"/>
    </style:style>
    <style:style style:name="Таблица4.M8" style:family="table-cell">
      <style:table-cell-properties fo:padding="0cm" fo:border="0.5pt solid #000000" style:writing-mode="lr-tb"/>
    </style:style>
    <style:style style:name="Таблица4.K9" style:family="table-cell">
      <style:table-cell-properties fo:padding="0cm" fo:border="0.5pt solid #000000" style:writing-mode="lr-tb"/>
    </style:style>
    <style:style style:name="Таблица4.M9" style:family="table-cell">
      <style:table-cell-properties fo:padding="0cm" fo:border="0.5pt solid #000000" style:writing-mode="lr-tb"/>
    </style:style>
    <style:style style:name="Таблица4.K10" style:family="table-cell">
      <style:table-cell-properties fo:padding="0cm" fo:border="0.5pt solid #000000" style:writing-mode="lr-tb"/>
    </style:style>
    <style:style style:name="Таблица4.M10" style:family="table-cell">
      <style:table-cell-properties fo:padding="0cm" fo:border="0.5pt solid #000000" style:writing-mode="lr-tb"/>
    </style:style>
    <style:style style:name="Таблица4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4.O10" style:family="table-cell">
      <style:table-cell-properties style:vertical-align="middle" fo:padding="0cm" fo:border="0.5pt solid #000000" style:writing-mode="lr-tb"/>
    </style:style>
    <style:style style:name="Таблица4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4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4.A11" style:family="table-cell">
      <style:table-cell-properties fo:padding="0cm" fo:border="0.5pt solid #000000" style:writing-mode="lr-tb"/>
    </style:style>
    <style:style style:name="Таблица4.D11" style:family="table-cell">
      <style:table-cell-properties fo:padding="0cm" fo:border="0.5pt solid #000000" style:writing-mode="lr-tb"/>
    </style:style>
    <style:style style:name="Таблица4.K11" style:family="table-cell">
      <style:table-cell-properties fo:padding="0cm" fo:border="0.5pt solid #000000" style:writing-mode="lr-tb"/>
    </style:style>
    <style:style style:name="Таблица4.M11" style:family="table-cell">
      <style:table-cell-properties fo:padding="0cm" fo:border="0.5pt solid #000000" style:writing-mode="lr-tb"/>
    </style:style>
    <style:style style:name="Таблица4.12" style:family="table-row">
      <style:table-row-properties style:row-height="0.6cm" fo:keep-together="always" style:use-optimal-row-height="false"/>
    </style:style>
    <style:style style:name="Таблица4.A12" style:family="table-cell">
      <style:table-cell-properties fo:padding="0cm" fo:border="0.5pt solid #000000" style:writing-mode="lr-tb"/>
    </style:style>
    <style:style style:name="Таблица4.f12" style:family="table-cell">
      <style:table-cell-properties fo:padding="0cm" fo:border="0.5pt solid #000000" style:writing-mode="lr-tb"/>
    </style:style>
    <style:style style:name="Таблица4.13" style:family="table-row">
      <style:table-row-properties style:min-row-height="0.582cm" fo:keep-together="always" style:use-optimal-row-height="false"/>
    </style:style>
    <style:style style:name="Таблица4.A13" style:family="table-cell">
      <style:table-cell-properties fo:padding="0cm" fo:border="0.5pt solid #000000" style:writing-mode="lr-tb"/>
    </style:style>
    <style:style style:name="Таблица4.f13" style:family="table-cell">
      <style:table-cell-properties fo:padding="0cm" fo:border="0.5pt solid #000000" style:writing-mode="lr-tb"/>
    </style:style>
    <style:style style:name="Таблица4.14" style:family="table-row">
      <style:table-row-properties style:row-height="0.73cm" fo:keep-together="always" style:use-optimal-row-height="false"/>
    </style:style>
    <style:style style:name="Таблица4.19" style:family="table-row">
      <style:table-row-properties style:row-height="0.646cm" fo:keep-together="always" style:use-optimal-row-height="false"/>
    </style:style>
    <style:style style:name="Таблица4.20" style:family="table-row">
      <style:table-row-properties style:row-height="0.794cm" fo:keep-together="always" style:use-optimal-row-height="false"/>
    </style:style>
    <style:style style:name="Таблица4.31" style:family="table-row">
      <style:table-row-properties style:row-height="0.9cm" fo:keep-together="always" style:use-optimal-row-height="false"/>
    </style:style>
    <style:style style:name="Таблица4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4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5" style:family="table" style:master-page-name="MP1">
      <style:table-properties style:width="28.377cm" fo:margin-left="0.303cm" fo:margin-right="0.319cm" style:page-number="auto" table:align="margins"/>
    </style:style>
    <style:style style:name="Таблица5.A" style:family="table-column">
      <style:table-column-properties style:column-width="1.118cm" style:rel-column-width="634*"/>
    </style:style>
    <style:style style:name="Таблица5.B" style:family="table-column">
      <style:table-column-properties style:column-width="0.542cm" style:rel-column-width="307*"/>
    </style:style>
    <style:style style:name="Таблица5.C" style:family="table-column">
      <style:table-column-properties style:column-width="0.455cm" style:rel-column-width="258*"/>
    </style:style>
    <style:style style:name="Таблица5.D" style:family="table-column">
      <style:table-column-properties style:column-width="0.157cm" style:rel-column-width="89*"/>
    </style:style>
    <style:style style:name="Таблица5.E" style:family="table-column">
      <style:table-column-properties style:column-width="0.963cm" style:rel-column-width="546*"/>
    </style:style>
    <style:style style:name="Таблица5.F" style:family="table-column">
      <style:table-column-properties style:column-width="0.647cm" style:rel-column-width="367*"/>
    </style:style>
    <style:style style:name="Таблица5.G" style:family="table-column">
      <style:table-column-properties style:column-width="0.402cm" style:rel-column-width="228*"/>
    </style:style>
    <style:style style:name="Таблица5.H" style:family="table-column">
      <style:table-column-properties style:column-width="1.51cm" style:rel-column-width="856*"/>
    </style:style>
    <style:style style:name="Таблица5.I" style:family="table-column">
      <style:table-column-properties style:column-width="0.169cm" style:rel-column-width="96*"/>
    </style:style>
    <style:style style:name="Таблица5.J" style:family="table-column">
      <style:table-column-properties style:column-width="0.122cm" style:rel-column-width="69*"/>
    </style:style>
    <style:style style:name="Таблица5.K" style:family="table-column">
      <style:table-column-properties style:column-width="1.452cm" style:rel-column-width="823*"/>
    </style:style>
    <style:style style:name="Таблица5.L" style:family="table-column">
      <style:table-column-properties style:column-width="0.699cm" style:rel-column-width="396*"/>
    </style:style>
    <style:style style:name="Таблица5.M" style:family="table-column">
      <style:table-column-properties style:column-width="1.416cm" style:rel-column-width="803*"/>
    </style:style>
    <style:style style:name="Таблица5.N" style:family="table-column">
      <style:table-column-properties style:column-width="1.208cm" style:rel-column-width="685*"/>
    </style:style>
    <style:style style:name="Таблица5.O" style:family="table-column">
      <style:table-column-properties style:column-width="0.734cm" style:rel-column-width="416*"/>
    </style:style>
    <style:style style:name="Таблица5.P" style:family="table-column">
      <style:table-column-properties style:column-width="0.736cm" style:rel-column-width="417*"/>
    </style:style>
    <style:style style:name="Таблица5.Q" style:family="table-column">
      <style:table-column-properties style:column-width="1.012cm" style:rel-column-width="574*"/>
    </style:style>
    <style:style style:name="Таблица5.S" style:family="table-column">
      <style:table-column-properties style:column-width="0.63cm" style:rel-column-width="357*"/>
    </style:style>
    <style:style style:name="Таблица5.T" style:family="table-column">
      <style:table-column-properties style:column-width="2.152cm" style:rel-column-width="1220*"/>
    </style:style>
    <style:style style:name="Таблица5.U" style:family="table-column">
      <style:table-column-properties style:column-width="0.822cm" style:rel-column-width="466*"/>
    </style:style>
    <style:style style:name="Таблица5.V" style:family="table-column">
      <style:table-column-properties style:column-width="1.207cm" style:rel-column-width="684*"/>
    </style:style>
    <style:style style:name="Таблица5.W" style:family="table-column">
      <style:table-column-properties style:column-width="0.508cm" style:rel-column-width="288*"/>
    </style:style>
    <style:style style:name="Таблица5.X" style:family="table-column">
      <style:table-column-properties style:column-width="0.279cm" style:rel-column-width="158*"/>
    </style:style>
    <style:style style:name="Таблица5.Z" style:family="table-column">
      <style:table-column-properties style:column-width="0.296cm" style:rel-column-width="168*"/>
    </style:style>
    <style:style style:name="Таблица5.a" style:family="table-column">
      <style:table-column-properties style:column-width="0.543cm" style:rel-column-width="308*"/>
    </style:style>
    <style:style style:name="Таблица5.b" style:family="table-column">
      <style:table-column-properties style:column-width="0.33cm" style:rel-column-width="187*"/>
    </style:style>
    <style:style style:name="Таблица5.c" style:family="table-column">
      <style:table-column-properties style:column-width="0.7cm" style:rel-column-width="397*"/>
    </style:style>
    <style:style style:name="Таблица5.d" style:family="table-column">
      <style:table-column-properties style:column-width="0.349cm" style:rel-column-width="198*"/>
    </style:style>
    <style:style style:name="Таблица5.e" style:family="table-column">
      <style:table-column-properties style:column-width="0.665cm" style:rel-column-width="377*"/>
    </style:style>
    <style:style style:name="Таблица5.g" style:family="table-column">
      <style:table-column-properties style:column-width="0.908cm" style:rel-column-width="515*"/>
    </style:style>
    <style:style style:name="Таблица5.j" style:family="table-column">
      <style:table-column-properties style:column-width="1.032cm" style:rel-column-width="585*"/>
    </style:style>
    <style:style style:name="Таблица5.l" style:family="table-column">
      <style:table-column-properties style:column-width="0.473cm" style:rel-column-width="268*"/>
    </style:style>
    <style:style style:name="Таблица5.m" style:family="table-column">
      <style:table-column-properties style:column-width="1.08cm" style:rel-column-width="612*"/>
    </style:style>
    <style:style style:name="Таблица5.1" style:family="table-row">
      <style:table-row-properties style:row-height="0.499cm" fo:keep-together="always" style:use-optimal-row-height="false"/>
    </style:style>
    <style:style style:name="Таблица5.A1" style:family="table-cell">
      <style:table-cell-properties fo:padding="0cm" fo:border="none" style:writing-mode="lr-tb"/>
    </style:style>
    <style:style style:name="Таблица5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5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5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5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5.6" style:family="table-row">
      <style:table-row-properties style:row-height="0.513cm" fo:keep-together="always" style:use-optimal-row-height="false"/>
    </style:style>
    <style:style style:name="Таблица5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5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5.7" style:family="table-row">
      <style:table-row-properties style:row-height="0.425cm" fo:keep-together="always" style:use-optimal-row-height="false"/>
    </style:style>
    <style:style style:name="Таблица5.K7" style:family="table-cell">
      <style:table-cell-properties fo:padding="0cm" fo:border="0.5pt solid #000000" style:writing-mode="lr-tb"/>
    </style:style>
    <style:style style:name="Таблица5.M7" style:family="table-cell">
      <style:table-cell-properties fo:padding="0cm" fo:border="0.5pt solid #000000" style:writing-mode="lr-tb"/>
    </style:style>
    <style:style style:name="Таблица5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5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5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5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5.K8" style:family="table-cell">
      <style:table-cell-properties fo:padding="0cm" fo:border="0.5pt solid #000000" style:writing-mode="lr-tb"/>
    </style:style>
    <style:style style:name="Таблица5.M8" style:family="table-cell">
      <style:table-cell-properties fo:padding="0cm" fo:border="0.5pt solid #000000" style:writing-mode="lr-tb"/>
    </style:style>
    <style:style style:name="Таблица5.K9" style:family="table-cell">
      <style:table-cell-properties fo:padding="0cm" fo:border="0.5pt solid #000000" style:writing-mode="lr-tb"/>
    </style:style>
    <style:style style:name="Таблица5.M9" style:family="table-cell">
      <style:table-cell-properties fo:padding="0cm" fo:border="0.5pt solid #000000" style:writing-mode="lr-tb"/>
    </style:style>
    <style:style style:name="Таблица5.K10" style:family="table-cell">
      <style:table-cell-properties fo:padding="0cm" fo:border="0.5pt solid #000000" style:writing-mode="lr-tb"/>
    </style:style>
    <style:style style:name="Таблица5.M10" style:family="table-cell">
      <style:table-cell-properties fo:padding="0cm" fo:border="0.5pt solid #000000" style:writing-mode="lr-tb"/>
    </style:style>
    <style:style style:name="Таблица5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5.O10" style:family="table-cell">
      <style:table-cell-properties style:vertical-align="middle" fo:padding="0cm" fo:border="0.5pt solid #000000" style:writing-mode="lr-tb"/>
    </style:style>
    <style:style style:name="Таблица5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5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5.A11" style:family="table-cell">
      <style:table-cell-properties fo:padding="0cm" fo:border="0.5pt solid #000000" style:writing-mode="lr-tb"/>
    </style:style>
    <style:style style:name="Таблица5.D11" style:family="table-cell">
      <style:table-cell-properties fo:padding="0cm" fo:border="0.5pt solid #000000" style:writing-mode="lr-tb"/>
    </style:style>
    <style:style style:name="Таблица5.K11" style:family="table-cell">
      <style:table-cell-properties fo:padding="0cm" fo:border="0.5pt solid #000000" style:writing-mode="lr-tb"/>
    </style:style>
    <style:style style:name="Таблица5.M11" style:family="table-cell">
      <style:table-cell-properties fo:padding="0cm" fo:border="0.5pt solid #000000" style:writing-mode="lr-tb"/>
    </style:style>
    <style:style style:name="Таблица5.12" style:family="table-row">
      <style:table-row-properties style:row-height="0.6cm" fo:keep-together="always" style:use-optimal-row-height="false"/>
    </style:style>
    <style:style style:name="Таблица5.A12" style:family="table-cell">
      <style:table-cell-properties fo:padding="0cm" fo:border="0.5pt solid #000000" style:writing-mode="lr-tb"/>
    </style:style>
    <style:style style:name="Таблица5.f12" style:family="table-cell">
      <style:table-cell-properties fo:padding="0cm" fo:border="0.5pt solid #000000" style:writing-mode="lr-tb"/>
    </style:style>
    <style:style style:name="Таблица5.13" style:family="table-row">
      <style:table-row-properties style:min-row-height="0.582cm" fo:keep-together="always" style:use-optimal-row-height="false"/>
    </style:style>
    <style:style style:name="Таблица5.A13" style:family="table-cell">
      <style:table-cell-properties fo:padding="0cm" fo:border="0.5pt solid #000000" style:writing-mode="lr-tb"/>
    </style:style>
    <style:style style:name="Таблица5.f13" style:family="table-cell">
      <style:table-cell-properties fo:padding="0cm" fo:border="0.5pt solid #000000" style:writing-mode="lr-tb"/>
    </style:style>
    <style:style style:name="Таблица5.14" style:family="table-row">
      <style:table-row-properties style:row-height="0.73cm" fo:keep-together="always" style:use-optimal-row-height="false"/>
    </style:style>
    <style:style style:name="Таблица5.18" style:family="table-row">
      <style:table-row-properties style:row-height="0.751cm" fo:keep-together="always" style:use-optimal-row-height="false"/>
    </style:style>
    <style:style style:name="Таблица5.19" style:family="table-row">
      <style:table-row-properties style:row-height="0.646cm" fo:keep-together="always" style:use-optimal-row-height="false"/>
    </style:style>
    <style:style style:name="Таблица5.20" style:family="table-row">
      <style:table-row-properties style:row-height="0.794cm" fo:keep-together="always" style:use-optimal-row-height="false"/>
    </style:style>
    <style:style style:name="Таблица5.31" style:family="table-row">
      <style:table-row-properties style:row-height="0.9cm" fo:keep-together="always" style:use-optimal-row-height="false"/>
    </style:style>
    <style:style style:name="Таблица5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5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6" style:family="table" style:master-page-name="MP1">
      <style:table-properties style:width="28.261cm" fo:margin-left="0.303cm" fo:margin-right="0.436cm" style:page-number="auto" fo:break-before="page" table:align="margins"/>
    </style:style>
    <style:style style:name="Таблица6.A" style:family="table-column">
      <style:table-column-properties style:column-width="1.118cm" style:rel-column-width="634*"/>
    </style:style>
    <style:style style:name="Таблица6.B" style:family="table-column">
      <style:table-column-properties style:column-width="0.542cm" style:rel-column-width="307*"/>
    </style:style>
    <style:style style:name="Таблица6.C" style:family="table-column">
      <style:table-column-properties style:column-width="0.455cm" style:rel-column-width="258*"/>
    </style:style>
    <style:style style:name="Таблица6.D" style:family="table-column">
      <style:table-column-properties style:column-width="0.157cm" style:rel-column-width="89*"/>
    </style:style>
    <style:style style:name="Таблица6.E" style:family="table-column">
      <style:table-column-properties style:column-width="0.963cm" style:rel-column-width="546*"/>
    </style:style>
    <style:style style:name="Таблица6.F" style:family="table-column">
      <style:table-column-properties style:column-width="0.647cm" style:rel-column-width="367*"/>
    </style:style>
    <style:style style:name="Таблица6.G" style:family="table-column">
      <style:table-column-properties style:column-width="0.402cm" style:rel-column-width="228*"/>
    </style:style>
    <style:style style:name="Таблица6.H" style:family="table-column">
      <style:table-column-properties style:column-width="1.51cm" style:rel-column-width="856*"/>
    </style:style>
    <style:style style:name="Таблица6.I" style:family="table-column">
      <style:table-column-properties style:column-width="0.169cm" style:rel-column-width="96*"/>
    </style:style>
    <style:style style:name="Таблица6.J" style:family="table-column">
      <style:table-column-properties style:column-width="0.122cm" style:rel-column-width="69*"/>
    </style:style>
    <style:style style:name="Таблица6.K" style:family="table-column">
      <style:table-column-properties style:column-width="1.452cm" style:rel-column-width="823*"/>
    </style:style>
    <style:style style:name="Таблица6.L" style:family="table-column">
      <style:table-column-properties style:column-width="0.699cm" style:rel-column-width="396*"/>
    </style:style>
    <style:style style:name="Таблица6.M" style:family="table-column">
      <style:table-column-properties style:column-width="1.416cm" style:rel-column-width="803*"/>
    </style:style>
    <style:style style:name="Таблица6.N" style:family="table-column">
      <style:table-column-properties style:column-width="1.208cm" style:rel-column-width="685*"/>
    </style:style>
    <style:style style:name="Таблица6.O" style:family="table-column">
      <style:table-column-properties style:column-width="0.734cm" style:rel-column-width="416*"/>
    </style:style>
    <style:style style:name="Таблица6.P" style:family="table-column">
      <style:table-column-properties style:column-width="0.736cm" style:rel-column-width="417*"/>
    </style:style>
    <style:style style:name="Таблица6.Q" style:family="table-column">
      <style:table-column-properties style:column-width="1.012cm" style:rel-column-width="574*"/>
    </style:style>
    <style:style style:name="Таблица6.S" style:family="table-column">
      <style:table-column-properties style:column-width="0.63cm" style:rel-column-width="357*"/>
    </style:style>
    <style:style style:name="Таблица6.T" style:family="table-column">
      <style:table-column-properties style:column-width="2.152cm" style:rel-column-width="1220*"/>
    </style:style>
    <style:style style:name="Таблица6.U" style:family="table-column">
      <style:table-column-properties style:column-width="0.822cm" style:rel-column-width="466*"/>
    </style:style>
    <style:style style:name="Таблица6.V" style:family="table-column">
      <style:table-column-properties style:column-width="1.207cm" style:rel-column-width="684*"/>
    </style:style>
    <style:style style:name="Таблица6.W" style:family="table-column">
      <style:table-column-properties style:column-width="0.508cm" style:rel-column-width="288*"/>
    </style:style>
    <style:style style:name="Таблица6.X" style:family="table-column">
      <style:table-column-properties style:column-width="0.279cm" style:rel-column-width="158*"/>
    </style:style>
    <style:style style:name="Таблица6.Z" style:family="table-column">
      <style:table-column-properties style:column-width="0.296cm" style:rel-column-width="168*"/>
    </style:style>
    <style:style style:name="Таблица6.a" style:family="table-column">
      <style:table-column-properties style:column-width="0.543cm" style:rel-column-width="308*"/>
    </style:style>
    <style:style style:name="Таблица6.b" style:family="table-column">
      <style:table-column-properties style:column-width="0.33cm" style:rel-column-width="187*"/>
    </style:style>
    <style:style style:name="Таблица6.c" style:family="table-column">
      <style:table-column-properties style:column-width="0.7cm" style:rel-column-width="397*"/>
    </style:style>
    <style:style style:name="Таблица6.d" style:family="table-column">
      <style:table-column-properties style:column-width="0.349cm" style:rel-column-width="198*"/>
    </style:style>
    <style:style style:name="Таблица6.e" style:family="table-column">
      <style:table-column-properties style:column-width="0.665cm" style:rel-column-width="377*"/>
    </style:style>
    <style:style style:name="Таблица6.g" style:family="table-column">
      <style:table-column-properties style:column-width="0.908cm" style:rel-column-width="515*"/>
    </style:style>
    <style:style style:name="Таблица6.j" style:family="table-column">
      <style:table-column-properties style:column-width="1.032cm" style:rel-column-width="585*"/>
    </style:style>
    <style:style style:name="Таблица6.l" style:family="table-column">
      <style:table-column-properties style:column-width="0.473cm" style:rel-column-width="268*"/>
    </style:style>
    <style:style style:name="Таблица6.1" style:family="table-row">
      <style:table-row-properties style:row-height="0.499cm" fo:keep-together="always" style:use-optimal-row-height="false"/>
    </style:style>
    <style:style style:name="Таблица6.A1" style:family="table-cell">
      <style:table-cell-properties fo:padding="0cm" fo:border="none" style:writing-mode="lr-tb"/>
    </style:style>
    <style:style style:name="Таблица6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6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6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6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6.6" style:family="table-row">
      <style:table-row-properties style:row-height="0.513cm" fo:keep-together="always" style:use-optimal-row-height="false"/>
    </style:style>
    <style:style style:name="Таблица6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6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6.7" style:family="table-row">
      <style:table-row-properties style:row-height="0.425cm" fo:keep-together="always" style:use-optimal-row-height="false"/>
    </style:style>
    <style:style style:name="Таблица6.K7" style:family="table-cell">
      <style:table-cell-properties fo:padding="0cm" fo:border="0.5pt solid #000000" style:writing-mode="lr-tb"/>
    </style:style>
    <style:style style:name="Таблица6.M7" style:family="table-cell">
      <style:table-cell-properties fo:padding="0cm" fo:border="0.5pt solid #000000" style:writing-mode="lr-tb"/>
    </style:style>
    <style:style style:name="Таблица6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6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6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6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6.K8" style:family="table-cell">
      <style:table-cell-properties fo:padding="0cm" fo:border="0.5pt solid #000000" style:writing-mode="lr-tb"/>
    </style:style>
    <style:style style:name="Таблица6.M8" style:family="table-cell">
      <style:table-cell-properties fo:padding="0cm" fo:border="0.5pt solid #000000" style:writing-mode="lr-tb"/>
    </style:style>
    <style:style style:name="Таблица6.K9" style:family="table-cell">
      <style:table-cell-properties fo:padding="0cm" fo:border="0.5pt solid #000000" style:writing-mode="lr-tb"/>
    </style:style>
    <style:style style:name="Таблица6.M9" style:family="table-cell">
      <style:table-cell-properties fo:padding="0cm" fo:border="0.5pt solid #000000" style:writing-mode="lr-tb"/>
    </style:style>
    <style:style style:name="Таблица6.K10" style:family="table-cell">
      <style:table-cell-properties fo:padding="0cm" fo:border="0.5pt solid #000000" style:writing-mode="lr-tb"/>
    </style:style>
    <style:style style:name="Таблица6.M10" style:family="table-cell">
      <style:table-cell-properties fo:padding="0cm" fo:border="0.5pt solid #000000" style:writing-mode="lr-tb"/>
    </style:style>
    <style:style style:name="Таблица6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6.O10" style:family="table-cell">
      <style:table-cell-properties style:vertical-align="middle" fo:padding="0cm" fo:border="0.5pt solid #000000" style:writing-mode="lr-tb"/>
    </style:style>
    <style:style style:name="Таблица6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6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6.A11" style:family="table-cell">
      <style:table-cell-properties fo:padding="0cm" fo:border="0.5pt solid #000000" style:writing-mode="lr-tb"/>
    </style:style>
    <style:style style:name="Таблица6.D11" style:family="table-cell">
      <style:table-cell-properties fo:padding="0cm" fo:border="0.5pt solid #000000" style:writing-mode="lr-tb"/>
    </style:style>
    <style:style style:name="Таблица6.K11" style:family="table-cell">
      <style:table-cell-properties fo:padding="0cm" fo:border="0.5pt solid #000000" style:writing-mode="lr-tb"/>
    </style:style>
    <style:style style:name="Таблица6.M11" style:family="table-cell">
      <style:table-cell-properties fo:padding="0cm" fo:border="0.5pt solid #000000" style:writing-mode="lr-tb"/>
    </style:style>
    <style:style style:name="Таблица6.12" style:family="table-row">
      <style:table-row-properties style:row-height="0.6cm" fo:keep-together="always" style:use-optimal-row-height="false"/>
    </style:style>
    <style:style style:name="Таблица6.A12" style:family="table-cell">
      <style:table-cell-properties fo:padding="0cm" fo:border="0.5pt solid #000000" style:writing-mode="lr-tb"/>
    </style:style>
    <style:style style:name="Таблица6.f12" style:family="table-cell">
      <style:table-cell-properties fo:padding="0cm" fo:border="0.5pt solid #000000" style:writing-mode="lr-tb"/>
    </style:style>
    <style:style style:name="Таблица6.13" style:family="table-row">
      <style:table-row-properties style:min-row-height="0.582cm" fo:keep-together="always" style:use-optimal-row-height="false"/>
    </style:style>
    <style:style style:name="Таблица6.A13" style:family="table-cell">
      <style:table-cell-properties fo:padding="0cm" fo:border="0.5pt solid #000000" style:writing-mode="lr-tb"/>
    </style:style>
    <style:style style:name="Таблица6.f13" style:family="table-cell">
      <style:table-cell-properties fo:padding="0cm" fo:border="0.5pt solid #000000" style:writing-mode="lr-tb"/>
    </style:style>
    <style:style style:name="Таблица6.14" style:family="table-row">
      <style:table-row-properties style:row-height="0.73cm" fo:keep-together="always" style:use-optimal-row-height="false"/>
    </style:style>
    <style:style style:name="Таблица6.19" style:family="table-row">
      <style:table-row-properties style:row-height="0.646cm" fo:keep-together="always" style:use-optimal-row-height="false"/>
    </style:style>
    <style:style style:name="Таблица6.20" style:family="table-row">
      <style:table-row-properties style:row-height="0.794cm" fo:keep-together="always" style:use-optimal-row-height="false"/>
    </style:style>
    <style:style style:name="Таблица6.31" style:family="table-row">
      <style:table-row-properties style:row-height="0.9cm" fo:keep-together="always" style:use-optimal-row-height="false"/>
    </style:style>
    <style:style style:name="Таблица6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6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Таблица8" style:family="table" style:master-page-name="MP1">
      <style:table-properties style:width="28.261cm" fo:margin-left="0.303cm" fo:margin-right="0.436cm" style:page-number="auto" fo:break-before="page" table:align="margins"/>
    </style:style>
    <style:style style:name="Таблица8.A" style:family="table-column">
      <style:table-column-properties style:column-width="1.118cm" style:rel-column-width="634*"/>
    </style:style>
    <style:style style:name="Таблица8.B" style:family="table-column">
      <style:table-column-properties style:column-width="0.542cm" style:rel-column-width="307*"/>
    </style:style>
    <style:style style:name="Таблица8.C" style:family="table-column">
      <style:table-column-properties style:column-width="0.455cm" style:rel-column-width="258*"/>
    </style:style>
    <style:style style:name="Таблица8.D" style:family="table-column">
      <style:table-column-properties style:column-width="0.157cm" style:rel-column-width="89*"/>
    </style:style>
    <style:style style:name="Таблица8.E" style:family="table-column">
      <style:table-column-properties style:column-width="0.963cm" style:rel-column-width="546*"/>
    </style:style>
    <style:style style:name="Таблица8.F" style:family="table-column">
      <style:table-column-properties style:column-width="0.647cm" style:rel-column-width="367*"/>
    </style:style>
    <style:style style:name="Таблица8.G" style:family="table-column">
      <style:table-column-properties style:column-width="0.402cm" style:rel-column-width="228*"/>
    </style:style>
    <style:style style:name="Таблица8.H" style:family="table-column">
      <style:table-column-properties style:column-width="1.51cm" style:rel-column-width="856*"/>
    </style:style>
    <style:style style:name="Таблица8.I" style:family="table-column">
      <style:table-column-properties style:column-width="0.169cm" style:rel-column-width="96*"/>
    </style:style>
    <style:style style:name="Таблица8.J" style:family="table-column">
      <style:table-column-properties style:column-width="0.122cm" style:rel-column-width="69*"/>
    </style:style>
    <style:style style:name="Таблица8.K" style:family="table-column">
      <style:table-column-properties style:column-width="1.452cm" style:rel-column-width="823*"/>
    </style:style>
    <style:style style:name="Таблица8.L" style:family="table-column">
      <style:table-column-properties style:column-width="0.699cm" style:rel-column-width="396*"/>
    </style:style>
    <style:style style:name="Таблица8.M" style:family="table-column">
      <style:table-column-properties style:column-width="1.416cm" style:rel-column-width="803*"/>
    </style:style>
    <style:style style:name="Таблица8.N" style:family="table-column">
      <style:table-column-properties style:column-width="1.208cm" style:rel-column-width="685*"/>
    </style:style>
    <style:style style:name="Таблица8.O" style:family="table-column">
      <style:table-column-properties style:column-width="0.734cm" style:rel-column-width="416*"/>
    </style:style>
    <style:style style:name="Таблица8.P" style:family="table-column">
      <style:table-column-properties style:column-width="0.736cm" style:rel-column-width="417*"/>
    </style:style>
    <style:style style:name="Таблица8.Q" style:family="table-column">
      <style:table-column-properties style:column-width="1.012cm" style:rel-column-width="574*"/>
    </style:style>
    <style:style style:name="Таблица8.S" style:family="table-column">
      <style:table-column-properties style:column-width="0.63cm" style:rel-column-width="357*"/>
    </style:style>
    <style:style style:name="Таблица8.T" style:family="table-column">
      <style:table-column-properties style:column-width="2.152cm" style:rel-column-width="1220*"/>
    </style:style>
    <style:style style:name="Таблица8.U" style:family="table-column">
      <style:table-column-properties style:column-width="0.822cm" style:rel-column-width="466*"/>
    </style:style>
    <style:style style:name="Таблица8.V" style:family="table-column">
      <style:table-column-properties style:column-width="1.207cm" style:rel-column-width="684*"/>
    </style:style>
    <style:style style:name="Таблица8.W" style:family="table-column">
      <style:table-column-properties style:column-width="0.508cm" style:rel-column-width="288*"/>
    </style:style>
    <style:style style:name="Таблица8.X" style:family="table-column">
      <style:table-column-properties style:column-width="0.279cm" style:rel-column-width="158*"/>
    </style:style>
    <style:style style:name="Таблица8.Z" style:family="table-column">
      <style:table-column-properties style:column-width="0.296cm" style:rel-column-width="168*"/>
    </style:style>
    <style:style style:name="Таблица8.a" style:family="table-column">
      <style:table-column-properties style:column-width="0.543cm" style:rel-column-width="308*"/>
    </style:style>
    <style:style style:name="Таблица8.b" style:family="table-column">
      <style:table-column-properties style:column-width="0.33cm" style:rel-column-width="187*"/>
    </style:style>
    <style:style style:name="Таблица8.c" style:family="table-column">
      <style:table-column-properties style:column-width="0.7cm" style:rel-column-width="397*"/>
    </style:style>
    <style:style style:name="Таблица8.d" style:family="table-column">
      <style:table-column-properties style:column-width="0.349cm" style:rel-column-width="198*"/>
    </style:style>
    <style:style style:name="Таблица8.e" style:family="table-column">
      <style:table-column-properties style:column-width="0.665cm" style:rel-column-width="377*"/>
    </style:style>
    <style:style style:name="Таблица8.g" style:family="table-column">
      <style:table-column-properties style:column-width="0.908cm" style:rel-column-width="515*"/>
    </style:style>
    <style:style style:name="Таблица8.j" style:family="table-column">
      <style:table-column-properties style:column-width="1.032cm" style:rel-column-width="585*"/>
    </style:style>
    <style:style style:name="Таблица8.l" style:family="table-column">
      <style:table-column-properties style:column-width="0.473cm" style:rel-column-width="268*"/>
    </style:style>
    <style:style style:name="Таблица8.1" style:family="table-row">
      <style:table-row-properties style:row-height="0.499cm" fo:keep-together="always" style:use-optimal-row-height="false"/>
    </style:style>
    <style:style style:name="Таблица8.A1" style:family="table-cell">
      <style:table-cell-properties fo:padding="0cm" fo:border="none" style:writing-mode="lr-tb"/>
    </style:style>
    <style:style style:name="Таблица8.Z2" style:family="table-cell">
      <style:table-cell-properties fo:padding="0cm" fo:border-left="0.5pt solid #000000" fo:border-right="0.5pt solid #000000" fo:border-top="0.5pt solid #000000" fo:border-bottom="none" style:writing-mode="lr-tb"/>
    </style:style>
    <style:style style:name="Таблица8.L3" style:family="table-cell">
      <style:table-cell-properties fo:padding="0cm" fo:border-left="0.5pt solid #000000" fo:border-right="none" fo:border-top="none" fo:border-bottom="none" style:writing-mode="lr-tb"/>
    </style:style>
    <style:style style:name="Таблица8.P3" style:family="table-cell">
      <style:table-cell-properties fo:padding="0cm" fo:border-left="none" fo:border-right="0.5pt solid #000000" fo:border-top="none" fo:border-bottom="none" style:writing-mode="lr-tb"/>
    </style:style>
    <style:style style:name="Таблица8.L4" style:family="table-cell">
      <style:table-cell-properties fo:padding="0cm" fo:border-left="0.5pt solid #000000" fo:border-right="0.5pt solid #000000" fo:border-top="none" fo:border-bottom="none" style:writing-mode="lr-tb"/>
    </style:style>
    <style:style style:name="Таблица8.6" style:family="table-row">
      <style:table-row-properties style:row-height="0.513cm" fo:keep-together="always" style:use-optimal-row-height="false"/>
    </style:style>
    <style:style style:name="Таблица8.A6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Таблица8.a6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Таблица8.7" style:family="table-row">
      <style:table-row-properties style:row-height="0.425cm" fo:keep-together="always" style:use-optimal-row-height="false"/>
    </style:style>
    <style:style style:name="Таблица8.K7" style:family="table-cell">
      <style:table-cell-properties fo:padding="0cm" fo:border="0.5pt solid #000000" style:writing-mode="lr-tb"/>
    </style:style>
    <style:style style:name="Таблица8.M7" style:family="table-cell">
      <style:table-cell-properties fo:padding="0cm" fo:border="0.5pt solid #000000" style:writing-mode="lr-tb"/>
    </style:style>
    <style:style style:name="Таблица8.N7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Таблица8.S7" style:family="table-cell">
      <style:table-cell-properties style:vertical-align="middle" fo:padding="0cm" fo:border-left="1pt solid #000000" fo:border-right="0.5pt solid #000000" fo:border-top="1pt solid #000000" fo:border-bottom="1pt solid #000000" style:writing-mode="lr-tb"/>
    </style:style>
    <style:style style:name="Таблица8.Y7" style:family="table-cell">
      <style:table-cell-properties style:vertical-align="middle" fo:padding="0cm" fo:border-left="0.5pt solid #000000" fo:border-right="0.5pt solid #000000" fo:border-top="1pt solid #000000" fo:border-bottom="1pt solid #000000" style:writing-mode="lr-tb"/>
    </style:style>
    <style:style style:name="Таблица8.g7" style:family="table-cell">
      <style:table-cell-properties style:vertical-align="middle" fo:padding="0cm" fo:border-left="0.5pt solid #000000" fo:border-right="1pt solid #000000" fo:border-top="1pt solid #000000" fo:border-bottom="1pt solid #000000" style:writing-mode="lr-tb"/>
    </style:style>
    <style:style style:name="Таблица8.K8" style:family="table-cell">
      <style:table-cell-properties fo:padding="0cm" fo:border="0.5pt solid #000000" style:writing-mode="lr-tb"/>
    </style:style>
    <style:style style:name="Таблица8.M8" style:family="table-cell">
      <style:table-cell-properties fo:padding="0cm" fo:border="0.5pt solid #000000" style:writing-mode="lr-tb"/>
    </style:style>
    <style:style style:name="Таблица8.K9" style:family="table-cell">
      <style:table-cell-properties fo:padding="0cm" fo:border="0.5pt solid #000000" style:writing-mode="lr-tb"/>
    </style:style>
    <style:style style:name="Таблица8.M9" style:family="table-cell">
      <style:table-cell-properties fo:padding="0cm" fo:border="0.5pt solid #000000" style:writing-mode="lr-tb"/>
    </style:style>
    <style:style style:name="Таблица8.K10" style:family="table-cell">
      <style:table-cell-properties fo:padding="0cm" fo:border="0.5pt solid #000000" style:writing-mode="lr-tb"/>
    </style:style>
    <style:style style:name="Таблица8.M10" style:family="table-cell">
      <style:table-cell-properties fo:padding="0cm" fo:border="0.5pt solid #000000" style:writing-mode="lr-tb"/>
    </style:style>
    <style:style style:name="Таблица8.N10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Таблица8.O10" style:family="table-cell">
      <style:table-cell-properties style:vertical-align="middle" fo:padding="0cm" fo:border="0.5pt solid #000000" style:writing-mode="lr-tb"/>
    </style:style>
    <style:style style:name="Таблица8.j10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Таблица8.k10" style:family="table-cell">
      <style:table-cell-properties style:vertical-align="middle" fo:padding="0cm" fo:border-left="0.5pt solid #000000" fo:border-right="0.5pt solid #000000" fo:border-top="1pt solid #000000" fo:border-bottom="none" style:writing-mode="lr-tb"/>
    </style:style>
    <style:style style:name="Таблица8.A11" style:family="table-cell">
      <style:table-cell-properties fo:padding="0cm" fo:border="0.5pt solid #000000" style:writing-mode="lr-tb"/>
    </style:style>
    <style:style style:name="Таблица8.D11" style:family="table-cell">
      <style:table-cell-properties fo:padding="0cm" fo:border="0.5pt solid #000000" style:writing-mode="lr-tb"/>
    </style:style>
    <style:style style:name="Таблица8.K11" style:family="table-cell">
      <style:table-cell-properties fo:padding="0cm" fo:border="0.5pt solid #000000" style:writing-mode="lr-tb"/>
    </style:style>
    <style:style style:name="Таблица8.M11" style:family="table-cell">
      <style:table-cell-properties fo:padding="0cm" fo:border="0.5pt solid #000000" style:writing-mode="lr-tb"/>
    </style:style>
    <style:style style:name="Таблица8.12" style:family="table-row">
      <style:table-row-properties style:row-height="0.6cm" fo:keep-together="always" style:use-optimal-row-height="false"/>
    </style:style>
    <style:style style:name="Таблица8.A12" style:family="table-cell">
      <style:table-cell-properties fo:padding="0cm" fo:border="0.5pt solid #000000" style:writing-mode="lr-tb"/>
    </style:style>
    <style:style style:name="Таблица8.f12" style:family="table-cell">
      <style:table-cell-properties fo:padding="0cm" fo:border="0.5pt solid #000000" style:writing-mode="lr-tb"/>
    </style:style>
    <style:style style:name="Таблица8.13" style:family="table-row">
      <style:table-row-properties style:min-row-height="0.582cm" fo:keep-together="always" style:use-optimal-row-height="false"/>
    </style:style>
    <style:style style:name="Таблица8.A13" style:family="table-cell">
      <style:table-cell-properties fo:padding="0cm" fo:border="0.5pt solid #000000" style:writing-mode="lr-tb"/>
    </style:style>
    <style:style style:name="Таблица8.f13" style:family="table-cell">
      <style:table-cell-properties fo:padding="0cm" fo:border="0.5pt solid #000000" style:writing-mode="lr-tb"/>
    </style:style>
    <style:style style:name="Таблица8.14" style:family="table-row">
      <style:table-row-properties style:row-height="0.73cm" fo:keep-together="always" style:use-optimal-row-height="false"/>
    </style:style>
    <style:style style:name="Таблица8.19" style:family="table-row">
      <style:table-row-properties style:row-height="0.646cm" fo:keep-together="always" style:use-optimal-row-height="false"/>
    </style:style>
    <style:style style:name="Таблица8.20" style:family="table-row">
      <style:table-row-properties style:row-height="0.794cm" fo:keep-together="always" style:use-optimal-row-height="false"/>
    </style:style>
    <style:style style:name="Таблица8.31" style:family="table-row">
      <style:table-row-properties style:row-height="0.9cm" fo:keep-together="always" style:use-optimal-row-height="false"/>
    </style:style>
    <style:style style:name="Таблица8.A31" style:family="table-cell">
      <style:table-cell-properties style:vertical-align="middle" fo:padding="0cm" fo:border-left="0.5pt solid #000000" fo:border-right="0.5pt solid #000000" fo:border-top="1pt solid #000000" fo:border-bottom="0.05pt solid #000000" style:writing-mode="lr-tb"/>
    </style:style>
    <style:style style:name="Таблица8.E31" style:family="table-cell">
      <style:table-cell-properties style:vertical-align="middle" fo:padding="0cm" fo:border-left="0.5pt solid #000000" fo:border-right="none" fo:border-top="1pt solid #000000" fo:border-bottom="0.05pt solid #000000" style:writing-mode="lr-tb"/>
    </style:style>
    <style:style style:name="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P2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4" style:family="paragraph" style:parent-style-name="Обычный">
      <style:paragraph-properties fo:orphans="2" fo:widows="2"/>
    </style:style>
    <style:style style:name="P5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</style:style>
    <style:style style:name="P6" style:family="paragraph" style:parent-style-name="Text_20_body">
      <style:paragraph-properties fo:margin-left="0cm" fo:margin-right="0.353cm" fo:orphans="2" fo:widows="2" fo:text-indent="0cm" style:auto-text-indent="false"/>
    </style:style>
    <style:style style:name="P7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P8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size-complex="14pt"/>
    </style:style>
    <style:style style:name="P9" style:family="paragraph" style:parent-style-name="Обычный">
      <style:paragraph-properties fo:line-height="0.769cm" fo:text-align="justify" style:justify-single-word="false" fo:orphans="2" fo:widows="2"/>
      <style:text-properties style:font-size-complex="14pt"/>
    </style:style>
    <style:style style:name="P10" style:family="paragraph" style:parent-style-name="Обычный">
      <style:text-properties style:font-size-complex="14pt"/>
    </style:style>
    <style:style style:name="P11" style:family="paragraph" style:parent-style-name="Обычный">
      <style:paragraph-properties fo:orphans="2" fo:widows="2"/>
      <style:text-properties style:font-size-complex="14pt"/>
    </style:style>
    <style:style style:name="P1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style:font-size-complex="14pt"/>
    </style:style>
    <style:style style:name="P13" style:family="paragraph" style:parent-style-name="Обычный">
      <style:paragraph-properties fo:text-align="center" style:justify-single-word="false" fo:orphans="2" fo:widows="2"/>
      <style:text-properties style:font-size-complex="14pt"/>
    </style:style>
    <style:style style:name="P14" style:family="paragraph" style:parent-style-name="Обычный">
      <style:paragraph-properties fo:text-align="center" style:justify-single-word="false" fo:orphans="2" fo:widows="2"/>
      <style:text-properties officeooo:rsid="000e2d38" officeooo:paragraph-rsid="0045943b" style:font-size-complex="14pt"/>
    </style:style>
    <style:style style:name="P15" style:family="paragraph" style:parent-style-name="Обычный">
      <style:paragraph-properties fo:orphans="2" fo:widows="2"/>
      <style:text-properties officeooo:rsid="004a082a" style:font-size-complex="14pt"/>
    </style:style>
    <style:style style:name="P16" style:family="paragraph" style:parent-style-name="Обычный">
      <style:paragraph-properties fo:orphans="2" fo:widows="2"/>
      <style:text-properties officeooo:rsid="004a082a" officeooo:paragraph-rsid="004a082a" style:font-size-complex="14pt"/>
    </style:style>
    <style:style style:name="P17" style:family="paragraph" style:parent-style-name="Обычный">
      <style:paragraph-properties fo:text-align="center" style:justify-single-word="false" fo:orphans="2" fo:widows="2"/>
      <style:text-properties officeooo:rsid="004af43f" officeooo:paragraph-rsid="004af43f" style:font-size-complex="14pt"/>
    </style:style>
    <style:style style:name="P18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style:font-size-complex="14pt"/>
    </style:style>
    <style:style style:name="P19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10018c" officeooo:paragraph-rsid="0010018c" style:font-size-complex="14pt"/>
    </style:style>
    <style:style style:name="P20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10018c" style:font-size-complex="14pt"/>
    </style:style>
    <style:style style:name="P2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2da83a" style:font-size-complex="14pt"/>
    </style:style>
    <style:style style:name="P22" style:family="paragraph" style:parent-style-name="Обычный">
      <style:paragraph-properties fo:line-height="0.769cm" fo:text-align="justify" style:justify-single-word="false" fo:orphans="2" fo:widows="2"/>
    </style:style>
    <style:style style:name="P23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</style:style>
    <style:style style:name="P24" style:family="paragraph" style:parent-style-name="Обычный">
      <style:paragraph-properties fo:orphans="2" fo:widows="2"/>
      <style:text-properties fo:font-size="14pt" style:font-size-asian="14pt" style:font-size-complex="14pt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Обычный">
      <style:paragraph-properties fo:orphans="2" fo:widows="2"/>
      <style:text-properties fo:font-weight="bold" style:font-weight-asian="bold" style:font-weight-complex="bold"/>
    </style:style>
    <style:style style:name="P27" style:family="paragraph" style:parent-style-name="Обычный">
      <style:paragraph-properties fo:text-align="center" style:justify-single-word="false" fo:orphans="2" fo:widows="2"/>
    </style:style>
    <style:style style:name="P28" style:family="paragraph" style:parent-style-name="Обычный">
      <style:paragraph-properties fo:margin-left="-0.191cm" fo:margin-right="-0.191cm" fo:text-align="center" style:justify-single-word="false" fo:orphans="2" fo:widows="2" fo:text-indent="0cm" style:auto-text-indent="false">
        <style:tab-stops/>
      </style:paragraph-properties>
    </style:style>
    <style:style style:name="P29" style:family="paragraph" style:parent-style-name="Обычный">
      <style:paragraph-properties fo:orphans="2" fo:widows="2"/>
      <style:text-properties fo:font-size="10pt" style:font-size-asian="10pt"/>
    </style:style>
    <style:style style:name="P30" style:family="paragraph" style:parent-style-name="Обычный">
      <style:paragraph-properties fo:text-align="center" style:justify-single-word="false" fo:orphans="2" fo:widows="2"/>
      <style:text-properties fo:font-size="10pt" style:font-size-asian="10pt"/>
    </style:style>
    <style:style style:name="P31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style:font-size-asian="10pt"/>
    </style:style>
    <style:style style:name="P32" style:family="paragraph" style:parent-style-name="Обычный">
      <style:paragraph-properties fo:line-height="0.741cm" fo:text-align="center" style:justify-single-word="false" fo:orphans="2" fo:widows="2"/>
      <style:text-properties fo:font-size="10pt" style:font-size-asian="10pt"/>
    </style:style>
    <style:style style:name="P33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29f467" style:font-size-asian="10pt"/>
    </style:style>
    <style:style style:name="P34" style:family="paragraph" style:parent-style-name="Обычный">
      <style:paragraph-properties fo:orphans="2" fo:widows="2"/>
      <style:text-properties fo:font-size="12pt" style:font-size-asian="12pt"/>
    </style:style>
    <style:style style:name="P35" style:family="paragraph" style:parent-style-name="Обычный">
      <style:paragraph-properties fo:text-align="center" style:justify-single-word="false" fo:orphans="2" fo:widows="2"/>
      <style:text-properties fo:font-size="12pt" style:font-size-asian="12pt"/>
    </style:style>
    <style:style style:name="P36" style:family="paragraph" style:parent-style-name="Обычный">
      <style:paragraph-properties fo:orphans="2" fo:widows="2"/>
      <style:text-properties fo:font-size="8pt" style:font-size-asian="8pt"/>
    </style:style>
    <style:style style:name="P37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8pt" style:font-size-asian="8pt"/>
    </style:style>
    <style:style style:name="P38" style:family="paragraph" style:parent-style-name="Обычный">
      <style:paragraph-properties fo:text-align="center" style:justify-single-word="false" fo:orphans="2" fo:widows="2"/>
      <style:text-properties fo:font-size="16pt" style:font-size-asian="16pt" style:font-size-complex="16pt"/>
    </style:style>
    <style:style style:name="P39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40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6pt" style:font-size-asian="16pt" style:font-size-complex="16pt"/>
    </style:style>
    <style:style style:name="P41" style:family="paragraph" style:parent-style-name="Обычный">
      <style:paragraph-properties fo:orphans="2" fo:widows="2"/>
      <style:text-properties fo:font-size="16pt" officeooo:paragraph-rsid="00457cf6" style:font-size-asian="16pt" style:font-size-complex="16pt"/>
    </style:style>
    <style:style style:name="P42" style:family="paragraph" style:parent-style-name="Обычный">
      <style:paragraph-properties fo:orphans="2" fo:widows="2"/>
      <style:text-properties fo:font-size="16pt" style:font-size-asian="14pt" style:font-size-complex="16pt"/>
    </style:style>
    <style:style style:name="P43" style:family="paragraph" style:parent-style-name="Обычный">
      <style:paragraph-properties fo:orphans="2" fo:widows="2"/>
      <style:text-properties fo:font-size="18pt" style:font-size-asian="18pt"/>
    </style:style>
    <style:style style:name="P44" style:family="paragraph" style:parent-style-name="Обычный">
      <style:paragraph-properties fo:orphans="2" fo:widows="2">
        <style:tab-stops>
          <style:tab-stop style:position="7.502cm"/>
          <style:tab-stop style:position="28.504cm"/>
        </style:tab-stops>
      </style:paragraph-properties>
      <style:text-properties fo:font-size="18pt" style:font-size-asian="18pt"/>
    </style:style>
    <style:style style:name="P45" style:family="paragraph" style:parent-style-name="Обычный">
      <style:paragraph-properties fo:text-align="center" style:justify-single-word="false" fo:orphans="2" fo:widows="2"/>
      <style:text-properties fo:font-size="18pt" style:font-size-asian="18pt"/>
    </style:style>
    <style:style style:name="P46" style:family="paragraph" style:parent-style-name="Обычный">
      <style:paragraph-properties fo:line-height="0.741cm" fo:orphans="2" fo:widows="2"/>
      <style:text-properties fo:font-size="18pt" style:font-size-asian="18pt"/>
    </style:style>
    <style:style style:name="P47" style:family="paragraph" style:parent-style-name="Обычный">
      <style:paragraph-properties fo:line-height="0.758cm" fo:orphans="2" fo:widows="2"/>
      <style:text-properties fo:font-size="18pt" style:font-size-asian="18pt"/>
    </style:style>
    <style:style style:name="P48" style:family="paragraph" style:parent-style-name="Обычный">
      <style:paragraph-properties fo:orphans="2" fo:widows="2"/>
      <style:text-properties fo:font-size="11pt" style:font-size-asian="11pt"/>
    </style:style>
    <style:style style:name="P49" style:family="paragraph" style:parent-style-name="Обычный">
      <style:paragraph-properties fo:text-align="center" style:justify-single-word="false" fo:orphans="2" fo:widows="2"/>
      <style:text-properties fo:font-size="11pt" style:font-size-asian="11pt"/>
    </style:style>
    <style:style style:name="P50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style:font-size-asian="11pt"/>
    </style:style>
    <style:style style:name="P51" style:family="paragraph" style:parent-style-name="Обычный">
      <style:paragraph-properties fo:line-height="0.39cm" fo:text-align="center" style:justify-single-word="false" fo:orphans="2" fo:widows="2"/>
      <style:text-properties fo:font-size="13pt" style:font-size-asian="13pt" style:font-size-complex="13pt"/>
    </style:style>
    <style:style style:name="P52" style:family="paragraph" style:parent-style-name="Обычный">
      <style:paragraph-properties fo:text-align="center" style:justify-single-word="false" fo:orphans="2" fo:widows="2"/>
      <style:text-properties fo:font-size="15pt" style:font-size-asian="15pt" style:font-size-complex="15pt"/>
    </style:style>
    <style:style style:name="P53" style:family="paragraph" style:parent-style-name="Standard">
      <style:paragraph-properties style:snap-to-layout-grid="false"/>
      <style:text-properties fo:font-size="15pt" style:font-size-asian="15pt" style:font-size-complex="15pt"/>
    </style:style>
    <style:style style:name="P54" style:family="paragraph" style:parent-style-name="Standard">
      <style:paragraph-properties style:snap-to-layout-grid="false"/>
      <style:text-properties fo:font-size="15pt" officeooo:paragraph-rsid="01e404f8" style:font-size-asian="15pt" style:font-size-complex="15pt"/>
    </style:style>
    <style:style style:name="P55" style:family="paragraph" style:parent-style-name="Обычный">
      <style:paragraph-properties fo:text-align="center" style:justify-single-word="false" fo:orphans="2" fo:widows="2"/>
      <style:text-properties fo:font-size="20pt" style:font-size-asian="20pt"/>
    </style:style>
    <style:style style:name="P56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6cc1e"/>
    </style:style>
    <style:style style:name="P57" style:family="paragraph" style:parent-style-name="Header">
      <style:paragraph-properties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7fa81"/>
    </style:style>
    <style:style style:name="P58" style:family="paragraph" style:parent-style-name="Header">
      <style:paragraph-properties fo:margin-left="0cm" fo:margin-right="0.347cm" fo:line-height="0.76cm" fo:text-align="center" style:justify-single-word="false" fo:orphans="2" fo:widows="2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rsid="0038671d" officeooo:paragraph-rsid="005057cb" fo:background-color="#ffffff" style:font-size-asian="16pt" style:font-size-complex="16pt"/>
    </style:style>
    <style:style style:name="P59" style:family="paragraph" style:parent-style-name="Header">
      <style:paragraph-properties fo:line-height="0.766cm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style:font-name="Times New Roman1" fo:font-size="14pt" officeooo:rsid="0064e628" officeooo:paragraph-rsid="0064e628" style:font-size-asian="14pt" style:font-size-complex="14pt"/>
    </style:style>
    <style:style style:name="P60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6cc1e" style:font-size-complex="14pt"/>
    </style:style>
    <style:style style:name="P61" style:family="paragraph" style:parent-style-name="Header">
      <style:paragraph-properties fo:line-height="0.769cm" fo:text-align="center" style:justify-single-word="false" fo:orphans="2" fo:widows="2">
        <style:tab-stops>
          <style:tab-stop style:position="0cm"/>
          <style:tab-stop style:position="9.5cm" style:type="center"/>
          <style:tab-stop style:position="19.001cm" style:type="right"/>
        </style:tab-stops>
      </style:paragraph-properties>
      <style:text-properties officeooo:paragraph-rsid="0067fa81" style:font-size-complex="14pt"/>
    </style:style>
    <style:style style:name="P62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66cc1e" style:font-size-complex="14pt"/>
    </style:style>
    <style:style style:name="P63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rsid="0010018c" officeooo:paragraph-rsid="0067fa81" style:font-size-complex="14pt"/>
    </style:style>
    <style:style style:name="P64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66cc1e" style:font-size-complex="14pt"/>
    </style:style>
    <style:style style:name="P65" style:family="paragraph" style:parent-style-name="Header">
      <style:paragraph-properties fo:margin-left="-0.106cm" fo:margin-right="-0.004cm" fo:line-height="0.766cm" fo:orphans="2" fo:widows="2" fo:text-indent="0cm" style:auto-text-indent="false">
        <style:tab-stops>
          <style:tab-stop style:position="0cm"/>
          <style:tab-stop style:position="9.606cm" style:type="center"/>
          <style:tab-stop style:position="19.106cm" style:type="right"/>
        </style:tab-stops>
      </style:paragraph-properties>
      <style:text-properties officeooo:paragraph-rsid="0067fa81" style:font-size-complex="14pt"/>
    </style:style>
    <style:style style:name="P66" style:family="paragraph" style:parent-style-name="Heading_20_3">
      <style:text-properties fo:font-weight="bold" style:font-weight-asian="bold" style:font-size-complex="20pt"/>
    </style:style>
    <style:style style:name="P67" style:family="paragraph" style:parent-style-name="Heading_20_7">
      <style:text-properties fo:font-size="14pt" style:font-size-asian="14pt" style:font-size-complex="14pt"/>
    </style:style>
    <style:style style:name="P68" style:family="paragraph" style:parent-style-name="Heading_20_7">
      <style:text-properties fo:font-size="14pt" officeooo:rsid="000e2d38" officeooo:paragraph-rsid="000e2d38" style:font-size-asian="14pt" style:font-size-complex="14pt"/>
    </style:style>
    <style:style style:name="P69" style:family="paragraph" style:parent-style-name="Heading_20_7">
      <style:text-properties fo:font-size="14pt" officeooo:rsid="000e2d38" officeooo:paragraph-rsid="0066cc1e" style:font-size-asian="14pt" style:font-size-complex="14pt"/>
    </style:style>
    <style:style style:name="P70" style:family="paragraph" style:parent-style-name="Heading_20_7">
      <style:text-properties fo:font-size="14pt" officeooo:rsid="000e2d38" officeooo:paragraph-rsid="0067fa81" style:font-size-asian="14pt" style:font-size-complex="14pt"/>
    </style:style>
    <style:style style:name="P71" style:family="paragraph" style:parent-style-name="Heading_20_7">
      <style:text-properties fo:font-size="16pt" style:font-size-asian="16pt" style:font-size-complex="16pt"/>
    </style:style>
    <style:style style:name="P72" style:family="paragraph" style:parent-style-name="Heading_20_7">
      <style:text-properties fo:font-size="11pt" style:font-size-asian="11pt" style:font-size-complex="11pt"/>
    </style:style>
    <style:style style:name="P73" style:family="paragraph" style:parent-style-name="Heading_20_9">
      <style:paragraph-properties fo:text-align="center" style:justify-single-word="false"/>
      <style:text-properties fo:font-size="16pt" officeooo:rsid="004a082a" officeooo:paragraph-rsid="004a082a" style:font-size-asian="16pt" style:font-size-complex="16pt"/>
    </style:style>
    <style:style style:name="P74" style:family="paragraph" style:parent-style-name="Heading_20_9">
      <style:paragraph-properties fo:text-align="center" style:justify-single-word="false"/>
      <style:text-properties fo:font-size="16pt" officeooo:rsid="004a082a" officeooo:paragraph-rsid="0066cc1e" style:font-size-asian="16pt" style:font-size-complex="16pt"/>
    </style:style>
    <style:style style:name="P75" style:family="paragraph" style:parent-style-name="Heading_20_9">
      <style:paragraph-properties fo:text-align="center" style:justify-single-word="false"/>
      <style:text-properties fo:font-size="16pt" officeooo:rsid="004a082a" officeooo:paragraph-rsid="0067fa81" style:font-size-asian="16pt" style:font-size-complex="16pt"/>
    </style:style>
    <style:style style:name="P76" style:family="paragraph" style:parent-style-name="Heading_20_9">
      <style:paragraph-properties fo:text-align="center" style:justify-single-word="false"/>
      <style:text-properties officeooo:rsid="0064e628" officeooo:paragraph-rsid="0064e628"/>
    </style:style>
    <style:style style:name="P77" style:family="paragraph" style:parent-style-name="Heading_20_9">
      <style:paragraph-properties fo:line-height="150%"/>
      <style:text-properties style:font-name="Times New Roman1" fo:font-size="14pt" officeooo:rsid="0064e628" officeooo:paragraph-rsid="0064e628" style:font-size-asian="14pt" style:font-size-complex="14pt"/>
    </style:style>
    <style:style style:name="P78" style:family="paragraph" style:parent-style-name="Heading_20_9"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P79" style:family="paragraph" style:parent-style-name="Normal_20__28_Web_29_">
      <style:paragraph-properties fo:margin-top="0cm" fo:margin-bottom="0cm" style:contextual-spacing="false" style:line-height-at-least="0.75cm" fo:text-indent="0cm" style:auto-text-indent="false"/>
      <style:text-properties officeooo:rsid="0067fa81" officeooo:paragraph-rsid="0067fa81"/>
    </style:style>
    <style:style style:name="P8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officeooo:paragraph-rsid="0066cc1e" fo:background-color="transparent"/>
    </style:style>
    <style:style style:name="P82" style:family="paragraph" style:parent-style-name="Standard">
      <style:paragraph-properties fo:text-align="center" style:justify-single-word="false"/>
      <style:text-properties officeooo:paragraph-rsid="0067fa81" fo:background-color="transparent"/>
    </style:style>
    <style:style style:name="P83" style:family="paragraph" style:parent-style-name="Standard">
      <style:paragraph-properties fo:text-align="center" style:justify-single-word="false" fo:orphans="2" fo:widows="2"/>
      <style:text-properties fo:font-size="16pt" fo:font-weight="normal" officeooo:rsid="0064e628" officeooo:paragraph-rsid="0064e628" style:font-size-asian="16pt" style:font-weight-asian="normal" style:font-size-complex="16pt" style:font-weight-complex="normal"/>
    </style:style>
    <style:style style:name="P84" style:family="paragraph" style:parent-style-name="Standard">
      <style:text-properties fo:font-size="16pt" style:font-size-asian="14pt" style:font-size-complex="16pt"/>
    </style:style>
    <style:style style:name="P85" style:family="paragraph" style:parent-style-name="Standard">
      <style:text-properties fo:font-size="16pt" officeooo:rsid="0064e628" officeooo:paragraph-rsid="0064e628" style:font-size-asian="14pt" style:font-size-complex="16pt"/>
    </style:style>
    <style:style style:name="P86" style:family="paragraph" style:parent-style-name="Standard">
      <style:text-properties fo:font-style="italic" officeooo:paragraph-rsid="0064e628" style:font-style-asian="italic" style:font-style-complex="italic"/>
    </style:style>
    <style:style style:name="P87" style:family="paragraph" style:parent-style-name="Standard">
      <style:text-properties fo:font-style="italic" officeooo:paragraph-rsid="0066cc1e" style:font-style-asian="italic" style:font-style-complex="italic"/>
    </style:style>
    <style:style style:name="P88" style:family="paragraph" style:parent-style-name="Standard">
      <style:text-properties fo:font-style="italic" officeooo:paragraph-rsid="0067fa81" style:font-style-asian="italic" style:font-style-complex="italic"/>
    </style:style>
    <style:style style:name="P89" style:family="paragraph" style:parent-style-name="Standard">
      <style:paragraph-properties fo:text-align="center" style:justify-single-word="false" fo:orphans="2" fo:widows="2"/>
      <style:text-properties style:use-window-font-color="true" loext:opacity="0%" style:font-name="Times New Roman1" fo:font-size="18pt" fo:language="ru" fo:country="RU" officeooo:rsid="0064e628" officeooo:paragraph-rsid="0064e628" style:font-name-asian="Times New Roman1" style:font-size-asian="18pt" style:language-asian="zh" style:country-asian="CN" style:font-name-complex="Times New Roman1" style:font-size-complex="18pt" style:language-complex="ar" style:country-complex="SA"/>
    </style:style>
    <style:style style:name="P90" style:family="paragraph" style:parent-style-name="Standard">
      <style:text-properties style:use-window-font-color="true" loext:opacity="0%" style:font-name="Times New Roman1" fo:font-size="16pt" fo:language="ru" fo:country="RU" officeooo:rsid="0064e628" officeooo:paragraph-rsid="0064e628" style:font-name-asian="Times New Roman1" style:font-size-asian="16pt" style:language-asian="zh" style:country-asian="CN" style:font-name-complex="Times New Roman1" style:font-size-complex="16pt" style:language-complex="ar" style:country-complex="SA"/>
    </style:style>
    <style:style style:name="P91" style:family="paragraph" style:parent-style-name="Standard">
      <style:paragraph-properties fo:text-align="center" style:justify-single-word="false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3" style:family="paragraph" style:parent-style-name="Standard">
      <style:paragraph-properties fo:break-before="page"/>
      <style:text-properties officeooo:paragraph-rsid="0066cc1e"/>
    </style:style>
    <style:style style:name="P94" style:family="paragraph" style:parent-style-name="Standard">
      <style:text-properties officeooo:paragraph-rsid="0066cc1e"/>
    </style:style>
    <style:style style:name="P95" style:family="paragraph" style:parent-style-name="Standard">
      <style:paragraph-properties fo:break-before="page"/>
      <style:text-properties officeooo:paragraph-rsid="0067fa81"/>
    </style:style>
    <style:style style:name="P96" style:family="paragraph" style:parent-style-name="Standard">
      <style:text-properties officeooo:paragraph-rsid="0067fa81"/>
    </style:style>
    <style:style style:name="P97" style:family="paragraph" style:parent-style-name="Обычный">
      <style:paragraph-properties fo:orphans="2" fo:widows="2"/>
      <style:text-properties fo:font-size="12pt" officeooo:paragraph-rsid="0066cc1e" style:font-size-asian="12pt"/>
    </style:style>
    <style:style style:name="P98" style:family="paragraph" style:parent-style-name="Обычный">
      <style:paragraph-properties fo:orphans="2" fo:widows="2"/>
      <style:text-properties fo:font-size="12pt" officeooo:paragraph-rsid="0067fa81" style:font-size-asian="12pt"/>
    </style:style>
    <style:style style:name="P99" style:family="paragraph" style:parent-style-name="Обычный">
      <style:paragraph-properties fo:text-align="center" style:justify-single-word="false" fo:orphans="2" fo:widows="2"/>
      <style:text-properties fo:font-size="12pt" officeooo:paragraph-rsid="0066cc1e" style:font-size-asian="12pt"/>
    </style:style>
    <style:style style:name="P100" style:family="paragraph" style:parent-style-name="Обычный">
      <style:paragraph-properties fo:text-align="center" style:justify-single-word="false" fo:orphans="2" fo:widows="2"/>
      <style:text-properties fo:font-size="12pt" officeooo:paragraph-rsid="0067fa81" style:font-size-asian="12pt"/>
    </style:style>
    <style:style style:name="P101" style:family="paragraph" style:parent-style-name="Обычный">
      <style:paragraph-properties fo:text-align="center" style:justify-single-word="false" fo:orphans="2" fo:widows="2"/>
      <style:text-properties fo:font-size="15pt" officeooo:paragraph-rsid="0066cc1e" style:font-size-asian="15pt" style:font-size-complex="15pt"/>
    </style:style>
    <style:style style:name="P102" style:family="paragraph" style:parent-style-name="Обычный">
      <style:paragraph-properties fo:text-align="center" style:justify-single-word="false" fo:orphans="2" fo:widows="2"/>
      <style:text-properties fo:font-size="15pt" officeooo:paragraph-rsid="0067fa81" style:font-size-asian="15pt" style:font-size-complex="15pt"/>
    </style:style>
    <style:style style:name="P103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523cd9" style:font-size-asian="16pt" style:font-size-complex="16pt"/>
    </style:style>
    <style:style style:name="P104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66cc1e" style:font-size-asian="16pt" style:font-size-complex="16pt"/>
    </style:style>
    <style:style style:name="P105" style:family="paragraph" style:parent-style-name="Обычный">
      <style:paragraph-properties fo:margin-left="-0.004cm" fo:margin-right="0.012cm" fo:text-align="center" style:justify-single-word="false" fo:orphans="2" fo:widows="2" fo:text-indent="0cm" style:auto-text-indent="false">
        <style:tab-stops/>
      </style:paragraph-properties>
      <style:text-properties fo:font-size="16pt" officeooo:rsid="0010018c" officeooo:paragraph-rsid="0067fa81" style:font-size-asian="16pt" style:font-size-complex="16pt"/>
    </style:style>
    <style:style style:name="P106" style:family="paragraph" style:parent-style-name="Обычный">
      <style:paragraph-properties fo:orphans="2" fo:widows="2"/>
      <style:text-properties fo:font-size="16pt" style:font-size-asian="16pt" style:font-size-complex="16pt"/>
    </style:style>
    <style:style style:name="P107" style:family="paragraph" style:parent-style-name="Обычный">
      <style:paragraph-properties fo:orphans="2" fo:widows="2"/>
      <style:text-properties fo:font-size="16pt" officeooo:rsid="0064e628" officeooo:paragraph-rsid="0064e628" style:font-size-asian="16pt" style:font-size-complex="16pt"/>
    </style:style>
    <style:style style:name="P108" style:family="paragraph" style:parent-style-name="Обычный">
      <style:paragraph-properties fo:orphans="2" fo:widows="2"/>
      <style:text-properties officeooo:paragraph-rsid="0066cc1e"/>
    </style:style>
    <style:style style:name="P109" style:family="paragraph" style:parent-style-name="Обычный">
      <style:paragraph-properties fo:margin-left="0cm" fo:margin-right="0.318cm" fo:orphans="2" fo:widows="2" fo:text-indent="0cm" style:auto-text-indent="false"/>
      <style:text-properties officeooo:paragraph-rsid="0067fa81"/>
    </style:style>
    <style:style style:name="P110" style:family="paragraph" style:parent-style-name="Обычный">
      <style:paragraph-properties fo:orphans="2" fo:widows="2"/>
      <style:text-properties officeooo:paragraph-rsid="0067fa81"/>
    </style:style>
    <style:style style:name="P111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66cc1e" style:font-size-complex="14pt"/>
    </style:style>
    <style:style style:name="P112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paragraph-rsid="0067fa81" style:font-size-complex="14pt"/>
    </style:style>
    <style:style style:name="P113" style:family="paragraph" style:parent-style-name="Обычный">
      <style:paragraph-properties fo:orphans="2" fo:widows="2"/>
      <style:text-properties officeooo:paragraph-rsid="0066cc1e" style:font-size-complex="14pt"/>
    </style:style>
    <style:style style:name="P114" style:family="paragraph" style:parent-style-name="Обычный">
      <style:paragraph-properties fo:orphans="2" fo:widows="2"/>
      <style:text-properties officeooo:paragraph-rsid="0067fa81" style:font-size-complex="14pt"/>
    </style:style>
    <style:style style:name="P115" style:family="paragraph" style:parent-style-name="Обычный">
      <style:paragraph-properties fo:orphans="2" fo:widows="2"/>
      <style:text-properties officeooo:rsid="0064e628" officeooo:paragraph-rsid="0064e628" style:font-size-complex="14pt"/>
    </style:style>
    <style:style style:name="P116" style:family="paragraph" style:parent-style-name="Обычный">
      <style:paragraph-properties fo:orphans="2" fo:widows="2"/>
      <style:text-properties officeooo:rsid="0064e628" officeooo:paragraph-rsid="0066cc1e" style:font-size-complex="14pt"/>
    </style:style>
    <style:style style:name="P117" style:family="paragraph" style:parent-style-name="Обычный">
      <style:paragraph-properties fo:orphans="2" fo:widows="2"/>
      <style:text-properties officeooo:rsid="0064e628" officeooo:paragraph-rsid="0067fa81" style:font-size-complex="14pt"/>
    </style:style>
    <style:style style:name="P118" style:family="paragraph" style:parent-style-name="Обычный">
      <style:paragraph-properties fo:text-align="center" style:justify-single-word="false" fo:orphans="2" fo:widows="2"/>
      <style:text-properties officeooo:paragraph-rsid="0066cc1e" style:font-size-complex="14pt"/>
    </style:style>
    <style:style style:name="P119" style:family="paragraph" style:parent-style-name="Обычный">
      <style:paragraph-properties fo:text-align="center" style:justify-single-word="false" fo:orphans="2" fo:widows="2"/>
      <style:text-properties officeooo:paragraph-rsid="0067fa81" style:font-size-complex="14pt"/>
    </style:style>
    <style:style style:name="P120" style:family="paragraph" style:parent-style-name="Обычный">
      <style:paragraph-properties fo:text-align="center" style:justify-single-word="false" fo:orphans="2" fo:widows="2"/>
      <style:text-properties officeooo:rsid="000e2d38" officeooo:paragraph-rsid="0066cc1e" style:font-size-complex="14pt"/>
    </style:style>
    <style:style style:name="P121" style:family="paragraph" style:parent-style-name="Обычный">
      <style:paragraph-properties fo:text-align="center" style:justify-single-word="false" fo:orphans="2" fo:widows="2"/>
      <style:text-properties officeooo:rsid="000e2d38" officeooo:paragraph-rsid="0067fa81" style:font-size-complex="14pt"/>
    </style:style>
    <style:style style:name="P122" style:family="paragraph" style:parent-style-name="Обычный">
      <style:paragraph-properties fo:line-height="0.769cm" fo:text-align="justify" style:justify-single-word="false" fo:orphans="2" fo:widows="2"/>
      <style:text-properties officeooo:paragraph-rsid="0066cc1e" style:font-size-complex="14pt"/>
    </style:style>
    <style:style style:name="P123" style:family="paragraph" style:parent-style-name="Обычный">
      <style:paragraph-properties fo:line-height="0.769cm" fo:text-align="justify" style:justify-single-word="false" fo:orphans="2" fo:widows="2"/>
      <style:text-properties officeooo:paragraph-rsid="0067fa81" style:font-size-complex="14pt"/>
    </style:style>
    <style:style style:name="P124" style:family="paragraph" style:parent-style-name="Обычный">
      <style:paragraph-properties fo:text-align="center" style:justify-single-word="false" fo:orphans="2" fo:widows="2"/>
      <style:text-properties officeooo:rsid="004af43f" officeooo:paragraph-rsid="0066cc1e" style:font-size-complex="14pt"/>
    </style:style>
    <style:style style:name="P125" style:family="paragraph" style:parent-style-name="Обычный">
      <style:paragraph-properties fo:text-align="center" style:justify-single-word="false" fo:orphans="2" fo:widows="2"/>
      <style:text-properties officeooo:rsid="004af43f" officeooo:paragraph-rsid="0067fa81" style:font-size-complex="14pt"/>
    </style:style>
    <style:style style:name="P126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66cc1e" style:font-size-complex="14pt"/>
    </style:style>
    <style:style style:name="P127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2da83a" officeooo:paragraph-rsid="0067fa81" style:font-size-complex="14pt"/>
    </style:style>
    <style:style style:name="P128" style:family="paragraph" style:parent-style-name="Обычный">
      <style:paragraph-properties fo:orphans="2" fo:widows="2"/>
      <style:text-properties officeooo:rsid="004a082a" officeooo:paragraph-rsid="0066cc1e" style:font-size-complex="14pt"/>
    </style:style>
    <style:style style:name="P129" style:family="paragraph" style:parent-style-name="Обычный">
      <style:paragraph-properties fo:orphans="2" fo:widows="2"/>
      <style:text-properties officeooo:rsid="004a082a" officeooo:paragraph-rsid="0067fa81" style:font-size-complex="14pt"/>
    </style:style>
    <style:style style:name="P130" style:family="paragraph" style:parent-style-name="Обычный">
      <style:text-properties officeooo:paragraph-rsid="0066cc1e" style:font-size-complex="14pt"/>
    </style:style>
    <style:style style:name="P131" style:family="paragraph" style:parent-style-name="Обычный">
      <style:paragraph-properties fo:orphans="2" fo:widows="2"/>
      <style:text-properties officeooo:rsid="0066cc1e" officeooo:paragraph-rsid="0066cc1e" style:font-size-complex="14pt"/>
    </style:style>
    <style:style style:name="P132" style:family="paragraph" style:parent-style-name="Обычный">
      <style:paragraph-properties fo:orphans="2" fo:widows="2"/>
      <style:text-properties officeooo:rsid="0066cc1e" officeooo:paragraph-rsid="0067fa81" style:font-size-complex="14pt"/>
    </style:style>
    <style:style style:name="P133" style:family="paragraph" style:parent-style-name="Обычный">
      <style:paragraph-properties fo:orphans="2" fo:widows="2"/>
      <style:text-properties officeooo:rsid="0067fa81" officeooo:paragraph-rsid="0067fa81" style:font-size-complex="14pt"/>
    </style:style>
    <style:style style:name="P134" style:family="paragraph" style:parent-style-name="Обычный">
      <style:paragraph-properties fo:margin-left="-0.004cm" fo:margin-right="0.012cm" fo:orphans="2" fo:widows="2" fo:text-indent="0cm" style:auto-text-indent="false">
        <style:tab-stops/>
      </style:paragraph-properties>
      <style:text-properties officeooo:rsid="0067fa81" officeooo:paragraph-rsid="0067fa81" style:font-size-complex="14pt"/>
    </style:style>
    <style:style style:name="P135" style:family="paragraph" style:parent-style-name="Обычный">
      <style:paragraph-properties fo:margin-left="-0.106cm" fo:margin-right="-0.004cm" fo:orphans="2" fo:widows="2" fo:text-indent="0cm" style:auto-text-indent="false">
        <style:tab-stops/>
      </style:paragraph-properties>
      <style:text-properties officeooo:rsid="0067fa81" officeooo:paragraph-rsid="0067fa81" style:font-size-complex="14pt"/>
    </style:style>
    <style:style style:name="P136" style:family="paragraph" style:parent-style-name="Обычный">
      <style:paragraph-properties fo:text-align="end" style:justify-single-word="false" fo:orphans="2" fo:widows="2"/>
      <style:text-properties officeooo:rsid="0067fa81" officeooo:paragraph-rsid="0067fa81" style:font-size-complex="14pt"/>
    </style:style>
    <style:style style:name="P137" style:family="paragraph" style:parent-style-name="Обычный">
      <style:text-properties officeooo:paragraph-rsid="0067fa81" style:font-size-complex="14pt"/>
    </style:style>
    <style:style style:name="P138" style:family="paragraph" style:parent-style-name="Обычный">
      <style:paragraph-properties fo:text-align="end" style:justify-single-word="false" fo:orphans="2" fo:widows="2"/>
      <style:text-properties officeooo:paragraph-rsid="0066cc1e"/>
    </style:style>
    <style:style style:name="P139" style:family="paragraph" style:parent-style-name="Обычный">
      <style:paragraph-properties fo:text-align="end" style:justify-single-word="false" fo:orphans="2" fo:widows="2"/>
      <style:text-properties officeooo:paragraph-rsid="0067fa81"/>
    </style:style>
    <style:style style:name="P140" style:family="paragraph" style:parent-style-name="Обычный">
      <style:paragraph-properties fo:text-align="start" style:justify-single-word="false" fo:orphans="2" fo:widows="2"/>
      <style:text-properties officeooo:paragraph-rsid="0064e628"/>
    </style:style>
    <style:style style:name="P141" style:family="paragraph" style:parent-style-name="Обычный">
      <style:paragraph-properties fo:text-align="start" style:justify-single-word="false" fo:orphans="2" fo:widows="2"/>
      <style:text-properties officeooo:paragraph-rsid="0067fa81"/>
    </style:style>
    <style:style style:name="P142" style:family="paragraph" style:parent-style-name="Обычный">
      <style:paragraph-properties fo:text-align="center" style:justify-single-word="false" fo:orphans="2" fo:widows="2"/>
      <style:text-properties officeooo:paragraph-rsid="0066cc1e"/>
    </style:style>
    <style:style style:name="P143" style:family="paragraph" style:parent-style-name="Обычный">
      <style:paragraph-properties fo:text-align="center" style:justify-single-word="false" fo:orphans="2" fo:widows="2"/>
      <style:text-properties officeooo:paragraph-rsid="0067fa81"/>
    </style:style>
    <style:style style:name="P144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4e628" style:font-size-complex="14pt"/>
    </style:style>
    <style:style style:name="P145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6cc1e" style:font-size-complex="14pt"/>
    </style:style>
    <style:style style:name="P146" style:family="paragraph" style:parent-style-name="Обычный">
      <style:paragraph-properties fo:text-align="center" style:justify-single-word="false" fo:orphans="2" fo:widows="2"/>
      <style:text-properties fo:language="ru" fo:country="RU" officeooo:rsid="0064e628" officeooo:paragraph-rsid="0067fa81" style:font-size-complex="14pt"/>
    </style:style>
    <style:style style:name="P147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4e628" style:font-size-asian="13pt" style:font-size-complex="13pt"/>
    </style:style>
    <style:style style:name="P148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6cc1e" style:font-size-asian="13pt" style:font-size-complex="13pt"/>
    </style:style>
    <style:style style:name="P149" style:family="paragraph" style:parent-style-name="Обычный">
      <style:paragraph-properties fo:line-height="0.39cm" fo:text-align="center" style:justify-single-word="false" fo:orphans="2" fo:widows="2"/>
      <style:text-properties fo:font-size="13pt" officeooo:rsid="0064e628" officeooo:paragraph-rsid="0067fa81" style:font-size-asian="13pt" style:font-size-complex="13pt"/>
    </style:style>
    <style:style style:name="P150" style:family="paragraph" style:parent-style-name="Обычный">
      <style:paragraph-properties fo:line-height="0.39cm" fo:text-align="center" style:justify-single-word="false" fo:orphans="2" fo:widows="2"/>
      <style:text-properties fo:font-size="13pt" officeooo:paragraph-rsid="0066cc1e" style:font-size-asian="13pt" style:font-size-complex="13pt"/>
    </style:style>
    <style:style style:name="P151" style:family="paragraph" style:parent-style-name="Обычный">
      <style:paragraph-properties fo:line-height="0.39cm" fo:text-align="center" style:justify-single-word="false" fo:orphans="2" fo:widows="2"/>
      <style:text-properties fo:font-size="13pt" officeooo:paragraph-rsid="0067fa81" style:font-size-asian="13pt" style:font-size-complex="13pt"/>
    </style:style>
    <style:style style:name="P152" style:family="paragraph" style:parent-style-name="Обычный">
      <style:paragraph-properties fo:line-height="0.758cm" fo:orphans="2" fo:widows="2"/>
      <style:text-properties fo:font-size="18pt" officeooo:rsid="0064e628" officeooo:paragraph-rsid="0064e628" style:font-size-asian="18pt"/>
    </style:style>
    <style:style style:name="P153" style:family="paragraph" style:parent-style-name="Обычный">
      <style:paragraph-properties fo:orphans="2" fo:widows="2"/>
      <style:text-properties fo:font-size="18pt" officeooo:paragraph-rsid="0066cc1e" style:font-size-asian="18pt"/>
    </style:style>
    <style:style style:name="P154" style:family="paragraph" style:parent-style-name="Обычный">
      <style:paragraph-properties fo:orphans="2" fo:widows="2"/>
      <style:text-properties fo:font-size="18pt" officeooo:paragraph-rsid="0067fa81" style:font-size-asian="18pt"/>
    </style:style>
    <style:style style:name="P155" style:family="paragraph" style:parent-style-name="Обычный">
      <style:paragraph-properties fo:text-align="center" style:justify-single-word="false" fo:orphans="2" fo:widows="2"/>
      <style:text-properties fo:font-size="18pt" officeooo:paragraph-rsid="0066cc1e" style:font-size-asian="18pt"/>
    </style:style>
    <style:style style:name="P156" style:family="paragraph" style:parent-style-name="Обычный">
      <style:paragraph-properties fo:text-align="center" style:justify-single-word="false" fo:orphans="2" fo:widows="2"/>
      <style:text-properties fo:font-size="18pt" officeooo:paragraph-rsid="0067fa81" style:font-size-asian="18pt"/>
    </style:style>
    <style:style style:name="P157" style:family="paragraph" style:parent-style-name="Обычный">
      <style:paragraph-properties fo:line-height="0.758cm"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158" style:family="paragraph" style:parent-style-name="Обычный">
      <style:paragraph-properties fo:orphans="2" fo:widows="2"/>
      <style:text-properties style:font-name="Times New Roman1" fo:font-size="14pt" officeooo:rsid="0064e628" officeooo:paragraph-rsid="0064e628" style:font-size-asian="14pt" style:font-size-complex="14pt"/>
    </style:style>
    <style:style style:name="P159" style:family="paragraph" style:parent-style-name="Обычный">
      <style:paragraph-properties fo:orphans="2" fo:widows="2"/>
      <style:text-properties style:font-name="Times New Roman1" fo:font-size="14pt" fo:font-weight="normal" officeooo:rsid="0064e628" officeooo:paragraph-rsid="0064e628" style:font-size-asian="14pt" style:font-weight-asian="normal" style:font-size-complex="14pt" style:font-weight-complex="normal"/>
    </style:style>
    <style:style style:name="P160" style:family="paragraph" style:parent-style-name="Обычный">
      <style:paragraph-properties fo:orphans="2" fo:widows="2"/>
      <style:text-properties fo:font-size="10pt" officeooo:paragraph-rsid="0066cc1e" style:font-size-asian="10pt"/>
    </style:style>
    <style:style style:name="P161" style:family="paragraph" style:parent-style-name="Обычный">
      <style:paragraph-properties fo:orphans="2" fo:widows="2"/>
      <style:text-properties fo:font-size="10pt" officeooo:paragraph-rsid="0067fa81" style:font-size-asian="10pt"/>
    </style:style>
    <style:style style:name="P162" style:family="paragraph" style:parent-style-name="Обычный">
      <style:paragraph-properties fo:text-align="center" style:justify-single-word="false" fo:orphans="2" fo:widows="2"/>
      <style:text-properties fo:font-size="10pt" officeooo:paragraph-rsid="0066cc1e" style:font-size-asian="10pt"/>
    </style:style>
    <style:style style:name="P163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66cc1e" style:font-size-asian="10pt"/>
    </style:style>
    <style:style style:name="P164" style:family="paragraph" style:parent-style-name="Обычный">
      <style:paragraph-properties fo:text-align="center" style:justify-single-word="false" fo:orphans="2" fo:widows="2"/>
      <style:text-properties fo:font-size="10pt" officeooo:paragraph-rsid="0067fa81" style:font-size-asian="10pt"/>
    </style:style>
    <style:style style:name="P165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0pt" officeooo:paragraph-rsid="0067fa81" style:font-size-asian="10pt"/>
    </style:style>
    <style:style style:name="P166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66cc1e" style:font-size-asian="10pt"/>
    </style:style>
    <style:style style:name="P167" style:family="paragraph" style:parent-style-name="Обычный">
      <style:paragraph-properties fo:line-height="0.741cm" fo:text-align="center" style:justify-single-word="false" fo:orphans="2" fo:widows="2"/>
      <style:text-properties fo:font-size="10pt" officeooo:paragraph-rsid="0067fa81" style:font-size-asian="10pt"/>
    </style:style>
    <style:style style:name="P168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66cc1e" style:font-size-asian="10pt"/>
    </style:style>
    <style:style style:name="P169" style:family="paragraph" style:parent-style-name="Обычный">
      <style:paragraph-properties fo:line-height="0.741cm" fo:text-align="center" style:justify-single-word="false" fo:orphans="2" fo:widows="2"/>
      <style:text-properties fo:font-size="10pt" officeooo:rsid="0029f467" officeooo:paragraph-rsid="0067fa81" style:font-size-asian="10pt"/>
    </style:style>
    <style:style style:name="P170" style:family="paragraph" style:parent-style-name="Обычный">
      <style:paragraph-properties fo:orphans="2" fo:widows="2"/>
      <style:text-properties fo:font-size="11pt" officeooo:paragraph-rsid="0066cc1e" style:font-size-asian="11pt"/>
    </style:style>
    <style:style style:name="P171" style:family="paragraph" style:parent-style-name="Обычный">
      <style:paragraph-properties fo:orphans="2" fo:widows="2"/>
      <style:text-properties fo:font-size="11pt" officeooo:paragraph-rsid="0067fa81" style:font-size-asian="11pt"/>
    </style:style>
    <style:style style:name="P172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66cc1e" style:font-size-asian="11pt"/>
    </style:style>
    <style:style style:name="P173" style:family="paragraph" style:parent-style-name="Обычный">
      <style:paragraph-properties fo:text-align="center" style:justify-single-word="false" fo:orphans="2" fo:widows="2"/>
      <style:text-properties fo:font-size="11pt" officeooo:paragraph-rsid="0066cc1e" style:font-size-asian="11pt"/>
    </style:style>
    <style:style style:name="P174" style:family="paragraph" style:parent-style-name="Обычный">
      <style:paragraph-properties fo:margin-left="0cm" fo:margin-right="-0.191cm" fo:text-align="center" style:justify-single-word="false" fo:orphans="2" fo:widows="2" fo:text-indent="0cm" style:auto-text-indent="false"/>
      <style:text-properties fo:font-size="11pt" officeooo:paragraph-rsid="0067fa81" style:font-size-asian="11pt"/>
    </style:style>
    <style:style style:name="P175" style:family="paragraph" style:parent-style-name="Обычный">
      <style:paragraph-properties fo:text-align="center" style:justify-single-word="false" fo:orphans="2" fo:widows="2"/>
      <style:text-properties fo:font-size="11pt" officeooo:paragraph-rsid="0067fa81" style:font-size-asian="11pt"/>
    </style:style>
    <style:style style:name="P176" style:family="paragraph" style:parent-style-name="Обычный">
      <style:paragraph-properties fo:line-height="0.769cm" fo:text-align="justify" style:justify-single-word="false" fo:orphans="2" fo:widows="2"/>
      <style:text-properties officeooo:paragraph-rsid="0066cc1e"/>
    </style:style>
    <style:style style:name="P177" style:family="paragraph" style:parent-style-name="Обычный">
      <style:paragraph-properties fo:line-height="0.769cm" fo:text-align="justify" style:justify-single-word="false" fo:orphans="2" fo:widows="2"/>
      <style:text-properties officeooo:paragraph-rsid="0067fa81"/>
    </style:style>
    <style:style style:name="P178" style:family="paragraph" style:parent-style-name="Обычный">
      <style:paragraph-properties fo:text-align="start" style:justify-single-word="false" fo:orphans="2" fo:widows="2"/>
      <style:text-properties officeooo:rsid="0067fa81" officeooo:paragraph-rsid="0067fa81"/>
    </style:style>
    <style:style style:name="P179" style:family="paragraph" style:parent-style-name="Обычный">
      <style:paragraph-properties fo:text-align="end" style:justify-single-word="false" fo:orphans="2" fo:widows="2"/>
      <style:text-properties officeooo:rsid="0067fa81" officeooo:paragraph-rsid="0067fa81"/>
    </style:style>
    <style:style style:name="P180" style:family="paragraph" style:parent-style-name="Обычный">
      <style:paragraph-properties fo:orphans="2" fo:widows="2"/>
      <style:text-properties officeooo:rsid="0067fa81" officeooo:paragraph-rsid="0067fa81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/>
    </style:style>
    <style:style style:name="T4" style:family="text">
      <style:text-properties style:font-size-complex="14pt"/>
    </style:style>
    <style:style style:name="T5" style:family="text">
      <style:text-properties officeooo:rsid="0045943b" style:font-size-complex="14pt"/>
    </style:style>
    <style:style style:name="T6" style:family="text">
      <style:text-properties officeooo:rsid="004a082a" style:font-size-complex="14pt"/>
    </style:style>
    <style:style style:name="T7" style:family="text">
      <style:text-properties officeooo:rsid="0011eedb" style:font-size-complex="14pt"/>
    </style:style>
    <style:style style:name="T8" style:family="text">
      <style:text-properties officeooo:rsid="0066cc1e" style:font-size-complex="14pt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4a082a" style:font-size-asian="16pt" style:font-size-complex="16pt"/>
    </style:style>
    <style:style style:name="T12" style:family="text">
      <style:text-properties fo:font-size="16pt" officeooo:rsid="0066cc1e" style:font-size-asian="16pt" style:font-size-complex="16pt"/>
    </style:style>
    <style:style style:name="T13" style:family="text">
      <style:text-properties fo:font-size="16pt" officeooo:rsid="0067fa81" style:font-size-asian="16pt" style:font-size-complex="16pt"/>
    </style:style>
    <style:style style:name="T14" style:family="text">
      <style:text-properties fo:font-size="10pt" style:font-size-asian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language="ru" fo:country="RU" officeooo:rsid="00345b26"/>
    </style:style>
    <style:style style:name="T17" style:family="text">
      <style:text-properties style:text-underline-style="solid" style:text-underline-width="auto" style:text-underline-color="font-color" officeooo:rsid="0064e628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000000" loext:opacity="100%" style:font-size-complex="14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457cf6"/>
    </style:style>
    <style:style style:name="T22" style:family="text">
      <style:text-properties style:use-window-font-color="true" loext:opacity="0%" fo:font-size="14pt" style:font-size-asian="14pt"/>
    </style:style>
    <style:style style:name="T23" style:family="text">
      <style:text-properties style:use-window-font-color="true" loext:opacity="0%" fo:font-size="14pt" style:font-size-asian="14pt" style:font-size-complex="14pt"/>
    </style:style>
    <style:style style:name="T24" style:family="text">
      <style:text-properties style:use-window-font-color="true" loext:opacity="0%" fo:font-size="14pt" officeooo:rsid="0066cc1e" style:font-size-asian="14pt" style:font-size-complex="14pt"/>
    </style:style>
    <style:style style:name="T25" style:family="text">
      <style:text-properties style:use-window-font-color="true" loext:opacity="0%" fo:font-size="14pt" officeooo:rsid="0066cc1e" style:font-size-asian="14pt"/>
    </style:style>
    <style:style style:name="T26" style:family="text">
      <style:text-properties officeooo:rsid="0045943b"/>
    </style:style>
    <style:style style:name="T27" style:family="text">
      <style:text-properties officeooo:rsid="004a082a"/>
    </style:style>
    <style:style style:name="T28" style:family="text">
      <style:text-properties fo:font-style="italic" style:font-style-asian="italic" style:font-size-complex="14pt" style:font-style-complex="italic"/>
    </style:style>
    <style:style style:name="T29" style:family="text">
      <style:text-properties fo:font-style="italic" officeooo:rsid="0045943b" style:font-style-asian="italic" style:font-size-complex="14pt" style:font-style-complex="italic"/>
    </style:style>
    <style:style style:name="T30" style:family="text">
      <style:text-properties fo:font-style="italic" officeooo:rsid="0064e628" style:font-style-asian="italic" style:font-size-complex="14pt" style:font-style-complex="italic"/>
    </style:style>
    <style:style style:name="T31" style:family="text">
      <style:text-properties fo:font-style="italic" officeooo:rsid="0066cc1e" style:font-style-asian="italic" style:font-size-complex="14pt" style:font-style-complex="italic"/>
    </style:style>
    <style:style style:name="T32" style:family="text">
      <style:text-properties officeooo:rsid="004af43f"/>
    </style:style>
    <style:style style:name="T33" style:family="text">
      <style:text-properties officeooo:rsid="0064e628"/>
    </style:style>
    <style:style style:name="T34" style:family="text">
      <style:text-properties fo:background-color="#ffffff" loext:char-shading-value="0"/>
    </style:style>
    <style:style style:name="T35" style:family="text">
      <style:text-properties officeooo:rsid="0064e628" fo:background-color="#ffffff" loext:char-shading-value="0"/>
    </style:style>
    <style:style style:name="T36" style:family="text">
      <style:text-properties officeooo:rsid="0066cc1e" fo:background-color="#ffffff" loext:char-shading-value="0"/>
    </style:style>
    <style:style style:name="T37" style:family="text">
      <style:text-properties officeooo:rsid="0066cc1e"/>
    </style:style>
    <style:style style:name="T38" style:family="text">
      <style:text-properties officeooo:rsid="00227f33"/>
    </style:style>
    <style:style style:name="T39" style:family="text">
      <style:text-properties officeooo:rsid="0067fa81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X"/>
        <table:table-column table:style-name="Таблица1.f"/>
        <table:table-column table:style-name="Таблица1.g"/>
        <table:table-row table:style-name="Таблица1.1">
          <table:table-cell table:style-name="Таблица1.A1" table:number-columns-spanned="7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2">
          <table:table-cell table:style-name="Таблица1.R1" office:value-type="string">
            <text:p text:style-name="P29">Дубл.</text:p>
            <text:p text:style-name="P29"/>
          </table:table-cell>
          <table:table-cell table:style-name="Таблица1.R1" table:number-columns-spanned="2" office:value-type="string">
            <text:p text:style-name="P4"/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office:value-type="string">
            <text:p text:style-name="P4"/>
            <text:p text:style-name="P4"/>
          </table:table-cell>
          <table:table-cell table:style-name="Таблица1.H2" table:number-columns-spanned="10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3">
          <table:table-cell table:style-name="Таблица1.R1" office:value-type="string">
            <text:p text:style-name="P29">Взам.</text:p>
          </table:table-cell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office:value-type="string">
            <text:p text:style-name="P4"/>
          </table:table-cell>
          <table:table-cell table:style-name="Таблица1.H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4"/>
          </table:table-cell>
          <table:covered-table-cell/>
          <table:table-cell table:style-name="Таблица1.R1" table:number-columns-spanned="3" office:value-type="string">
            <text:p text:style-name="P4"/>
          </table:table-cell>
          <table:covered-table-cell/>
          <table:covered-table-cell/>
          <table:table-cell table:style-name="Таблица1.R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4"/>
          </table:table-cell>
        </table:table-row>
        <table:table-row table:style-name="Таблица1.3">
          <table:table-cell table:style-name="Таблица1.R1" office:value-type="string">
            <text:p text:style-name="P29">Подл.</text:p>
          </table:table-cell>
          <table:table-cell table:style-name="Таблица1.R1" table:number-columns-spanned="2" office:value-type="string">
            <text:p text:style-name="P34"/>
          </table:table-cell>
          <table:covered-table-cell/>
          <table:table-cell table:style-name="Таблица1.R1" table:number-columns-spanned="3" office:value-type="string">
            <text:p text:style-name="P34"/>
          </table:table-cell>
          <table:covered-table-cell/>
          <table:covered-table-cell/>
          <table:table-cell table:style-name="Таблица1.R1" office:value-type="string">
            <text:p text:style-name="P36"/>
          </table:table-cell>
          <table:table-cell table:style-name="Таблица1.H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1" table:number-columns-spanned="2" office:value-type="string">
            <text:p text:style-name="P29"/>
          </table:table-cell>
          <table:covered-table-cell/>
          <table:table-cell table:style-name="Таблица1.R1" table:number-columns-spanned="3" office:value-type="string">
            <text:p text:style-name="P29"/>
          </table:table-cell>
          <table:covered-table-cell/>
          <table:covered-table-cell/>
          <table:table-cell table:style-name="Таблица1.R1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1.R1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R1" office:value-type="string">
            <text:p text:style-name="P29"/>
          </table:table-cell>
        </table:table-row>
        <table:table-row table:style-name="Таблица1.5">
          <table:table-cell table:style-name="Таблица1.A5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S5" table:number-columns-spanned="9" office:value-type="string">
            <text:h text:style-name="P67" text:outline-level="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5" table:number-columns-spanned="3" office:value-type="string">
            <text:p text:style-name="P4"/>
          </table:table-cell>
          <table:covered-table-cell/>
          <table:covered-table-cell/>
          <table:table-cell table:style-name="Таблица1.S5" table:number-columns-spanned="3" office:value-type="string">
            <text:p text:style-name="P38">1</text:p>
          </table:table-cell>
          <table:covered-table-cell/>
          <table:covered-table-cell/>
        </table:table-row>
        <table:table-row table:style-name="Таблица1.6">
          <table:table-cell table:style-name="Таблица1.A6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6" table:number-columns-spanned="4" office:value-type="string">
            <text:p text:style-name="P13"><text:span text:style-name="T33">РУТП</text:span> «<text:span text:style-name="T33">От винта</text:span>»</text:p>
            <text:p text:style-name="P34"/>
          </table:table-cell>
          <table:covered-table-cell/>
          <table:covered-table-cell/>
          <table:covered-table-cell/>
          <table:table-cell table:style-name="Таблица1.N6" table:number-columns-spanned="3" office:value-type="string">
            <text:p text:style-name="P83">СМ3-92-2024</text:p>
          </table:table-cell>
          <table:covered-table-cell/>
          <table:covered-table-cell/>
          <table:table-cell table:style-name="Таблица1.Q6" table:number-columns-spanned="8" office:value-type="string">
            <text:p text:style-name="P1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Y6" table:number-columns-spanned="9" office:value-type="string">
            <text:h text:style-name="P76" text:outline-level="9"><text:span text:style-name="T11">П</text:span><text:span text:style-name="T10">Т-92-2024-</text:span><text:span text:style-name="T12">0</text:span><text:span text:style-name="T13">3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covered-table-cell table:style-name="Таблица1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7" table:number-columns-spanned="2" office:value-type="string">
            <text:p text:style-name="P11"/>
            <text:p text:style-name="P11"/>
            <text:p text:style-name="P11"/>
          </table:table-cell>
          <table:covered-table-cell/>
          <table:table-cell table:style-name="Таблица1.L7" table:number-columns-spanned="14" office:value-type="string">
            <text:p text:style-name="P89">Корпус ги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7" table:number-columns-spanned="3" office:value-type="string">
            <text:p text:style-name="P13"/>
          </table:table-cell>
          <table:covered-table-cell/>
          <table:covered-table-cell/>
          <table:table-cell table:style-name="Таблица1.Z7" table:number-columns-spanned="3" office:value-type="string">
            <text:p text:style-name="P27"><text:span text:style-name="Основной_20_шрифт_20_абзаца"/></text:p>
          </table:table-cell>
          <table:covered-table-cell/>
          <table:covered-table-cell/>
          <table:table-cell table:style-name="Таблица1.f7" table:number-columns-spanned="2" office:value-type="string">
            <text:p text:style-name="P11"/>
          </table:table-cell>
          <table:covered-table-cell/>
        </table:table-row>
        <table:table-row table:style-name="Таблица1.8">
          <table:table-cell table:style-name="Таблица1.A8" table:number-rows-spanned="4" table:number-columns-spanned="10" office:value-type="string"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4"/>
            <text:p text:style-name="P4"/>
            <text:p text:style-name="P3"/>
            <text:p text:style-name="P4"/>
          </table:table-cell>
          <table:covered-table-cell/>
          <table:covered-table-cell/>
          <table:covered-table-cell/>
          <table:table-cell table:style-name="Таблица1.A1" office:value-type="string">
            <text:p text:style-name="P4"/>
            <text:p text:style-name="Standard"/>
            <text:p text:style-name="P5"/>
            <text:p text:style-name="P37"/>
          </table:table-cell>
          <table:table-cell table:style-name="Таблица1.P8" table:number-rows-spanned="4" table:number-columns-spanned="18" office:value-type="string">
            <text:p text:style-name="P44"/>
            <text:p text:style-name="P44">УТВЕРЖДАЮ</text:p>
            <text:p text:style-name="P40">Главный конструктор <text:span text:style-name="T33">паспорта</text:span></text:p>
            <text:p text:style-name="P40"><text:span text:style-name="T17">Е. Н. Самошонкова</text:span> <text:s/></text:p>
            <text:p text:style-name="P40">«___» __________ 20<text:span text:style-name="T21">24</text:span>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 table:style-name="Таблица1.A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 table:style-name="Таблица1.P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E12" table:number-columns-spanned="19" office:value-type="string">
            <text:h text:style-name="P66" text:outline-level="3">ПАСПОРТ <text:s text:c="2"/>ТЕХНОЛОГИЧЕСК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X12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13" table:number-columns-spanned="5" office:value-type="string">
            <text:p text:style-name="P42"/>
            <text:p text:style-name="P39">Начальник цеха <text:span text:style-name="T33">105</text:span></text:p>
            <text:p text:style-name="P107">Главный технолог</text:p>
            <text:p text:style-name="P107"/>
          </table:table-cell>
          <table:covered-table-cell/>
          <table:covered-table-cell/>
          <table:covered-table-cell/>
          <table:covered-table-cell/>
          <table:table-cell table:style-name="Таблица1.F13" table:number-columns-spanned="3" office:value-type="string">
            <text:p text:style-name="P24"/>
          </table:table-cell>
          <table:covered-table-cell/>
          <table:covered-table-cell/>
          <table:table-cell table:style-name="Таблица1.I13" table:number-columns-spanned="4" office:value-type="string">
            <text:p text:style-name="P84"/>
            <text:p text:style-name="P85">М.А. Козионов</text:p>
            <text:p text:style-name="P90">А.М. Казинаков</text:p>
            <text:p text:style-name="P90"/>
          </table:table-cell>
          <table:covered-table-cell/>
          <table:covered-table-cell/>
          <table:covered-table-cell/>
          <table:table-cell table:style-name="Таблица1.M13" table:number-columns-spanned="4" office:value-type="string">
            <text:p text:style-name="P41"><text:s/></text:p>
          </table:table-cell>
          <table:covered-table-cell/>
          <table:covered-table-cell/>
          <table:covered-table-cell/>
          <table:table-cell table:style-name="Таблица1.Q13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Таблица1.V13" table:number-columns-spanned="12" office:value-type="string">
            <text:p text:style-name="P39"/>
            <text:p text:style-name="P4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4" table:number-columns-spanned="2" office:value-type="string">
            <text:p text:style-name="P45">ТЛ</text:p>
          </table:table-cell>
          <table:covered-table-cell/>
          <table:table-cell table:style-name="Таблица1.C14" table:number-columns-spanned="18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U14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d14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C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P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P"/>
        <table:table-column table:style-name="Таблица2.g"/>
        <table:table-column table:style-name="Таблица2.d"/>
        <table:table-column table:style-name="Таблица2.D"/>
        <table:table-column table:style-name="Таблица2.j"/>
        <table:table-column table:style-name="Таблица2.S"/>
        <table:table-column table:style-name="Таблица2.l"/>
        <table:table-column table:style-name="Таблица2.E"/>
        <table:table-row table:style-name="Таблица2.1">
          <table:table-cell table:style-name="Таблица2.A1" table:number-columns-spanned="39" office:value-type="string">
            <text:p text:style-name="P25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table:number-columns-spanned="2" office:value-type="string">
            <text:p text:style-name="Standard"/>
          </table:table-cell>
          <table:covered-table-cell/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A1" office:value-type="string">
            <text:p text:style-name="Standard"/>
          </table:table-cell>
          <table:table-cell table:style-name="Таблица2.Z2" table:number-columns-spanned="3" office:value-type="string">
            <text:p text:style-name="P29"/>
          </table:table-cell>
          <table:covered-table-cell/>
          <table:covered-table-cell/>
          <table:table-cell table:style-name="Таблица2.Z2" table:number-columns-spanned="2" office:value-type="string">
            <text:p text:style-name="P29"/>
          </table:table-cell>
          <table:covered-table-cell/>
          <table:table-cell table:style-name="Таблица2.Z2" table:number-columns-spanned="3" office:value-type="string">
            <text:p text:style-name="P29"/>
          </table:table-cell>
          <table:covered-table-cell/>
          <table:covered-table-cell/>
          <table:table-cell table:style-name="Таблица2.Z2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9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29">Дубл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3" table:number-columns-spanned="4" office:value-type="string">
            <text:p text:style-name="P4"><text:s text:c="15"/></text:p>
          </table:table-cell>
          <table:covered-table-cell/>
          <table:covered-table-cell/>
          <table:covered-table-cell/>
          <table:table-cell table:style-name="Таблица2.P3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3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29">Взам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4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1">
          <table:table-cell table:style-name="Таблица2.Z2" table:number-columns-spanned="2" office:value-type="string">
            <text:p text:style-name="P29">Подл.</text:p>
          </table:table-cell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L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office:value-type="string">
            <text:p text:style-name="P4"/>
          </table:table-cell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  <table:table-cell table:style-name="Таблица2.Z2" table:number-columns-spanned="3" office:value-type="string">
            <text:p text:style-name="P4"/>
          </table:table-cell>
          <table:covered-table-cell/>
          <table:covered-table-cell/>
          <table:table-cell table:style-name="Таблица2.Z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4"/>
          </table:table-cell>
          <table:covered-table-cell/>
        </table:table-row>
        <table:table-row table:style-name="Таблица2.6">
          <table:table-cell table:style-name="Таблица2.A6" table:number-columns-spanned="2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8" office:value-type="string">
            <text:h text:style-name="P68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3" office:value-type="string">
            <text:p text:style-name="P13"/>
          </table:table-cell>
          <table:covered-table-cell/>
          <table:covered-table-cell/>
          <table:table-cell table:style-name="Таблица2.a6" table:number-columns-spanned="2" office:value-type="string">
            <text:p text:style-name="P13"/>
          </table:table-cell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48">Разработа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7" office:value-type="string">
            <text:p text:style-name="P4"/>
          </table:table-cell>
          <table:table-cell table:style-name="Таблица2.N7" table:number-rows-spanned="3" table:number-columns-spanned="5" office:value-type="string">
            <text:p text:style-name="P147">РУТП</text:p>
            <text:p text:style-name="P51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2.S7" table:number-rows-spanned="3" table:number-columns-spanned="6" office:value-type="string"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Y7" table:number-rows-spanned="3" table:number-columns-spanned="8" office:value-type="string"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g7" table:number-rows-spanned="3" table:number-columns-spanned="7" office:value-type="string">
            <text:h text:style-name="P73" text:outline-level="9">ПТ-<text:span text:style-name="T33">92</text:span>-2024-<text:span text:style-name="T37">0</text:span><text:span text:style-name="T39">3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48">Проверил</text:p>
          </table:table-cell>
          <table:covered-table-cell/>
          <table:covered-table-cell/>
          <table:table-cell table:style-name="Таблица2.Z2" table:number-columns-spanned="7" office:value-type="string">
            <text:p text:style-name="P3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8" office:value-type="string">
            <text:p text:style-name="P4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48"/>
          </table:table-cell>
          <table:covered-table-cell/>
          <table:covered-table-cell/>
          <table:table-cell table:style-name="Таблица2.Z2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9" office:value-type="string">
            <text:p text:style-name="P4"/>
          </table:table-cell>
          <table:covered-table-cell table:style-name="Таблица2.N7"/>
          <table:covered-table-cell/>
          <table:covered-table-cell/>
          <table:covered-table-cell/>
          <table:covered-table-cell/>
          <table:covered-table-cell table:style-name="Таблица2.S7"/>
          <table:covered-table-cell/>
          <table:covered-table-cell/>
          <table:covered-table-cell/>
          <table:covered-table-cell/>
          <table:covered-table-cell/>
          <table:covered-table-cell table:style-name="Таблица2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" office:value-type="string">
            <text:p text:style-name="P48"/>
          </table:table-cell>
          <table:covered-table-cell/>
          <table:covered-table-cell/>
          <table:table-cell table:style-name="Таблица2.Z2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10" office:value-type="string">
            <text:p text:style-name="P4"/>
          </table:table-cell>
          <table:table-cell table:style-name="Таблица2.N10" table:number-rows-spanned="2" office:value-type="string">
            <text:p text:style-name="P13"/>
          </table:table-cell>
          <table:table-cell table:style-name="Таблица2.O10" table:number-rows-spanned="2" table:number-columns-spanned="21" office:value-type="string">
            <text:p text:style-name="P144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10" table:number-rows-spanned="2" office:value-type="string">
            <text:p text:style-name="P52"/>
          </table:table-cell>
          <table:table-cell table:style-name="Таблица2.k10" table:number-rows-spanned="2" table:number-columns-spanned="2" office:value-type="string">
            <text:p text:style-name="P43"/>
          </table:table-cell>
          <table:covered-table-cell/>
          <table:table-cell table:style-name="Таблица2.k10" table:number-rows-spanned="2" office:value-type="string">
            <text:p text:style-name="P43"/>
          </table:table-cell>
        </table:table-row>
        <table:table-row table:style-name="Таблица2.7">
          <table:table-cell table:style-name="Таблица2.A11" table:number-columns-spanned="3" office:value-type="string">
            <text:p text:style-name="P48">Н.контр.</text:p>
          </table:table-cell>
          <table:covered-table-cell/>
          <table:covered-table-cell/>
          <table:table-cell table:style-name="Таблица2.D11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7" table:number-columns-spanned="2" office:value-type="string">
            <text:p text:style-name="P4"/>
          </table:table-cell>
          <table:covered-table-cell/>
          <table:table-cell table:style-name="Таблица2.M11" office:value-type="string">
            <text:p text:style-name="P4"/>
          </table:table-cell>
          <table:covered-table-cell table:style-name="Таблица2.N10"/>
          <table:covered-table-cell table:style-name="Таблица2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j10"/>
          <table:covered-table-cell table:style-name="Таблица2.k10"/>
          <table:covered-table-cell/>
          <table:covered-table-cell table:style-name="Таблица2.k10"/>
        </table:table-row>
        <table:table-row table:style-name="Таблица2.12">
          <table:table-cell table:style-name="Таблица2.A12" table:number-rows-spanned="2" office:value-type="string">
            <text:p text:style-name="P30"/>
          </table:table-cell>
          <table:table-cell table:style-name="Таблица2.O10" table:number-rows-spanned="2" table:number-columns-spanned="2" office:value-type="string">
            <text:p text:style-name="P50">Цех</text:p>
          </table:table-cell>
          <table:covered-table-cell/>
          <table:table-cell table:style-name="Таблица2.O10" table:number-rows-spanned="2" table:number-columns-spanned="2" office:value-type="string">
            <text:p text:style-name="P49">Уч.</text:p>
          </table:table-cell>
          <table:covered-table-cell/>
          <table:table-cell table:style-name="Таблица2.O10" table:number-rows-spanned="2" table:number-columns-spanned="2" office:value-type="string">
            <text:p text:style-name="P49">РМ</text:p>
          </table:table-cell>
          <table:covered-table-cell/>
          <table:table-cell table:style-name="Таблица2.A6" table:number-rows-spanned="2" office:value-type="string">
            <text:p text:style-name="P49">Опер</text:p>
          </table:table-cell>
          <table:table-cell table:style-name="Таблица2.A6" table:number-rows-spanned="2" table:number-columns-spanned="13" office:value-type="string">
            <text:p text:style-name="P82"><text:span text:style-name="T38">8864 </text:span><text:span text:style-name="T16">Слесарно-сборо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10" office:value-type="string">
            <text:p text:style-name="P49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f12" table:number-rows-spanned="2" table:number-columns-spanned="8" office:value-type="string">
            <text:p text:style-name="P49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covered-table-cell table:style-name="Таблица2.A12"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O10"/>
          <table:covered-table-cell/>
          <table:covered-table-cell table:style-name="Таблица2.A6"/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10" table:number-columns-spanned="2" office:value-type="string">
            <text:p text:style-name="P30">Исполн.</text:p>
          </table:table-cell>
          <table:covered-table-cell/>
          <table:table-cell table:style-name="Таблица2.O10" table:number-columns-spanned="4" office:value-type="string">
            <text:p text:style-name="P30">Рук. уч.</text:p>
          </table:table-cell>
          <table:covered-table-cell/>
          <table:covered-table-cell/>
          <table:covered-table-cell/>
          <table:table-cell table:style-name="Таблица2.O10" table:number-columns-spanned="4" office:value-type="string">
            <text:p text:style-name="P31">Конт. ОТК</text:p>
          </table:table-cell>
          <table:covered-table-cell/>
          <table:covered-table-cell/>
          <table:covered-table-cell/>
          <table:covered-table-cell table:style-name="Таблица2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1</text:p>
          </table:table-cell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office:value-type="string">
            <text:p text:style-name="P9"/>
          </table:table-cell>
          <table:table-cell table:style-name="Таблица2.A6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0"/>
          </table:table-cell>
          <table:covered-table-cell/>
          <table:table-cell table:style-name="Таблица2.A6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2</text:p>
          </table:table-cell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table:number-columns-spanned="2" office:value-type="string">
            <text:p text:style-name="P9"/>
          </table:table-cell>
          <table:covered-table-cell/>
          <table:table-cell table:style-name="Таблица2.A6" office:value-type="string">
            <text:p text:style-name="P9"/>
          </table:table-cell>
          <table:table-cell table:style-name="Таблица2.A6" table:number-columns-spanned="13" office:value-type="string">
            <text:p text:style-name="P22"><text:span text:style-name="T28"><text:s/></text:span><text:span text:style-name="T29">Паспорт <text:s/>ПТ-</text:span><text:span text:style-name="T30">92</text:span><text:span text:style-name="T29">-2024</text:span><text:span text:style-name="T31">-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0"/>
          </table:table-cell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3</text:p>
          </table:table-cell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table:number-columns-spanned="2" office:value-type="string">
            <text:p text:style-name="Standard"/>
          </table:table-cell>
          <table:covered-table-cell/>
          <table:table-cell table:style-name="Таблица2.A6" office:value-type="string">
            <text:p text:style-name="Standard"/>
          </table:table-cell>
          <table:table-cell table:style-name="Таблица2.A6" table:number-columns-spanned="13" office:value-type="string">
            <text:p text:style-name="P86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Standard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4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6" office:value-type="string">
            <text:p text:style-name="P32">05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9">
          <table:table-cell table:style-name="Таблица2.A6" office:value-type="string">
            <text:p text:style-name="P32">06</text:p>
          </table:table-cell>
          <table:table-cell table:style-name="Таблица2.A6" table:number-columns-spanned="2" office:value-type="string">
            <text:p text:style-name="P17">03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rows-spanned="2" table:number-columns-spanned="13" office:value-type="string">
            <text:p text:style-name="P58"><text:span text:style-name="T33">Корпус гидроцикла</text:span></text:p>
            <text:p text:style-name="P103"><text:span text:style-name="T35">СМ3-92-20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0"/>
          </table:table-cell>
          <table:covered-table-cell/>
          <table:table-cell table:style-name="Таблица2.Z2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0">
          <table:table-cell table:style-name="Таблица2.A6" office:value-type="string">
            <text:p text:style-name="P32">07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covered-table-cell table:style-name="Таблица2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21"/>
          </table:table-cell>
          <table:covered-table-cell/>
          <table:table-cell table:style-name="Таблица2.Z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8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2"/>
          </table:table-cell>
          <table:covered-table-cell/>
          <table:table-cell table:style-name="Таблица2.Z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09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79"><text:span text:style-name="T25">В</text:span><text:span text:style-name="T22">ырезка технологического припуск нижней част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31"/>
          </table:table-cell>
          <table:covered-table-cell/>
          <table:table-cell table:style-name="Таблица2.Z2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<text:span text:style-name="T32">О</text:span>10</text:p>
          </table:table-cell>
          <table:table-cell table:style-name="Таблица2.A6" table:number-columns-spanned="2" office:value-type="string">
            <text:p text:style-name="P11"><text:s text:c="3"/><text:span text:style-name="T27"><text:s text:c="4"/></text:span>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78"><text:span text:style-name="T8">к</text:span><text:span text:style-name="T4">орпу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5"/>
          </table:table-cell>
          <table:covered-table-cell/>
          <table:table-cell table:style-name="Таблица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11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79">пер. 5.1.1, 5.1.2, 5.1.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12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31"/>
          </table:table-cell>
          <table:covered-table-cell/>
          <table:table-cell table:style-name="Таблица2.A6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13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78">Обработка поверхности нижней части корпус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5"/>
          </table:table-cell>
          <table:covered-table-cell/>
          <table:table-cell table:style-name="Таблица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<text:span text:style-name="T32">О</text:span>14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33">ацетоно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15"/>
          </table:table-cell>
          <table:covered-table-cell/>
          <table:table-cell table:style-name="Таблица2.A6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15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2">15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79"><text:span text:style-name="T4">пер. 5.1.4, 5.1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6" table:number-columns-spanned="2" office:value-type="string">
            <text:p text:style-name="P131"/>
          </table:table-cell>
          <table:covered-table-cell/>
          <table:table-cell table:style-name="Таблица2.A6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2.A6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4">
          <table:table-cell table:style-name="Таблица2.A6" office:value-type="string">
            <text:p text:style-name="P33">16</text:p>
          </table:table-cell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table:number-columns-spanned="2" office:value-type="string">
            <text:p text:style-name="P11"><text:s text:c="2"/></text:p>
          </table:table-cell>
          <table:covered-table-cell/>
          <table:table-cell table:style-name="Таблица2.A6" table:number-columns-spanned="2" office:value-type="string">
            <text:p text:style-name="P11"/>
          </table:table-cell>
          <table:covered-table-cell/>
          <table:table-cell table:style-name="Таблица2.A6" office:value-type="string">
            <text:p text:style-name="P11"/>
          </table:table-cell>
          <table:table-cell table:style-name="Таблица2.A6" table:number-columns-spanned="13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2" table:number-columns-spanned="2" office:value-type="string">
            <text:p text:style-name="P11"/>
          </table:table-cell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Таблица2.Z2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Z2" table:number-columns-spanned="3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4" office:value-type="string">
            <text:p text:style-name="P45">ПТ</text:p>
          </table:table-cell>
          <table:covered-table-cell/>
          <table:covered-table-cell/>
          <table:covered-table-cell/>
          <table:table-cell table:style-name="Таблица2.E31" table:number-columns-spanned="25" office:value-type="string">
            <text:p text:style-name="P45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E31" table:number-columns-spanned="7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3" office:value-type="string">
            <text:p text:style-name="P45"/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column table:style-name="Таблица3.C"/>
        <table:table-column table:style-name="Таблица3.S"/>
        <table:table-column table:style-name="Таблица3.T"/>
        <table:table-column table:style-name="Таблица3.U"/>
        <table:table-column table:style-name="Таблица3.V"/>
        <table:table-column table:style-name="Таблица3.W"/>
        <table:table-column table:style-name="Таблица3.X"/>
        <table:table-column table:style-name="Таблица3.P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P"/>
        <table:table-column table:style-name="Таблица3.g"/>
        <table:table-column table:style-name="Таблица3.d"/>
        <table:table-column table:style-name="Таблица3.D"/>
        <table:table-column table:style-name="Таблица3.j"/>
        <table:table-column table:style-name="Таблица3.S"/>
        <table:table-column table:style-name="Таблица3.l"/>
        <table:table-column table:style-name="Таблица3.E"/>
        <table:table-row table:style-name="Таблица3.1">
          <table:table-cell table:style-name="Таблица3.A1" table:number-columns-spanned="39" office:value-type="string">
            <text:p text:style-name="P93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table:number-columns-spanned="2" office:value-type="string">
            <text:p text:style-name="P94"/>
          </table:table-cell>
          <table:covered-table-cell/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A1" office:value-type="string">
            <text:p text:style-name="P94"/>
          </table:table-cell>
          <table:table-cell table:style-name="Таблица3.Z2" table:number-columns-spanned="3" office:value-type="string">
            <text:p text:style-name="P160"/>
          </table:table-cell>
          <table:covered-table-cell/>
          <table:covered-table-cell/>
          <table:table-cell table:style-name="Таблица3.Z2" table:number-columns-spanned="2" office:value-type="string">
            <text:p text:style-name="P160"/>
          </table:table-cell>
          <table:covered-table-cell/>
          <table:table-cell table:style-name="Таблица3.Z2" table:number-columns-spanned="3" office:value-type="string">
            <text:p text:style-name="P160"/>
          </table:table-cell>
          <table:covered-table-cell/>
          <table:covered-table-cell/>
          <table:table-cell table:style-name="Таблица3.Z2" table:number-columns-spanned="4" office:value-type="string">
            <text:p text:style-name="P160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60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Дубл.</text:p>
          </table:table-cell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L3" table:number-columns-spanned="4" office:value-type="string">
            <text:p text:style-name="P108"><text:s text:c="15"/></text:p>
          </table:table-cell>
          <table:covered-table-cell/>
          <table:covered-table-cell/>
          <table:covered-table-cell/>
          <table:table-cell table:style-name="Таблица3.P3" table:number-columns-spanned="10" office:value-type="string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56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Взам.</text:p>
          </table:table-cell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L4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  <table:table-cell table:style-name="Таблица3.Z2" office:value-type="string">
            <text:p text:style-name="P108"/>
          </table:table-cell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office:value-type="string">
            <text:p text:style-name="P108"/>
          </table:table-cell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</table:table-row>
        <table:table-row table:style-name="Таблица3.1">
          <table:table-cell table:style-name="Таблица3.Z2" table:number-columns-spanned="2" office:value-type="string">
            <text:p text:style-name="P160">Подл.</text:p>
          </table:table-cell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L4" table:number-columns-spanned="5" office:value-type="string">
            <text:p text:style-name="P108"/>
          </table:table-cell>
          <table:covered-table-cell/>
          <table:covered-table-cell/>
          <table:covered-table-cell/>
          <table:covered-table-cell/>
          <table:table-cell table:style-name="Таблица3.Z2" office:value-type="string">
            <text:p text:style-name="P108"/>
          </table:table-cell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office:value-type="string">
            <text:p text:style-name="P108"/>
          </table:table-cell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  <table:table-cell table:style-name="Таблица3.Z2" table:number-columns-spanned="3" office:value-type="string">
            <text:p text:style-name="P108"/>
          </table:table-cell>
          <table:covered-table-cell/>
          <table:covered-table-cell/>
          <table:table-cell table:style-name="Таблица3.Z2" table:number-columns-spanned="4" office:value-type="string">
            <text:p text:style-name="P108"/>
          </table:table-cell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08"/>
          </table:table-cell>
          <table:covered-table-cell/>
        </table:table-row>
        <table:table-row table:style-name="Таблица3.6">
          <table:table-cell table:style-name="Таблица3.A6" table:number-columns-spanned="26" office:value-type="string">
            <text:p text:style-name="P1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8" office:value-type="string">
            <text:h text:style-name="P69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3" office:value-type="string">
            <text:p text:style-name="P118"/>
          </table:table-cell>
          <table:covered-table-cell/>
          <table:covered-table-cell/>
          <table:table-cell table:style-name="Таблица3.a6" table:number-columns-spanned="2" office:value-type="string">
            <text:p text:style-name="P118"/>
          </table:table-cell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70">Разработал</text:p>
          </table:table-cell>
          <table:covered-table-cell/>
          <table:covered-table-cell/>
          <table:table-cell table:style-name="Таблица3.Z2" table:number-columns-spanned="7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08"/>
          </table:table-cell>
          <table:covered-table-cell/>
          <table:table-cell table:style-name="Таблица3.M7" office:value-type="string">
            <text:p text:style-name="P108"/>
          </table:table-cell>
          <table:table-cell table:style-name="Таблица3.N7" table:number-rows-spanned="3" table:number-columns-spanned="5" office:value-type="string">
            <text:p text:style-name="P148">РУТП</text:p>
            <text:p text:style-name="P150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3.S7" table:number-rows-spanned="3" table:number-columns-spanned="6" office:value-type="string">
            <text:p text:style-name="P120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Y7" table:number-rows-spanned="3" table:number-columns-spanned="8" office:value-type="string">
            <text:p text:style-name="P113"/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g7" table:number-rows-spanned="3" table:number-columns-spanned="7" office:value-type="string">
            <text:h text:style-name="P74" text:outline-level="9">ПТ-<text:span text:style-name="T33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70">Проверил</text:p>
          </table:table-cell>
          <table:covered-table-cell/>
          <table:covered-table-cell/>
          <table:table-cell table:style-name="Таблица3.Z2" table:number-columns-spanned="7" office:value-type="string">
            <text:p text:style-name="P9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08"/>
          </table:table-cell>
          <table:covered-table-cell/>
          <table:table-cell table:style-name="Таблица3.M8" office:value-type="string">
            <text:p text:style-name="P108"/>
          </table:table-cell>
          <table:covered-table-cell table:style-name="Таблица3.N7"/>
          <table:covered-table-cell/>
          <table:covered-table-cell/>
          <table:covered-table-cell/>
          <table:covered-table-cell/>
          <table:covered-table-cell table:style-name="Таблица3.S7"/>
          <table:covered-table-cell/>
          <table:covered-table-cell/>
          <table:covered-table-cell/>
          <table:covered-table-cell/>
          <table:covered-table-cell/>
          <table:covered-table-cell table:style-name="Таблица3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70"/>
          </table:table-cell>
          <table:covered-table-cell/>
          <table:covered-table-cell/>
          <table:table-cell table:style-name="Таблица3.Z2" table:number-columns-spanned="7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08"/>
          </table:table-cell>
          <table:covered-table-cell/>
          <table:table-cell table:style-name="Таблица3.M9" office:value-type="string">
            <text:p text:style-name="P108"/>
          </table:table-cell>
          <table:covered-table-cell table:style-name="Таблица3.N7"/>
          <table:covered-table-cell/>
          <table:covered-table-cell/>
          <table:covered-table-cell/>
          <table:covered-table-cell/>
          <table:covered-table-cell table:style-name="Таблица3.S7"/>
          <table:covered-table-cell/>
          <table:covered-table-cell/>
          <table:covered-table-cell/>
          <table:covered-table-cell/>
          <table:covered-table-cell/>
          <table:covered-table-cell table:style-name="Таблица3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" office:value-type="string">
            <text:p text:style-name="P170"/>
          </table:table-cell>
          <table:covered-table-cell/>
          <table:covered-table-cell/>
          <table:table-cell table:style-name="Таблица3.Z2" table:number-columns-spanned="7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08"/>
          </table:table-cell>
          <table:covered-table-cell/>
          <table:table-cell table:style-name="Таблица3.M10" office:value-type="string">
            <text:p text:style-name="P108"/>
          </table:table-cell>
          <table:table-cell table:style-name="Таблица3.N10" table:number-rows-spanned="2" office:value-type="string">
            <text:p text:style-name="P118"/>
          </table:table-cell>
          <table:table-cell table:style-name="Таблица3.O10" table:number-rows-spanned="2" table:number-columns-spanned="21" office:value-type="string">
            <text:p text:style-name="P145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j10" table:number-rows-spanned="2" office:value-type="string">
            <text:p text:style-name="P101"/>
          </table:table-cell>
          <table:table-cell table:style-name="Таблица3.k10" table:number-rows-spanned="2" table:number-columns-spanned="2" office:value-type="string">
            <text:p text:style-name="P153"/>
          </table:table-cell>
          <table:covered-table-cell/>
          <table:table-cell table:style-name="Таблица3.k10" table:number-rows-spanned="2" office:value-type="string">
            <text:p text:style-name="P153"/>
          </table:table-cell>
        </table:table-row>
        <table:table-row table:style-name="Таблица3.7">
          <table:table-cell table:style-name="Таблица3.A11" table:number-columns-spanned="3" office:value-type="string">
            <text:p text:style-name="P170">Н.контр.</text:p>
          </table:table-cell>
          <table:covered-table-cell/>
          <table:covered-table-cell/>
          <table:table-cell table:style-name="Таблица3.D11" table:number-columns-spanned="7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K7" table:number-columns-spanned="2" office:value-type="string">
            <text:p text:style-name="P108"/>
          </table:table-cell>
          <table:covered-table-cell/>
          <table:table-cell table:style-name="Таблица3.M11" office:value-type="string">
            <text:p text:style-name="P108"/>
          </table:table-cell>
          <table:covered-table-cell table:style-name="Таблица3.N10"/>
          <table:covered-table-cell table:style-name="Таблица3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j10"/>
          <table:covered-table-cell table:style-name="Таблица3.k10"/>
          <table:covered-table-cell/>
          <table:covered-table-cell table:style-name="Таблица3.k10"/>
        </table:table-row>
        <table:table-row table:style-name="Таблица3.12">
          <table:table-cell table:style-name="Таблица3.A12" table:number-rows-spanned="2" office:value-type="string">
            <text:p text:style-name="P162"/>
          </table:table-cell>
          <table:table-cell table:style-name="Таблица3.O10" table:number-rows-spanned="2" table:number-columns-spanned="2" office:value-type="string">
            <text:p text:style-name="P172">Цех</text:p>
          </table:table-cell>
          <table:covered-table-cell/>
          <table:table-cell table:style-name="Таблица3.O10" table:number-rows-spanned="2" table:number-columns-spanned="2" office:value-type="string">
            <text:p text:style-name="P173">Уч.</text:p>
          </table:table-cell>
          <table:covered-table-cell/>
          <table:table-cell table:style-name="Таблица3.O10" table:number-rows-spanned="2" table:number-columns-spanned="2" office:value-type="string">
            <text:p text:style-name="P173">РМ</text:p>
          </table:table-cell>
          <table:covered-table-cell/>
          <table:table-cell table:style-name="Таблица3.A6" table:number-rows-spanned="2" office:value-type="string">
            <text:p text:style-name="P173">Опер</text:p>
          </table:table-cell>
          <table:table-cell table:style-name="Таблица3.A6" table:number-rows-spanned="2" table:number-columns-spanned="13" office:value-type="string">
            <text:p text:style-name="P81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0" table:number-columns-spanned="10" office:value-type="string">
            <text:p text:style-name="P173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f12" table:number-rows-spanned="2" table:number-columns-spanned="8" office:value-type="string">
            <text:p text:style-name="P173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covered-table-cell table:style-name="Таблица3.A12"/>
          <table:covered-table-cell table:style-name="Таблица3.O10"/>
          <table:covered-table-cell/>
          <table:covered-table-cell table:style-name="Таблица3.O10"/>
          <table:covered-table-cell/>
          <table:covered-table-cell table:style-name="Таблица3.O10"/>
          <table:covered-table-cell/>
          <table:covered-table-cell table:style-name="Таблица3.A6"/>
          <table:covered-table-cell table:style-name="Таблица3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10" table:number-columns-spanned="2" office:value-type="string">
            <text:p text:style-name="P162">Исполн.</text:p>
          </table:table-cell>
          <table:covered-table-cell/>
          <table:table-cell table:style-name="Таблица3.O10" table:number-columns-spanned="4" office:value-type="string">
            <text:p text:style-name="P162">Рук. уч.</text:p>
          </table:table-cell>
          <table:covered-table-cell/>
          <table:covered-table-cell/>
          <table:covered-table-cell/>
          <table:table-cell table:style-name="Таблица3.O10" table:number-columns-spanned="4" office:value-type="string">
            <text:p text:style-name="P163">Конт. ОТК</text:p>
          </table:table-cell>
          <table:covered-table-cell/>
          <table:covered-table-cell/>
          <table:covered-table-cell/>
          <table:covered-table-cell table:style-name="Таблица3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1</text:p>
          </table:table-cell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office:value-type="string">
            <text:p text:style-name="P122"/>
          </table:table-cell>
          <table:table-cell table:style-name="Таблица3.A6" table:number-columns-spanned="13" office:value-type="string"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0"/>
          </table:table-cell>
          <table:covered-table-cell/>
          <table:table-cell table:style-name="Таблица3.A6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2</text:p>
          </table:table-cell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table:number-columns-spanned="2" office:value-type="string">
            <text:p text:style-name="P122"/>
          </table:table-cell>
          <table:covered-table-cell/>
          <table:table-cell table:style-name="Таблица3.A6" office:value-type="string">
            <text:p text:style-name="P122"/>
          </table:table-cell>
          <table:table-cell table:style-name="Таблица3.A6" table:number-columns-spanned="13" office:value-type="string">
            <text:p text:style-name="P176"><text:span text:style-name="T28"><text:s/></text:span><text:span text:style-name="T29">Паспорт <text:s/>ПТ-</text:span><text:span text:style-name="T30">92</text:span><text:span text:style-name="T29">-2024-</text:span><text:span text:style-name="T31">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0"/>
          </table:table-cell>
          <table:covered-table-cell/>
          <table:table-cell table:style-name="Таблица3.Z2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94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3</text:p>
          </table:table-cell>
          <table:table-cell table:style-name="Таблица3.A6" table:number-columns-spanned="2" office:value-type="string">
            <text:p text:style-name="P94"/>
          </table:table-cell>
          <table:covered-table-cell/>
          <table:table-cell table:style-name="Таблица3.A6" table:number-columns-spanned="2" office:value-type="string">
            <text:p text:style-name="P94"/>
          </table:table-cell>
          <table:covered-table-cell/>
          <table:table-cell table:style-name="Таблица3.A6" table:number-columns-spanned="2" office:value-type="string">
            <text:p text:style-name="P94"/>
          </table:table-cell>
          <table:covered-table-cell/>
          <table:table-cell table:style-name="Таблица3.A6" office:value-type="string">
            <text:p text:style-name="P94"/>
          </table:table-cell>
          <table:table-cell table:style-name="Таблица3.A6" table:number-columns-spanned="13" office:value-type="string">
            <text:p text:style-name="P87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94"/>
          </table:table-cell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4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13"/>
          </table:table-cell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5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33">Нанесение слоя связующего на поверхность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31">и</text:p>
          </table:table-cell>
          <table:covered-table-cell/>
          <table:table-cell table:style-name="Таблица3.Z2" table:number-columns-spanned="4" office:value-type="string">
            <text:p text:style-name="P131">м</text:p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31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9">
          <table:table-cell table:style-name="Таблица3.A6" office:value-type="string">
            <text:p text:style-name="P166">06</text:p>
          </table:table-cell>
          <table:table-cell table:style-name="Таблица3.A6" table:number-columns-spanned="2" office:value-type="string">
            <text:p text:style-name="P124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79"><text:span text:style-name="T36">П</text:span><text:span text:style-name="T34">ер. 5.1.6, 5.1.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62"/>
          </table:table-cell>
          <table:covered-table-cell/>
          <table:table-cell table:style-name="Таблица3.Z2" table:number-columns-spanned="4" office:value-type="string">
            <text:p text:style-name="P62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0">
          <table:table-cell table:style-name="Таблица3.A6" office:value-type="string">
            <text:p text:style-name="P166">07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26"/>
          </table:table-cell>
          <table:covered-table-cell/>
          <table:table-cell table:style-name="Таблица3.Z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08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34">Контроль поверхности нижней части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11"/>
          </table:table-cell>
          <table:covered-table-cell/>
          <table:table-cell table:style-name="Таблица3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11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9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36">Пер. 5.1.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13"/>
          </table:table-cell>
          <table:covered-table-cell/>
          <table:table-cell table:style-name="Таблица3.Z2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<text:span text:style-name="T32">О</text:span>10</text:p>
          </table:table-cell>
          <table:table-cell table:style-name="Таблица3.A6" table:number-columns-spanned="2" office:value-type="string">
            <text:p text:style-name="P113"><text:s text:c="3"/><text:span text:style-name="T27"><text:s text:c="4"/></text:span></text:p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08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28"/>
          </table:table-cell>
          <table:covered-table-cell/>
          <table:table-cell table:style-name="Таблица3.A6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11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80">Контроль массы нижней части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3">и</text:p>
          </table:table-cell>
          <table:covered-table-cell/>
          <table:table-cell table:style-name="Таблица3.A6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12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79">Пер 5.1.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13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28"/>
          </table:table-cell>
          <table:covered-table-cell/>
          <table:table-cell table:style-name="Таблица3.A6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<text:span text:style-name="T32">О</text:span>14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33">Маркировка нижней части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33">и</text:p>
          </table:table-cell>
          <table:covered-table-cell/>
          <table:table-cell table:style-name="Таблица3.A6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16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6">15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79"><text:span text:style-name="T7">П</text:span><text:span text:style-name="T4">ер. 5.1.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6" table:number-columns-spanned="2" office:value-type="string">
            <text:p text:style-name="P128"/>
          </table:table-cell>
          <table:covered-table-cell/>
          <table:table-cell table:style-name="Таблица3.A6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3.A6" table:number-columns-spanned="4" office:value-type="string">
            <text:p text:style-name="P128"><text:s/></text:p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6" office:value-type="string">
            <text:p text:style-name="P168">16</text:p>
          </table:table-cell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table:number-columns-spanned="2" office:value-type="string">
            <text:p text:style-name="P113"><text:s text:c="2"/></text:p>
          </table:table-cell>
          <table:covered-table-cell/>
          <table:table-cell table:style-name="Таблица3.A6" table:number-columns-spanned="2" office:value-type="string">
            <text:p text:style-name="P113"/>
          </table:table-cell>
          <table:covered-table-cell/>
          <table:table-cell table:style-name="Таблица3.A6" office:value-type="string">
            <text:p text:style-name="P113"/>
          </table:table-cell>
          <table:table-cell table:style-name="Таблица3.A6" table:number-columns-spanned="13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2" table:number-columns-spanned="2" office:value-type="string">
            <text:p text:style-name="P113"/>
          </table:table-cell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4" office:value-type="string">
            <text:p text:style-name="P113"/>
          </table:table-cell>
          <table:covered-table-cell/>
          <table:covered-table-cell/>
          <table:covered-table-cell/>
          <table:table-cell table:style-name="Таблица3.Z2" table:number-columns-spanned="8" office:value-type="string"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Z2" table:number-columns-spanned="39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31">
          <table:table-cell table:style-name="Таблица3.A31" table:number-columns-spanned="4" office:value-type="string">
            <text:p text:style-name="P155">ПТ</text:p>
          </table:table-cell>
          <table:covered-table-cell/>
          <table:covered-table-cell/>
          <table:covered-table-cell/>
          <table:table-cell table:style-name="Таблица3.E31" table:number-columns-spanned="25" office:value-type="string">
            <text:p text:style-name="P155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31" table:number-columns-spanned="7" office:value-type="string">
            <text:p text:style-name="P1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31" table:number-columns-spanned="3" office:value-type="string">
            <text:p text:style-name="P155"/>
          </table:table-cell>
          <table:covered-table-cell/>
          <table:covered-table-cell/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C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W"/>
        <table:table-column table:style-name="Таблица4.X"/>
        <table:table-column table:style-name="Таблица4.P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P"/>
        <table:table-column table:style-name="Таблица4.g"/>
        <table:table-column table:style-name="Таблица4.d"/>
        <table:table-column table:style-name="Таблица4.D"/>
        <table:table-column table:style-name="Таблица4.j"/>
        <table:table-column table:style-name="Таблица4.S"/>
        <table:table-column table:style-name="Таблица4.l"/>
        <table:table-column table:style-name="Таблица4.E"/>
        <table:table-row table:style-name="Таблица4.1">
          <table:table-cell table:style-name="Таблица4.A1" table:number-columns-spanned="39" office:value-type="string">
            <text:p text:style-name="P95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table:number-columns-spanned="2" office:value-type="string">
            <text:p text:style-name="P96"/>
          </table:table-cell>
          <table:covered-table-cell/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A1" office:value-type="string">
            <text:p text:style-name="P96"/>
          </table:table-cell>
          <table:table-cell table:style-name="Таблица4.Z2" table:number-columns-spanned="3" office:value-type="string">
            <text:p text:style-name="P161"/>
          </table:table-cell>
          <table:covered-table-cell/>
          <table:covered-table-cell/>
          <table:table-cell table:style-name="Таблица4.Z2" table:number-columns-spanned="2" office:value-type="string">
            <text:p text:style-name="P161"/>
          </table:table-cell>
          <table:covered-table-cell/>
          <table:table-cell table:style-name="Таблица4.Z2" table:number-columns-spanned="3" office:value-type="string">
            <text:p text:style-name="P161"/>
          </table:table-cell>
          <table:covered-table-cell/>
          <table:covered-table-cell/>
          <table:table-cell table:style-name="Таблица4.Z2" table:number-columns-spanned="4" office:value-type="string">
            <text:p text:style-name="P161"/>
          </table:table-cell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61"/>
          </table:table-cell>
          <table:covered-table-cell/>
        </table:table-row>
        <table:table-row table:style-name="Таблица4.1">
          <table:table-cell table:style-name="Таблица4.Z2" table:number-columns-spanned="2" office:value-type="string">
            <text:p text:style-name="P161">Дубл.</text:p>
          </table:table-cell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L3" table:number-columns-spanned="4" office:value-type="string">
            <text:p text:style-name="P110"><text:s text:c="15"/></text:p>
          </table:table-cell>
          <table:covered-table-cell/>
          <table:covered-table-cell/>
          <table:covered-table-cell/>
          <table:table-cell table:style-name="Таблица4.P3" table:number-columns-spanned="10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3" office:value-type="string">
            <text:p text:style-name="P57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</table:table-row>
        <table:table-row table:style-name="Таблица4.1">
          <table:table-cell table:style-name="Таблица4.Z2" table:number-columns-spanned="2" office:value-type="string">
            <text:p text:style-name="P161">Взам.</text:p>
          </table:table-cell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L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Таблица4.Z2" office:value-type="string">
            <text:p text:style-name="P110"/>
          </table:table-cell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office:value-type="string">
            <text:p text:style-name="P110"/>
          </table:table-cell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</table:table-row>
        <table:table-row table:style-name="Таблица4.1">
          <table:table-cell table:style-name="Таблица4.Z2" table:number-columns-spanned="2" office:value-type="string">
            <text:p text:style-name="P161">Подл.</text:p>
          </table:table-cell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L4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Таблица4.Z2" office:value-type="string">
            <text:p text:style-name="P110"/>
          </table:table-cell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office:value-type="string">
            <text:p text:style-name="P110"/>
          </table:table-cell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  <table:table-cell table:style-name="Таблица4.Z2" table:number-columns-spanned="3" office:value-type="string">
            <text:p text:style-name="P110"/>
          </table:table-cell>
          <table:covered-table-cell/>
          <table:covered-table-cell/>
          <table:table-cell table:style-name="Таблица4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0"/>
          </table:table-cell>
          <table:covered-table-cell/>
        </table:table-row>
        <table:table-row table:style-name="Таблица4.6">
          <table:table-cell table:style-name="Таблица4.A6" table:number-columns-spanned="2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8" office:value-type="string">
            <text:h text:style-name="P70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3" office:value-type="string">
            <text:p text:style-name="P119"/>
          </table:table-cell>
          <table:covered-table-cell/>
          <table:covered-table-cell/>
          <table:table-cell table:style-name="Таблица4.a6" table:number-columns-spanned="2" office:value-type="string">
            <text:p text:style-name="P119"/>
          </table:table-cell>
          <table:covered-table-cell/>
        </table:table-row>
        <table:table-row table:style-name="Таблица4.7">
          <table:table-cell table:style-name="Таблица4.Z2" table:number-columns-spanned="3" office:value-type="string">
            <text:p text:style-name="P171">Разработал</text:p>
          </table:table-cell>
          <table:covered-table-cell/>
          <table:covered-table-cell/>
          <table:table-cell table:style-name="Таблица4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7" table:number-columns-spanned="2" office:value-type="string">
            <text:p text:style-name="P110"/>
          </table:table-cell>
          <table:covered-table-cell/>
          <table:table-cell table:style-name="Таблица4.M7" office:value-type="string">
            <text:p text:style-name="P110"/>
          </table:table-cell>
          <table:table-cell table:style-name="Таблица4.N7" table:number-rows-spanned="3" table:number-columns-spanned="5" office:value-type="string">
            <text:p text:style-name="P149">РУТП</text:p>
            <text:p text:style-name="P151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4.S7" table:number-rows-spanned="3" table:number-columns-spanned="6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Y7" table:number-rows-spanned="3" table:number-columns-spanned="8" office:value-type="string"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7" table:number-rows-spanned="3" table:number-columns-spanned="7" office:value-type="string">
            <text:h text:style-name="P75" text:outline-level="9">ПТ-<text:span text:style-name="T33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Z2" table:number-columns-spanned="3" office:value-type="string">
            <text:p text:style-name="P171">Проверил</text:p>
          </table:table-cell>
          <table:covered-table-cell/>
          <table:covered-table-cell/>
          <table:table-cell table:style-name="Таблица4.Z2" table:number-columns-spanned="7" office:value-type="string">
            <text:p text:style-name="P9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7" table:number-columns-spanned="2" office:value-type="string">
            <text:p text:style-name="P110"/>
          </table:table-cell>
          <table:covered-table-cell/>
          <table:table-cell table:style-name="Таблица4.M8" office:value-type="string">
            <text:p text:style-name="P110"/>
          </table:table-cell>
          <table:covered-table-cell table:style-name="Таблица4.N7"/>
          <table:covered-table-cell/>
          <table:covered-table-cell/>
          <table:covered-table-cell/>
          <table:covered-table-cell/>
          <table:covered-table-cell table:style-name="Таблица4.S7"/>
          <table:covered-table-cell/>
          <table:covered-table-cell/>
          <table:covered-table-cell/>
          <table:covered-table-cell/>
          <table:covered-table-cell/>
          <table:covered-table-cell table:style-name="Таблица4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Z2" table:number-columns-spanned="3" office:value-type="string">
            <text:p text:style-name="P171"/>
          </table:table-cell>
          <table:covered-table-cell/>
          <table:covered-table-cell/>
          <table:table-cell table:style-name="Таблица4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7" table:number-columns-spanned="2" office:value-type="string">
            <text:p text:style-name="P110"/>
          </table:table-cell>
          <table:covered-table-cell/>
          <table:table-cell table:style-name="Таблица4.M9" office:value-type="string">
            <text:p text:style-name="P110"/>
          </table:table-cell>
          <table:covered-table-cell table:style-name="Таблица4.N7"/>
          <table:covered-table-cell/>
          <table:covered-table-cell/>
          <table:covered-table-cell/>
          <table:covered-table-cell/>
          <table:covered-table-cell table:style-name="Таблица4.S7"/>
          <table:covered-table-cell/>
          <table:covered-table-cell/>
          <table:covered-table-cell/>
          <table:covered-table-cell/>
          <table:covered-table-cell/>
          <table:covered-table-cell table:style-name="Таблица4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Z2" table:number-columns-spanned="3" office:value-type="string">
            <text:p text:style-name="P171"/>
          </table:table-cell>
          <table:covered-table-cell/>
          <table:covered-table-cell/>
          <table:table-cell table:style-name="Таблица4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7" table:number-columns-spanned="2" office:value-type="string">
            <text:p text:style-name="P110"/>
          </table:table-cell>
          <table:covered-table-cell/>
          <table:table-cell table:style-name="Таблица4.M10" office:value-type="string">
            <text:p text:style-name="P110"/>
          </table:table-cell>
          <table:table-cell table:style-name="Таблица4.N10" table:number-rows-spanned="2" office:value-type="string">
            <text:p text:style-name="P119"/>
          </table:table-cell>
          <table:table-cell table:style-name="Таблица4.O10" table:number-rows-spanned="2" table:number-columns-spanned="21" office:value-type="string">
            <text:p text:style-name="P146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0" table:number-rows-spanned="2" office:value-type="string">
            <text:p text:style-name="P102"/>
          </table:table-cell>
          <table:table-cell table:style-name="Таблица4.k10" table:number-rows-spanned="2" table:number-columns-spanned="2" office:value-type="string">
            <text:p text:style-name="P154"/>
          </table:table-cell>
          <table:covered-table-cell/>
          <table:table-cell table:style-name="Таблица4.k10" table:number-rows-spanned="2" office:value-type="string">
            <text:p text:style-name="P154"/>
          </table:table-cell>
        </table:table-row>
        <table:table-row table:style-name="Таблица4.7">
          <table:table-cell table:style-name="Таблица4.A11" table:number-columns-spanned="3" office:value-type="string">
            <text:p text:style-name="P171">Н.контр.</text:p>
          </table:table-cell>
          <table:covered-table-cell/>
          <table:covered-table-cell/>
          <table:table-cell table:style-name="Таблица4.D11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7" table:number-columns-spanned="2" office:value-type="string">
            <text:p text:style-name="P110"/>
          </table:table-cell>
          <table:covered-table-cell/>
          <table:table-cell table:style-name="Таблица4.M11" office:value-type="string">
            <text:p text:style-name="P110"/>
          </table:table-cell>
          <table:covered-table-cell table:style-name="Таблица4.N10"/>
          <table:covered-table-cell table:style-name="Таблица4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j10"/>
          <table:covered-table-cell table:style-name="Таблица4.k10"/>
          <table:covered-table-cell/>
          <table:covered-table-cell table:style-name="Таблица4.k10"/>
        </table:table-row>
        <table:table-row table:style-name="Таблица4.12">
          <table:table-cell table:style-name="Таблица4.A12" table:number-rows-spanned="2" office:value-type="string">
            <text:p text:style-name="P164"/>
          </table:table-cell>
          <table:table-cell table:style-name="Таблица4.O10" table:number-rows-spanned="2" table:number-columns-spanned="2" office:value-type="string">
            <text:p text:style-name="P174">Цех</text:p>
          </table:table-cell>
          <table:covered-table-cell/>
          <table:table-cell table:style-name="Таблица4.O10" table:number-rows-spanned="2" table:number-columns-spanned="2" office:value-type="string">
            <text:p text:style-name="P175">Уч.</text:p>
          </table:table-cell>
          <table:covered-table-cell/>
          <table:table-cell table:style-name="Таблица4.O10" table:number-rows-spanned="2" table:number-columns-spanned="2" office:value-type="string">
            <text:p text:style-name="P175">РМ</text:p>
          </table:table-cell>
          <table:covered-table-cell/>
          <table:table-cell table:style-name="Таблица4.A6" table:number-rows-spanned="2" office:value-type="string">
            <text:p text:style-name="P175">Опер</text:p>
          </table:table-cell>
          <table:table-cell table:style-name="Таблица4.A6" table:number-rows-spanned="2" table:number-columns-spanned="13" office:value-type="string">
            <text:p text:style-name="P82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O10" table:number-columns-spanned="10" office:value-type="string">
            <text:p text:style-name="P17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f12" table:number-rows-spanned="2" table:number-columns-spanned="8" office:value-type="string">
            <text:p text:style-name="P17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covered-table-cell table:style-name="Таблица4.A12"/>
          <table:covered-table-cell table:style-name="Таблица4.O10"/>
          <table:covered-table-cell/>
          <table:covered-table-cell table:style-name="Таблица4.O10"/>
          <table:covered-table-cell/>
          <table:covered-table-cell table:style-name="Таблица4.O10"/>
          <table:covered-table-cell/>
          <table:covered-table-cell table:style-name="Таблица4.A6"/>
          <table:covered-table-cell table:style-name="Таблица4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O10" table:number-columns-spanned="2" office:value-type="string">
            <text:p text:style-name="P164">Исполн.</text:p>
          </table:table-cell>
          <table:covered-table-cell/>
          <table:table-cell table:style-name="Таблица4.O10" table:number-columns-spanned="4" office:value-type="string">
            <text:p text:style-name="P164">Рук. уч.</text:p>
          </table:table-cell>
          <table:covered-table-cell/>
          <table:covered-table-cell/>
          <table:covered-table-cell/>
          <table:table-cell table:style-name="Таблица4.O10" table:number-columns-spanned="4" office:value-type="string">
            <text:p text:style-name="P165">Конт. ОТК</text:p>
          </table:table-cell>
          <table:covered-table-cell/>
          <table:covered-table-cell/>
          <table:covered-table-cell/>
          <table:covered-table-cell table:style-name="Таблица4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1</text:p>
          </table:table-cell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office:value-type="string">
            <text:p text:style-name="P123"/>
          </table:table-cell>
          <table:table-cell table:style-name="Таблица4.A6" table:number-columns-spanned="13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37"/>
          </table:table-cell>
          <table:covered-table-cell/>
          <table:table-cell table:style-name="Таблица4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2</text:p>
          </table:table-cell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table:number-columns-spanned="2" office:value-type="string">
            <text:p text:style-name="P123"/>
          </table:table-cell>
          <table:covered-table-cell/>
          <table:table-cell table:style-name="Таблица4.A6" office:value-type="string">
            <text:p text:style-name="P123"/>
          </table:table-cell>
          <table:table-cell table:style-name="Таблица4.A6" table:number-columns-spanned="13" office:value-type="string">
            <text:p text:style-name="P177"><text:span text:style-name="T28"><text:s/></text:span><text:span text:style-name="T29">Паспорт <text:s/>ПТ-</text:span><text:span text:style-name="T30">92</text:span><text:span text:style-name="T29">-2024-</text:span><text:span text:style-name="T31">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37"/>
          </table:table-cell>
          <table:covered-table-cell/>
          <table:table-cell table:style-name="Таблица4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3</text:p>
          </table:table-cell>
          <table:table-cell table:style-name="Таблица4.A6" table:number-columns-spanned="2" office:value-type="string">
            <text:p text:style-name="P96"/>
          </table:table-cell>
          <table:covered-table-cell/>
          <table:table-cell table:style-name="Таблица4.A6" table:number-columns-spanned="2" office:value-type="string">
            <text:p text:style-name="P96"/>
          </table:table-cell>
          <table:covered-table-cell/>
          <table:table-cell table:style-name="Таблица4.A6" table:number-columns-spanned="2" office:value-type="string">
            <text:p text:style-name="P96"/>
          </table:table-cell>
          <table:covered-table-cell/>
          <table:table-cell table:style-name="Таблица4.A6" office:value-type="string">
            <text:p text:style-name="P96"/>
          </table:table-cell>
          <table:table-cell table:style-name="Таблица4.A6" table:number-columns-spanned="13" office:value-type="string">
            <text:p text:style-name="P88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96"/>
          </table:table-cell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4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4"/>
          </table:table-cell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5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33">Внешний осмотр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33">и</text:p>
          </table:table-cell>
          <table:covered-table-cell/>
          <table:table-cell table:style-name="Таблица4.Z2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33">к</text:p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9">
          <table:table-cell table:style-name="Таблица4.A6" office:value-type="string">
            <text:p text:style-name="P167">06</text:p>
          </table:table-cell>
          <table:table-cell table:style-name="Таблица4.A6" table:number-columns-spanned="2" office:value-type="string">
            <text:p text:style-name="P125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79"><text:span text:style-name="T34">Пер. 5.1.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63"/>
          </table:table-cell>
          <table:covered-table-cell/>
          <table:table-cell table:style-name="Таблица4.Z2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0">
          <table:table-cell table:style-name="Таблица4.A6" office:value-type="string">
            <text:p text:style-name="P167">07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27"/>
          </table:table-cell>
          <table:covered-table-cell/>
          <table:table-cell table:style-name="Таблица4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8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34">Клеймить нижнюю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35"/>
          </table:table-cell>
          <table:covered-table-cell/>
          <table:table-cell table:style-name="Таблица4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09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36">Пер. 5.1.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4"/>
          </table:table-cell>
          <table:covered-table-cell/>
          <table:table-cell table:style-name="Таблица4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<text:span text:style-name="T32">О</text:span>10</text:p>
          </table:table-cell>
          <table:table-cell table:style-name="Таблица4.A6" table:number-columns-spanned="2" office:value-type="string">
            <text:p text:style-name="P114"><text:s text:c="3"/><text:span text:style-name="T27"><text:s text:c="4"/></text:span></text:p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29"/>
          </table:table-cell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11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12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13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29"/>
          </table:table-cell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<text:span text:style-name="T32">О</text:span>14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17"/>
          </table:table-cell>
          <table:covered-table-cell/>
          <table:table-cell table:style-name="Таблица4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7">15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7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6" table:number-columns-spanned="2" office:value-type="string">
            <text:p text:style-name="P129"/>
          </table:table-cell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6" office:value-type="string">
            <text:p text:style-name="P169">16</text:p>
          </table:table-cell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table:number-columns-spanned="2" office:value-type="string">
            <text:p text:style-name="P114"><text:s text:c="2"/></text:p>
          </table:table-cell>
          <table:covered-table-cell/>
          <table:table-cell table:style-name="Таблица4.A6" table:number-columns-spanned="2" office:value-type="string">
            <text:p text:style-name="P114"/>
          </table:table-cell>
          <table:covered-table-cell/>
          <table:table-cell table:style-name="Таблица4.A6" office:value-type="string">
            <text:p text:style-name="P114"/>
          </table:table-cell>
          <table:table-cell table:style-name="Таблица4.A6" table:number-columns-spanned="13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2" table:number-columns-spanned="2" office:value-type="string">
            <text:p text:style-name="P114"/>
          </table:table-cell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4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7">
          <table:table-cell table:style-name="Таблица4.Z2" table:number-columns-spanned="3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1">
          <table:table-cell table:style-name="Таблица4.A31" table:number-columns-spanned="4" office:value-type="string">
            <text:p text:style-name="P156">ПТ</text:p>
          </table:table-cell>
          <table:covered-table-cell/>
          <table:covered-table-cell/>
          <table:covered-table-cell/>
          <table:table-cell table:style-name="Таблица4.E31" table:number-columns-spanned="25" office:value-type="string">
            <text:p text:style-name="P15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E3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31" table:number-columns-spanned="3" office:value-type="string">
            <text:p text:style-name="P156"/>
          </table:table-cell>
          <table:covered-table-cell/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C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P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P"/>
        <table:table-column table:style-name="Таблица5.g"/>
        <table:table-column table:style-name="Таблица5.d"/>
        <table:table-column table:style-name="Таблица5.D"/>
        <table:table-column table:style-name="Таблица5.j"/>
        <table:table-column table:style-name="Таблица5.S"/>
        <table:table-column table:style-name="Таблица5.l"/>
        <table:table-column table:style-name="Таблица5.m"/>
        <table:table-row table:style-name="Таблица5.1">
          <table:table-cell table:style-name="Таблица5.A1" table:number-columns-spanned="39" office:value-type="string">
            <text:p text:style-name="P95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table:number-columns-spanned="2" office:value-type="string">
            <text:p text:style-name="P96"/>
          </table:table-cell>
          <table:covered-table-cell/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A1" office:value-type="string">
            <text:p text:style-name="P96"/>
          </table:table-cell>
          <table:table-cell table:style-name="Таблица5.Z2" table:number-columns-spanned="3" office:value-type="string">
            <text:p text:style-name="P161"/>
          </table:table-cell>
          <table:covered-table-cell/>
          <table:covered-table-cell/>
          <table:table-cell table:style-name="Таблица5.Z2" table:number-columns-spanned="2" office:value-type="string">
            <text:p text:style-name="P161"/>
          </table:table-cell>
          <table:covered-table-cell/>
          <table:table-cell table:style-name="Таблица5.Z2" table:number-columns-spanned="3" office:value-type="string">
            <text:p text:style-name="P161"/>
          </table:table-cell>
          <table:covered-table-cell/>
          <table:covered-table-cell/>
          <table:table-cell table:style-name="Таблица5.Z2" table:number-columns-spanned="4" office:value-type="string">
            <text:p text:style-name="P161"/>
          </table:table-cell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61"/>
          </table:table-cell>
          <table:covered-table-cell/>
        </table:table-row>
        <table:table-row table:style-name="Таблица5.1">
          <table:table-cell table:style-name="Таблица5.Z2" table:number-columns-spanned="2" office:value-type="string">
            <text:p text:style-name="P161">Дубл.</text:p>
          </table:table-cell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L3" table:number-columns-spanned="4" office:value-type="string">
            <text:p text:style-name="P110"><text:s text:c="15"/></text:p>
          </table:table-cell>
          <table:covered-table-cell/>
          <table:covered-table-cell/>
          <table:covered-table-cell/>
          <table:table-cell table:style-name="Таблица5.P3" table:number-columns-spanned="10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3" office:value-type="string">
            <text:p text:style-name="P57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</table:table-row>
        <table:table-row table:style-name="Таблица5.1">
          <table:table-cell table:style-name="Таблица5.Z2" table:number-columns-spanned="2" office:value-type="string">
            <text:p text:style-name="P161">Взам.</text:p>
          </table:table-cell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L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Таблица5.Z2" office:value-type="string">
            <text:p text:style-name="P110"/>
          </table:table-cell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office:value-type="string">
            <text:p text:style-name="P110"/>
          </table:table-cell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</table:table-row>
        <table:table-row table:style-name="Таблица5.1">
          <table:table-cell table:style-name="Таблица5.Z2" table:number-columns-spanned="2" office:value-type="string">
            <text:p text:style-name="P161">Подл.</text:p>
          </table:table-cell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L4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Таблица5.Z2" office:value-type="string">
            <text:p text:style-name="P110"/>
          </table:table-cell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office:value-type="string">
            <text:p text:style-name="P110"/>
          </table:table-cell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  <table:table-cell table:style-name="Таблица5.Z2" table:number-columns-spanned="3" office:value-type="string">
            <text:p text:style-name="P110"/>
          </table:table-cell>
          <table:covered-table-cell/>
          <table:covered-table-cell/>
          <table:table-cell table:style-name="Таблица5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0"/>
          </table:table-cell>
          <table:covered-table-cell/>
        </table:table-row>
        <table:table-row table:style-name="Таблица5.6">
          <table:table-cell table:style-name="Таблица5.A6" table:number-columns-spanned="2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8" office:value-type="string">
            <text:h text:style-name="P70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3" office:value-type="string">
            <text:p text:style-name="P119"/>
          </table:table-cell>
          <table:covered-table-cell/>
          <table:covered-table-cell/>
          <table:table-cell table:style-name="Таблица5.a6" table:number-columns-spanned="2" office:value-type="string">
            <text:p text:style-name="P119"/>
          </table:table-cell>
          <table:covered-table-cell/>
        </table:table-row>
        <table:table-row table:style-name="Таблица5.7">
          <table:table-cell table:style-name="Таблица5.Z2" table:number-columns-spanned="3" office:value-type="string">
            <text:p text:style-name="P171">Разработал</text:p>
          </table:table-cell>
          <table:covered-table-cell/>
          <table:covered-table-cell/>
          <table:table-cell table:style-name="Таблица5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7" table:number-columns-spanned="2" office:value-type="string">
            <text:p text:style-name="P110"/>
          </table:table-cell>
          <table:covered-table-cell/>
          <table:table-cell table:style-name="Таблица5.M7" office:value-type="string">
            <text:p text:style-name="P110"/>
          </table:table-cell>
          <table:table-cell table:style-name="Таблица5.N7" table:number-rows-spanned="3" table:number-columns-spanned="5" office:value-type="string">
            <text:p text:style-name="P149">РУТП</text:p>
            <text:p text:style-name="P151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5.S7" table:number-rows-spanned="3" table:number-columns-spanned="6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Y7" table:number-rows-spanned="3" table:number-columns-spanned="8" office:value-type="string"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g7" table:number-rows-spanned="3" table:number-columns-spanned="7" office:value-type="string">
            <text:h text:style-name="P75" text:outline-level="9">ПТ-<text:span text:style-name="T33">92</text:span>-2024-<text:span text:style-name="T37">0</text:span><text:span text:style-name="T39">3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Z2" table:number-columns-spanned="3" office:value-type="string">
            <text:p text:style-name="P171">Проверил</text:p>
          </table:table-cell>
          <table:covered-table-cell/>
          <table:covered-table-cell/>
          <table:table-cell table:style-name="Таблица5.Z2" table:number-columns-spanned="7" office:value-type="string">
            <text:p text:style-name="P9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7" table:number-columns-spanned="2" office:value-type="string">
            <text:p text:style-name="P110"/>
          </table:table-cell>
          <table:covered-table-cell/>
          <table:table-cell table:style-name="Таблица5.M8" office:value-type="string">
            <text:p text:style-name="P110"/>
          </table:table-cell>
          <table:covered-table-cell table:style-name="Таблица5.N7"/>
          <table:covered-table-cell/>
          <table:covered-table-cell/>
          <table:covered-table-cell/>
          <table:covered-table-cell/>
          <table:covered-table-cell table:style-name="Таблица5.S7"/>
          <table:covered-table-cell/>
          <table:covered-table-cell/>
          <table:covered-table-cell/>
          <table:covered-table-cell/>
          <table:covered-table-cell/>
          <table:covered-table-cell table:style-name="Таблица5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Z2" table:number-columns-spanned="3" office:value-type="string">
            <text:p text:style-name="P171"/>
          </table:table-cell>
          <table:covered-table-cell/>
          <table:covered-table-cell/>
          <table:table-cell table:style-name="Таблица5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7" table:number-columns-spanned="2" office:value-type="string">
            <text:p text:style-name="P110"/>
          </table:table-cell>
          <table:covered-table-cell/>
          <table:table-cell table:style-name="Таблица5.M9" office:value-type="string">
            <text:p text:style-name="P110"/>
          </table:table-cell>
          <table:covered-table-cell table:style-name="Таблица5.N7"/>
          <table:covered-table-cell/>
          <table:covered-table-cell/>
          <table:covered-table-cell/>
          <table:covered-table-cell/>
          <table:covered-table-cell table:style-name="Таблица5.S7"/>
          <table:covered-table-cell/>
          <table:covered-table-cell/>
          <table:covered-table-cell/>
          <table:covered-table-cell/>
          <table:covered-table-cell/>
          <table:covered-table-cell table:style-name="Таблица5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Z2" table:number-columns-spanned="3" office:value-type="string">
            <text:p text:style-name="P171"/>
          </table:table-cell>
          <table:covered-table-cell/>
          <table:covered-table-cell/>
          <table:table-cell table:style-name="Таблица5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7" table:number-columns-spanned="2" office:value-type="string">
            <text:p text:style-name="P110"/>
          </table:table-cell>
          <table:covered-table-cell/>
          <table:table-cell table:style-name="Таблица5.M10" office:value-type="string">
            <text:p text:style-name="P110"/>
          </table:table-cell>
          <table:table-cell table:style-name="Таблица5.N10" table:number-rows-spanned="2" office:value-type="string">
            <text:p text:style-name="P119"/>
          </table:table-cell>
          <table:table-cell table:style-name="Таблица5.O10" table:number-rows-spanned="2" table:number-columns-spanned="21" office:value-type="string">
            <text:p text:style-name="P146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10" table:number-rows-spanned="2" office:value-type="string">
            <text:p text:style-name="P102"/>
          </table:table-cell>
          <table:table-cell table:style-name="Таблица5.k10" table:number-rows-spanned="2" table:number-columns-spanned="2" office:value-type="string">
            <text:p text:style-name="P154"/>
          </table:table-cell>
          <table:covered-table-cell/>
          <table:table-cell table:style-name="Таблица5.k10" table:number-rows-spanned="2" office:value-type="string">
            <text:p text:style-name="P154"/>
          </table:table-cell>
        </table:table-row>
        <table:table-row table:style-name="Таблица5.7">
          <table:table-cell table:style-name="Таблица5.A11" table:number-columns-spanned="3" office:value-type="string">
            <text:p text:style-name="P171">Н.контр.</text:p>
          </table:table-cell>
          <table:covered-table-cell/>
          <table:covered-table-cell/>
          <table:table-cell table:style-name="Таблица5.D11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K7" table:number-columns-spanned="2" office:value-type="string">
            <text:p text:style-name="P110"/>
          </table:table-cell>
          <table:covered-table-cell/>
          <table:table-cell table:style-name="Таблица5.M11" office:value-type="string">
            <text:p text:style-name="P110"/>
          </table:table-cell>
          <table:covered-table-cell table:style-name="Таблица5.N10"/>
          <table:covered-table-cell table:style-name="Таблица5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j10"/>
          <table:covered-table-cell table:style-name="Таблица5.k10"/>
          <table:covered-table-cell/>
          <table:covered-table-cell table:style-name="Таблица5.k10"/>
        </table:table-row>
        <table:table-row table:style-name="Таблица5.12">
          <table:table-cell table:style-name="Таблица5.A12" table:number-rows-spanned="2" office:value-type="string">
            <text:p text:style-name="P164"/>
          </table:table-cell>
          <table:table-cell table:style-name="Таблица5.O10" table:number-rows-spanned="2" table:number-columns-spanned="2" office:value-type="string">
            <text:p text:style-name="P174">Цех</text:p>
          </table:table-cell>
          <table:covered-table-cell/>
          <table:table-cell table:style-name="Таблица5.O10" table:number-rows-spanned="2" table:number-columns-spanned="2" office:value-type="string">
            <text:p text:style-name="P175">Уч.</text:p>
          </table:table-cell>
          <table:covered-table-cell/>
          <table:table-cell table:style-name="Таблица5.O10" table:number-rows-spanned="2" table:number-columns-spanned="2" office:value-type="string">
            <text:p text:style-name="P175">РМ</text:p>
          </table:table-cell>
          <table:covered-table-cell/>
          <table:table-cell table:style-name="Таблица5.A6" table:number-rows-spanned="2" office:value-type="string">
            <text:p text:style-name="P175">Опер</text:p>
          </table:table-cell>
          <table:table-cell table:style-name="Таблица5.A6" table:number-rows-spanned="2" table:number-columns-spanned="13" office:value-type="string">
            <text:p text:style-name="P82"><text:span text:style-name="T38">8864 </text:span><text:span text:style-name="T16">Слесарно-сборочна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O10" table:number-columns-spanned="10" office:value-type="string">
            <text:p text:style-name="P17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f12" table:number-rows-spanned="2" table:number-columns-spanned="8" office:value-type="string">
            <text:p text:style-name="P17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covered-table-cell table:style-name="Таблица5.A12"/>
          <table:covered-table-cell table:style-name="Таблица5.O10"/>
          <table:covered-table-cell/>
          <table:covered-table-cell table:style-name="Таблица5.O10"/>
          <table:covered-table-cell/>
          <table:covered-table-cell table:style-name="Таблица5.O10"/>
          <table:covered-table-cell/>
          <table:covered-table-cell table:style-name="Таблица5.A6"/>
          <table:covered-table-cell table:style-name="Таблица5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O10" table:number-columns-spanned="2" office:value-type="string">
            <text:p text:style-name="P164">Исполн.</text:p>
          </table:table-cell>
          <table:covered-table-cell/>
          <table:table-cell table:style-name="Таблица5.O10" table:number-columns-spanned="4" office:value-type="string">
            <text:p text:style-name="P164">Рук. уч.</text:p>
          </table:table-cell>
          <table:covered-table-cell/>
          <table:covered-table-cell/>
          <table:covered-table-cell/>
          <table:table-cell table:style-name="Таблица5.O10" table:number-columns-spanned="4" office:value-type="string">
            <text:p text:style-name="P165">Конт. ОТК</text:p>
          </table:table-cell>
          <table:covered-table-cell/>
          <table:covered-table-cell/>
          <table:covered-table-cell/>
          <table:covered-table-cell table:style-name="Таблица5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1</text:p>
          </table:table-cell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office:value-type="string">
            <text:p text:style-name="P123"/>
          </table:table-cell>
          <table:table-cell table:style-name="Таблица5.A6" table:number-columns-spanned="13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37"/>
          </table:table-cell>
          <table:covered-table-cell/>
          <table:table-cell table:style-name="Таблица5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2</text:p>
          </table:table-cell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table:number-columns-spanned="2" office:value-type="string">
            <text:p text:style-name="P123"/>
          </table:table-cell>
          <table:covered-table-cell/>
          <table:table-cell table:style-name="Таблица5.A6" office:value-type="string">
            <text:p text:style-name="P123"/>
          </table:table-cell>
          <table:table-cell table:style-name="Таблица5.A6" table:number-columns-spanned="13" office:value-type="string">
            <text:p text:style-name="P177"><text:span text:style-name="T28"><text:s/></text:span><text:span text:style-name="T29">Паспорт <text:s/>ПТ-</text:span><text:span text:style-name="T30">92</text:span><text:span text:style-name="T29">-2024</text:span><text:span text:style-name="T31">-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37"/>
          </table:table-cell>
          <table:covered-table-cell/>
          <table:table-cell table:style-name="Таблица5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3</text:p>
          </table:table-cell>
          <table:table-cell table:style-name="Таблица5.A6" table:number-columns-spanned="2" office:value-type="string">
            <text:p text:style-name="P96"/>
          </table:table-cell>
          <table:covered-table-cell/>
          <table:table-cell table:style-name="Таблица5.A6" table:number-columns-spanned="2" office:value-type="string">
            <text:p text:style-name="P96"/>
          </table:table-cell>
          <table:covered-table-cell/>
          <table:table-cell table:style-name="Таблица5.A6" table:number-columns-spanned="2" office:value-type="string">
            <text:p text:style-name="P96"/>
          </table:table-cell>
          <table:covered-table-cell/>
          <table:table-cell table:style-name="Таблица5.A6" office:value-type="string">
            <text:p text:style-name="P96"/>
          </table:table-cell>
          <table:table-cell table:style-name="Таблица5.A6" table:number-columns-spanned="13" office:value-type="string">
            <text:p text:style-name="P88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96"/>
          </table:table-cell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4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4"/>
          </table:table-cell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8">
          <table:table-cell table:style-name="Таблица5.A6" office:value-type="string">
            <text:p text:style-name="P167">05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79"><text:span text:style-name="T25">В</text:span><text:span text:style-name="T22">ырезка технологического припуска </text:span><text:span text:style-name="T24">к</text:span><text:span text:style-name="T23">орпу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4"/>
          </table:table-cell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9">
          <table:table-cell table:style-name="Таблица5.A6" office:value-type="string">
            <text:p text:style-name="P167">06</text:p>
          </table:table-cell>
          <table:table-cell table:style-name="Таблица5.A6" table:number-columns-spanned="2" office:value-type="string">
            <text:p text:style-name="P125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8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63"/>
          </table:table-cell>
          <table:covered-table-cell/>
          <table:table-cell table:style-name="Таблица5.Z2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0">
          <table:table-cell table:style-name="Таблица5.A6" office:value-type="string">
            <text:p text:style-name="P167">07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9">Пер. 5.1.2, 5.1.3, 5.2.2, 5.2.3, 5.3.2, 5.3.3, 5.4.2, 5.4.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27"/>
          </table:table-cell>
          <table:covered-table-cell/>
          <table:table-cell table:style-name="Таблица5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8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2"/>
          </table:table-cell>
          <table:covered-table-cell/>
          <table:table-cell table:style-name="Таблица5.Z2" table:number-columns-spanned="4" office:value-type="string">
            <text:p text:style-name="P112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12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09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8">Обработка поверхностей корпуса <text:span text:style-name="T4">ацетоно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32"/>
          </table:table-cell>
          <table:covered-table-cell/>
          <table:table-cell table:style-name="Таблица5.Z2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<text:span text:style-name="T32">О</text:span>10</text:p>
          </table:table-cell>
          <table:table-cell table:style-name="Таблица5.A6" table:number-columns-spanned="2" office:value-type="string">
            <text:p text:style-name="P114"><text:s text:c="3"/><text:span text:style-name="T27"><text:s text:c="4"/></text:span></text:p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9"><text:span text:style-name="T4">Пер. 5.1.4, 5.1.5, 5.2.6, 5.3.6, 5.3.5, 5.3.6, 5.4.5, 5.4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29"/>
          </table:table-cell>
          <table:covered-table-cell/>
          <table:table-cell table:style-name="Таблица5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11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12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32"/>
          </table:table-cell>
          <table:covered-table-cell/>
          <table:table-cell table:style-name="Таблица5.A6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13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29"/>
          </table:table-cell>
          <table:covered-table-cell/>
          <table:table-cell table:style-name="Таблица5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<text:span text:style-name="T32">О</text:span>14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17"/>
          </table:table-cell>
          <table:covered-table-cell/>
          <table:table-cell table:style-name="Таблица5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7">15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7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6" table:number-columns-spanned="2" office:value-type="string">
            <text:p text:style-name="P132"/>
          </table:table-cell>
          <table:covered-table-cell/>
          <table:table-cell table:style-name="Таблица5.A6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5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4">
          <table:table-cell table:style-name="Таблица5.A6" office:value-type="string">
            <text:p text:style-name="P169">16</text:p>
          </table:table-cell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table:number-columns-spanned="2" office:value-type="string">
            <text:p text:style-name="P114"><text:s text:c="2"/></text:p>
          </table:table-cell>
          <table:covered-table-cell/>
          <table:table-cell table:style-name="Таблица5.A6" table:number-columns-spanned="2" office:value-type="string">
            <text:p text:style-name="P114"/>
          </table:table-cell>
          <table:covered-table-cell/>
          <table:table-cell table:style-name="Таблица5.A6" office:value-type="string">
            <text:p text:style-name="P114"/>
          </table:table-cell>
          <table:table-cell table:style-name="Таблица5.A6" table:number-columns-spanned="13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2" table:number-columns-spanned="2" office:value-type="string">
            <text:p text:style-name="P114"/>
          </table:table-cell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5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7">
          <table:table-cell table:style-name="Таблица5.Z2" table:number-columns-spanned="3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31">
          <table:table-cell table:style-name="Таблица5.A31" table:number-columns-spanned="4" office:value-type="string">
            <text:p text:style-name="P156">ПТ</text:p>
          </table:table-cell>
          <table:covered-table-cell/>
          <table:covered-table-cell/>
          <table:covered-table-cell/>
          <table:table-cell table:style-name="Таблица5.E31" table:number-columns-spanned="25" office:value-type="string">
            <text:p text:style-name="P15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3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1" table:number-columns-spanned="3" office:value-type="string">
            <text:p text:style-name="P156"/>
          </table:table-cell>
          <table:covered-table-cell/>
          <table:covered-table-cell/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C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P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P"/>
        <table:table-column table:style-name="Таблица6.g"/>
        <table:table-column table:style-name="Таблица6.d"/>
        <table:table-column table:style-name="Таблица6.D"/>
        <table:table-column table:style-name="Таблица6.j"/>
        <table:table-column table:style-name="Таблица6.S"/>
        <table:table-column table:style-name="Таблица6.l"/>
        <table:table-column table:style-name="Таблица6.E"/>
        <table:table-row table:style-name="Таблица6.1">
          <table:table-cell table:style-name="Таблица6.A1" table:number-columns-spanned="39" office:value-type="string">
            <text:p text:style-name="P95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table:number-columns-spanned="2" office:value-type="string">
            <text:p text:style-name="P96"/>
          </table:table-cell>
          <table:covered-table-cell/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A1" office:value-type="string">
            <text:p text:style-name="P96"/>
          </table:table-cell>
          <table:table-cell table:style-name="Таблица6.Z2" table:number-columns-spanned="3" office:value-type="string">
            <text:p text:style-name="P161"/>
          </table:table-cell>
          <table:covered-table-cell/>
          <table:covered-table-cell/>
          <table:table-cell table:style-name="Таблица6.Z2" table:number-columns-spanned="2" office:value-type="string">
            <text:p text:style-name="P161"/>
          </table:table-cell>
          <table:covered-table-cell/>
          <table:table-cell table:style-name="Таблица6.Z2" table:number-columns-spanned="3" office:value-type="string">
            <text:p text:style-name="P161"/>
          </table:table-cell>
          <table:covered-table-cell/>
          <table:covered-table-cell/>
          <table:table-cell table:style-name="Таблица6.Z2" table:number-columns-spanned="4" office:value-type="string">
            <text:p text:style-name="P161"/>
          </table:table-cell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61"/>
          </table:table-cell>
          <table:covered-table-cell/>
        </table:table-row>
        <table:table-row table:style-name="Таблица6.1">
          <table:table-cell table:style-name="Таблица6.Z2" table:number-columns-spanned="2" office:value-type="string">
            <text:p text:style-name="P161">Дубл.</text:p>
          </table:table-cell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L3" table:number-columns-spanned="4" office:value-type="string">
            <text:p text:style-name="P110"><text:s text:c="15"/></text:p>
          </table:table-cell>
          <table:covered-table-cell/>
          <table:covered-table-cell/>
          <table:covered-table-cell/>
          <table:table-cell table:style-name="Таблица6.P3" table:number-columns-spanned="10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3" office:value-type="string">
            <text:p text:style-name="P57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</table:table-row>
        <table:table-row table:style-name="Таблица6.1">
          <table:table-cell table:style-name="Таблица6.Z2" table:number-columns-spanned="2" office:value-type="string">
            <text:p text:style-name="P161">Взам.</text:p>
          </table:table-cell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L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Таблица6.Z2" office:value-type="string">
            <text:p text:style-name="P110"/>
          </table:table-cell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office:value-type="string">
            <text:p text:style-name="P110"/>
          </table:table-cell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</table:table-row>
        <table:table-row table:style-name="Таблица6.1">
          <table:table-cell table:style-name="Таблица6.Z2" table:number-columns-spanned="2" office:value-type="string">
            <text:p text:style-name="P161">Подл.</text:p>
          </table:table-cell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L4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Таблица6.Z2" office:value-type="string">
            <text:p text:style-name="P110"/>
          </table:table-cell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office:value-type="string">
            <text:p text:style-name="P110"/>
          </table:table-cell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  <table:table-cell table:style-name="Таблица6.Z2" table:number-columns-spanned="3" office:value-type="string">
            <text:p text:style-name="P110"/>
          </table:table-cell>
          <table:covered-table-cell/>
          <table:covered-table-cell/>
          <table:table-cell table:style-name="Таблица6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0"/>
          </table:table-cell>
          <table:covered-table-cell/>
        </table:table-row>
        <table:table-row table:style-name="Таблица6.6">
          <table:table-cell table:style-name="Таблица6.A6" table:number-columns-spanned="2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8" office:value-type="string">
            <text:h text:style-name="P70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3" office:value-type="string">
            <text:p text:style-name="P119"/>
          </table:table-cell>
          <table:covered-table-cell/>
          <table:covered-table-cell/>
          <table:table-cell table:style-name="Таблица6.a6" table:number-columns-spanned="2" office:value-type="string">
            <text:p text:style-name="P119"/>
          </table:table-cell>
          <table:covered-table-cell/>
        </table:table-row>
        <table:table-row table:style-name="Таблица6.7">
          <table:table-cell table:style-name="Таблица6.Z2" table:number-columns-spanned="3" office:value-type="string">
            <text:p text:style-name="P171">Разработал</text:p>
          </table:table-cell>
          <table:covered-table-cell/>
          <table:covered-table-cell/>
          <table:table-cell table:style-name="Таблица6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7" table:number-columns-spanned="2" office:value-type="string">
            <text:p text:style-name="P110"/>
          </table:table-cell>
          <table:covered-table-cell/>
          <table:table-cell table:style-name="Таблица6.M7" office:value-type="string">
            <text:p text:style-name="P110"/>
          </table:table-cell>
          <table:table-cell table:style-name="Таблица6.N7" table:number-rows-spanned="3" table:number-columns-spanned="5" office:value-type="string">
            <text:p text:style-name="P149">РУТП</text:p>
            <text:p text:style-name="P151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6.S7" table:number-rows-spanned="3" table:number-columns-spanned="6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Y7" table:number-rows-spanned="3" table:number-columns-spanned="8" office:value-type="string"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g7" table:number-rows-spanned="3" table:number-columns-spanned="7" office:value-type="string">
            <text:h text:style-name="P75" text:outline-level="9">ПТ-<text:span text:style-name="T33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Z2" table:number-columns-spanned="3" office:value-type="string">
            <text:p text:style-name="P171">Проверил</text:p>
          </table:table-cell>
          <table:covered-table-cell/>
          <table:covered-table-cell/>
          <table:table-cell table:style-name="Таблица6.Z2" table:number-columns-spanned="7" office:value-type="string">
            <text:p text:style-name="P9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7" table:number-columns-spanned="2" office:value-type="string">
            <text:p text:style-name="P110"/>
          </table:table-cell>
          <table:covered-table-cell/>
          <table:table-cell table:style-name="Таблица6.M8" office:value-type="string">
            <text:p text:style-name="P110"/>
          </table:table-cell>
          <table:covered-table-cell table:style-name="Таблица6.N7"/>
          <table:covered-table-cell/>
          <table:covered-table-cell/>
          <table:covered-table-cell/>
          <table:covered-table-cell/>
          <table:covered-table-cell table:style-name="Таблица6.S7"/>
          <table:covered-table-cell/>
          <table:covered-table-cell/>
          <table:covered-table-cell/>
          <table:covered-table-cell/>
          <table:covered-table-cell/>
          <table:covered-table-cell table:style-name="Таблица6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Z2" table:number-columns-spanned="3" office:value-type="string">
            <text:p text:style-name="P171"/>
          </table:table-cell>
          <table:covered-table-cell/>
          <table:covered-table-cell/>
          <table:table-cell table:style-name="Таблица6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7" table:number-columns-spanned="2" office:value-type="string">
            <text:p text:style-name="P110"/>
          </table:table-cell>
          <table:covered-table-cell/>
          <table:table-cell table:style-name="Таблица6.M9" office:value-type="string">
            <text:p text:style-name="P110"/>
          </table:table-cell>
          <table:covered-table-cell table:style-name="Таблица6.N7"/>
          <table:covered-table-cell/>
          <table:covered-table-cell/>
          <table:covered-table-cell/>
          <table:covered-table-cell/>
          <table:covered-table-cell table:style-name="Таблица6.S7"/>
          <table:covered-table-cell/>
          <table:covered-table-cell/>
          <table:covered-table-cell/>
          <table:covered-table-cell/>
          <table:covered-table-cell/>
          <table:covered-table-cell table:style-name="Таблица6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Z2" table:number-columns-spanned="3" office:value-type="string">
            <text:p text:style-name="P171"/>
          </table:table-cell>
          <table:covered-table-cell/>
          <table:covered-table-cell/>
          <table:table-cell table:style-name="Таблица6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7" table:number-columns-spanned="2" office:value-type="string">
            <text:p text:style-name="P110"/>
          </table:table-cell>
          <table:covered-table-cell/>
          <table:table-cell table:style-name="Таблица6.M10" office:value-type="string">
            <text:p text:style-name="P110"/>
          </table:table-cell>
          <table:table-cell table:style-name="Таблица6.N10" table:number-rows-spanned="2" office:value-type="string">
            <text:p text:style-name="P119"/>
          </table:table-cell>
          <table:table-cell table:style-name="Таблица6.O10" table:number-rows-spanned="2" table:number-columns-spanned="21" office:value-type="string">
            <text:p text:style-name="P146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0" table:number-rows-spanned="2" office:value-type="string">
            <text:p text:style-name="P102"/>
          </table:table-cell>
          <table:table-cell table:style-name="Таблица6.k10" table:number-rows-spanned="2" table:number-columns-spanned="2" office:value-type="string">
            <text:p text:style-name="P154"/>
          </table:table-cell>
          <table:covered-table-cell/>
          <table:table-cell table:style-name="Таблица6.k10" table:number-rows-spanned="2" office:value-type="string">
            <text:p text:style-name="P154"/>
          </table:table-cell>
        </table:table-row>
        <table:table-row table:style-name="Таблица6.7">
          <table:table-cell table:style-name="Таблица6.A11" table:number-columns-spanned="3" office:value-type="string">
            <text:p text:style-name="P171">Н.контр.</text:p>
          </table:table-cell>
          <table:covered-table-cell/>
          <table:covered-table-cell/>
          <table:table-cell table:style-name="Таблица6.D11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7" table:number-columns-spanned="2" office:value-type="string">
            <text:p text:style-name="P110"/>
          </table:table-cell>
          <table:covered-table-cell/>
          <table:table-cell table:style-name="Таблица6.M11" office:value-type="string">
            <text:p text:style-name="P110"/>
          </table:table-cell>
          <table:covered-table-cell table:style-name="Таблица6.N10"/>
          <table:covered-table-cell table:style-name="Таблица6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j10"/>
          <table:covered-table-cell table:style-name="Таблица6.k10"/>
          <table:covered-table-cell/>
          <table:covered-table-cell table:style-name="Таблица6.k10"/>
        </table:table-row>
        <table:table-row table:style-name="Таблица6.12">
          <table:table-cell table:style-name="Таблица6.A12" table:number-rows-spanned="2" office:value-type="string">
            <text:p text:style-name="P164"/>
          </table:table-cell>
          <table:table-cell table:style-name="Таблица6.O10" table:number-rows-spanned="2" table:number-columns-spanned="2" office:value-type="string">
            <text:p text:style-name="P174">Цех</text:p>
          </table:table-cell>
          <table:covered-table-cell/>
          <table:table-cell table:style-name="Таблица6.O10" table:number-rows-spanned="2" table:number-columns-spanned="2" office:value-type="string">
            <text:p text:style-name="P175">Уч.</text:p>
          </table:table-cell>
          <table:covered-table-cell/>
          <table:table-cell table:style-name="Таблица6.O10" table:number-rows-spanned="2" table:number-columns-spanned="2" office:value-type="string">
            <text:p text:style-name="P175">РМ</text:p>
          </table:table-cell>
          <table:covered-table-cell/>
          <table:table-cell table:style-name="Таблица6.A6" table:number-rows-spanned="2" office:value-type="string">
            <text:p text:style-name="P175">Опер</text:p>
          </table:table-cell>
          <table:table-cell table:style-name="Таблица6.A6" table:number-rows-spanned="2" table:number-columns-spanned="13" office:value-type="string">
            <text:p text:style-name="P82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10" table:number-columns-spanned="10" office:value-type="string">
            <text:p text:style-name="P17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f12" table:number-rows-spanned="2" table:number-columns-spanned="8" office:value-type="string">
            <text:p text:style-name="P17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covered-table-cell table:style-name="Таблица6.A12"/>
          <table:covered-table-cell table:style-name="Таблица6.O10"/>
          <table:covered-table-cell/>
          <table:covered-table-cell table:style-name="Таблица6.O10"/>
          <table:covered-table-cell/>
          <table:covered-table-cell table:style-name="Таблица6.O10"/>
          <table:covered-table-cell/>
          <table:covered-table-cell table:style-name="Таблица6.A6"/>
          <table:covered-table-cell table:style-name="Таблица6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O10" table:number-columns-spanned="2" office:value-type="string">
            <text:p text:style-name="P164">Исполн.</text:p>
          </table:table-cell>
          <table:covered-table-cell/>
          <table:table-cell table:style-name="Таблица6.O10" table:number-columns-spanned="4" office:value-type="string">
            <text:p text:style-name="P164">Рук. уч.</text:p>
          </table:table-cell>
          <table:covered-table-cell/>
          <table:covered-table-cell/>
          <table:covered-table-cell/>
          <table:table-cell table:style-name="Таблица6.O10" table:number-columns-spanned="4" office:value-type="string">
            <text:p text:style-name="P165">Конт. ОТК</text:p>
          </table:table-cell>
          <table:covered-table-cell/>
          <table:covered-table-cell/>
          <table:covered-table-cell/>
          <table:covered-table-cell table:style-name="Таблица6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1</text:p>
          </table:table-cell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office:value-type="string">
            <text:p text:style-name="P123"/>
          </table:table-cell>
          <table:table-cell table:style-name="Таблица6.A6" table:number-columns-spanned="13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37"/>
          </table:table-cell>
          <table:covered-table-cell/>
          <table:table-cell table:style-name="Таблица6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2</text:p>
          </table:table-cell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table:number-columns-spanned="2" office:value-type="string">
            <text:p text:style-name="P123"/>
          </table:table-cell>
          <table:covered-table-cell/>
          <table:table-cell table:style-name="Таблица6.A6" office:value-type="string">
            <text:p text:style-name="P123"/>
          </table:table-cell>
          <table:table-cell table:style-name="Таблица6.A6" table:number-columns-spanned="13" office:value-type="string">
            <text:p text:style-name="P177"><text:span text:style-name="T28"><text:s/></text:span><text:span text:style-name="T29">Паспорт <text:s/>ПТ-</text:span><text:span text:style-name="T30">92</text:span><text:span text:style-name="T29">-2024-</text:span><text:span text:style-name="T31">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37"/>
          </table:table-cell>
          <table:covered-table-cell/>
          <table:table-cell table:style-name="Таблица6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3</text:p>
          </table:table-cell>
          <table:table-cell table:style-name="Таблица6.A6" table:number-columns-spanned="2" office:value-type="string">
            <text:p text:style-name="P96"/>
          </table:table-cell>
          <table:covered-table-cell/>
          <table:table-cell table:style-name="Таблица6.A6" table:number-columns-spanned="2" office:value-type="string">
            <text:p text:style-name="P96"/>
          </table:table-cell>
          <table:covered-table-cell/>
          <table:table-cell table:style-name="Таблица6.A6" table:number-columns-spanned="2" office:value-type="string">
            <text:p text:style-name="P96"/>
          </table:table-cell>
          <table:covered-table-cell/>
          <table:table-cell table:style-name="Таблица6.A6" office:value-type="string">
            <text:p text:style-name="P96"/>
          </table:table-cell>
          <table:table-cell table:style-name="Таблица6.A6" table:number-columns-spanned="13" office:value-type="string">
            <text:p text:style-name="P88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96"/>
          </table:table-cell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4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4"/>
          </table:table-cell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5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33">Нанесение слоя связующего на поверхности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32">и</text:p>
          </table:table-cell>
          <table:covered-table-cell/>
          <table:table-cell table:style-name="Таблица6.Z2" table:number-columns-spanned="4" office:value-type="string">
            <text:p text:style-name="P132">м</text:p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32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9">
          <table:table-cell table:style-name="Таблица6.A6" office:value-type="string">
            <text:p text:style-name="P167">06</text:p>
          </table:table-cell>
          <table:table-cell table:style-name="Таблица6.A6" table:number-columns-spanned="2" office:value-type="string">
            <text:p text:style-name="P125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79"><text:span text:style-name="T36">П</text:span><text:span text:style-name="T34">ер. 5.1.6, 5.1.7,5.2.7, 5.2.7,5.3.7, 5.3.8,5.4.7, 5.4.8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63"/>
          </table:table-cell>
          <table:covered-table-cell/>
          <table:table-cell table:style-name="Таблица6.Z2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0">
          <table:table-cell table:style-name="Таблица6.A6" office:value-type="string">
            <text:p text:style-name="P167">07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27"/>
          </table:table-cell>
          <table:covered-table-cell/>
          <table:table-cell table:style-name="Таблица6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08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34">Контроль поверхности частей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2"/>
          </table:table-cell>
          <table:covered-table-cell/>
          <table:table-cell table:style-name="Таблица6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12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9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36">Пер. 5.1.8, 5.2.9, 5.3.9, 5.4.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4"/>
          </table:table-cell>
          <table:covered-table-cell/>
          <table:table-cell table:style-name="Таблица6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<text:span text:style-name="T32">О</text:span>10</text:p>
          </table:table-cell>
          <table:table-cell table:style-name="Таблица6.A6" table:number-columns-spanned="2" office:value-type="string">
            <text:p text:style-name="P114"><text:s text:c="3"/><text:span text:style-name="T27"><text:s text:c="4"/></text:span></text:p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29"/>
          </table:table-cell>
          <table:covered-table-cell/>
          <table:table-cell table:style-name="Таблица6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11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80">Контроль массы частей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33">и</text:p>
          </table:table-cell>
          <table:covered-table-cell/>
          <table:table-cell table:style-name="Таблица6.A6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12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79">Пер 5.1.9, 5.2.10, 5.3.10, 5.4.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13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29"/>
          </table:table-cell>
          <table:covered-table-cell/>
          <table:table-cell table:style-name="Таблица6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<text:span text:style-name="T32">О</text:span>14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33">Маркировка нижней части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33">и</text:p>
          </table:table-cell>
          <table:covered-table-cell/>
          <table:table-cell table:style-name="Таблица6.A6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7">15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79"><text:span text:style-name="T7">П</text:span><text:span text:style-name="T4">ер. 5.1.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2" office:value-type="string">
            <text:p text:style-name="P129"/>
          </table:table-cell>
          <table:covered-table-cell/>
          <table:table-cell table:style-name="Таблица6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6.A6" table:number-columns-spanned="4" office:value-type="string">
            <text:p text:style-name="P129"><text:s/></text:p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6" office:value-type="string">
            <text:p text:style-name="P169">16</text:p>
          </table:table-cell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table:number-columns-spanned="2" office:value-type="string">
            <text:p text:style-name="P114"><text:s text:c="2"/></text:p>
          </table:table-cell>
          <table:covered-table-cell/>
          <table:table-cell table:style-name="Таблица6.A6" table:number-columns-spanned="2" office:value-type="string">
            <text:p text:style-name="P114"/>
          </table:table-cell>
          <table:covered-table-cell/>
          <table:table-cell table:style-name="Таблица6.A6" office:value-type="string">
            <text:p text:style-name="P114"/>
          </table:table-cell>
          <table:table-cell table:style-name="Таблица6.A6" table:number-columns-spanned="13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Z2" table:number-columns-spanned="2" office:value-type="string">
            <text:p text:style-name="P114"/>
          </table:table-cell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6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Z2" table:number-columns-spanned="3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1">
          <table:table-cell table:style-name="Таблица6.A31" table:number-columns-spanned="4" office:value-type="string">
            <text:p text:style-name="P156">ПТ</text:p>
          </table:table-cell>
          <table:covered-table-cell/>
          <table:covered-table-cell/>
          <table:covered-table-cell/>
          <table:table-cell table:style-name="Таблица6.E31" table:number-columns-spanned="25" office:value-type="string">
            <text:p text:style-name="P15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E3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31" table:number-columns-spanned="3" office:value-type="string">
            <text:p text:style-name="P156"/>
          </table:table-cell>
          <table:covered-table-cell/>
          <table:covered-table-cell/>
        </table:table-row>
      </table:table>
      <text:p text:style-name="P109"><text:span text:style-name="T2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column table:style-name="Таблица8.C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column table:style-name="Таблица8.W"/>
        <table:table-column table:style-name="Таблица8.X"/>
        <table:table-column table:style-name="Таблица8.P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P"/>
        <table:table-column table:style-name="Таблица8.g"/>
        <table:table-column table:style-name="Таблица8.d"/>
        <table:table-column table:style-name="Таблица8.D"/>
        <table:table-column table:style-name="Таблица8.j"/>
        <table:table-column table:style-name="Таблица8.S"/>
        <table:table-column table:style-name="Таблица8.l"/>
        <table:table-column table:style-name="Таблица8.E"/>
        <table:table-row table:style-name="Таблица8.1">
          <table:table-cell table:style-name="Таблица8.A1" table:number-columns-spanned="39" office:value-type="string">
            <text:p text:style-name="P95"><text:s text:c="170"/><text:span text:style-name="T20"><text:s text:c="2"/>Р 50-609-38-88 <text:s text:c="4"/>Форма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"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table:number-columns-spanned="2" office:value-type="string">
            <text:p text:style-name="P96"/>
          </table:table-cell>
          <table:covered-table-cell/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A1" office:value-type="string">
            <text:p text:style-name="P96"/>
          </table:table-cell>
          <table:table-cell table:style-name="Таблица8.Z2" table:number-columns-spanned="3" office:value-type="string">
            <text:p text:style-name="P161"/>
          </table:table-cell>
          <table:covered-table-cell/>
          <table:covered-table-cell/>
          <table:table-cell table:style-name="Таблица8.Z2" table:number-columns-spanned="2" office:value-type="string">
            <text:p text:style-name="P161"/>
          </table:table-cell>
          <table:covered-table-cell/>
          <table:table-cell table:style-name="Таблица8.Z2" table:number-columns-spanned="3" office:value-type="string">
            <text:p text:style-name="P161"/>
          </table:table-cell>
          <table:covered-table-cell/>
          <table:covered-table-cell/>
          <table:table-cell table:style-name="Таблица8.Z2" table:number-columns-spanned="4" office:value-type="string">
            <text:p text:style-name="P161"/>
          </table:table-cell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61"/>
          </table:table-cell>
          <table:covered-table-cell/>
        </table:table-row>
        <table:table-row table:style-name="Таблица8.1">
          <table:table-cell table:style-name="Таблица8.Z2" table:number-columns-spanned="2" office:value-type="string">
            <text:p text:style-name="P161">Дубл.</text:p>
          </table:table-cell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L3" table:number-columns-spanned="4" office:value-type="string">
            <text:p text:style-name="P110"><text:s text:c="15"/></text:p>
          </table:table-cell>
          <table:covered-table-cell/>
          <table:covered-table-cell/>
          <table:covered-table-cell/>
          <table:table-cell table:style-name="Таблица8.P3" table:number-columns-spanned="10" office:value-type="string">
            <text:p text:style-name="P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3" office:value-type="string">
            <text:p text:style-name="P57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</table:table-row>
        <table:table-row table:style-name="Таблица8.1">
          <table:table-cell table:style-name="Таблица8.Z2" table:number-columns-spanned="2" office:value-type="string">
            <text:p text:style-name="P161">Взам.</text:p>
          </table:table-cell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L4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Таблица8.Z2" office:value-type="string">
            <text:p text:style-name="P110"/>
          </table:table-cell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office:value-type="string">
            <text:p text:style-name="P110"/>
          </table:table-cell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</table:table-row>
        <table:table-row table:style-name="Таблица8.1">
          <table:table-cell table:style-name="Таблица8.Z2" table:number-columns-spanned="2" office:value-type="string">
            <text:p text:style-name="P161">Подл.</text:p>
          </table:table-cell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L4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  <table:table-cell table:style-name="Таблица8.Z2" office:value-type="string">
            <text:p text:style-name="P110"/>
          </table:table-cell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office:value-type="string">
            <text:p text:style-name="P110"/>
          </table:table-cell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  <table:table-cell table:style-name="Таблица8.Z2" table:number-columns-spanned="3" office:value-type="string">
            <text:p text:style-name="P110"/>
          </table:table-cell>
          <table:covered-table-cell/>
          <table:covered-table-cell/>
          <table:table-cell table:style-name="Таблица8.Z2" table:number-columns-spanned="4" office:value-type="string">
            <text:p text:style-name="P110"/>
          </table:table-cell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0"/>
          </table:table-cell>
          <table:covered-table-cell/>
        </table:table-row>
        <table:table-row table:style-name="Таблица8.6">
          <table:table-cell table:style-name="Таблица8.A6" table:number-columns-spanned="2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8" office:value-type="string">
            <text:h text:style-name="P70" text:outline-level="7"><text:s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3" office:value-type="string">
            <text:p text:style-name="P119"/>
          </table:table-cell>
          <table:covered-table-cell/>
          <table:covered-table-cell/>
          <table:table-cell table:style-name="Таблица8.a6" table:number-columns-spanned="2" office:value-type="string">
            <text:p text:style-name="P119"/>
          </table:table-cell>
          <table:covered-table-cell/>
        </table:table-row>
        <table:table-row table:style-name="Таблица8.7">
          <table:table-cell table:style-name="Таблица8.Z2" table:number-columns-spanned="3" office:value-type="string">
            <text:p text:style-name="P171">Разработал</text:p>
          </table:table-cell>
          <table:covered-table-cell/>
          <table:covered-table-cell/>
          <table:table-cell table:style-name="Таблица8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7" table:number-columns-spanned="2" office:value-type="string">
            <text:p text:style-name="P110"/>
          </table:table-cell>
          <table:covered-table-cell/>
          <table:table-cell table:style-name="Таблица8.M7" office:value-type="string">
            <text:p text:style-name="P110"/>
          </table:table-cell>
          <table:table-cell table:style-name="Таблица8.N7" table:number-rows-spanned="3" table:number-columns-spanned="5" office:value-type="string">
            <text:p text:style-name="P149">РУТП</text:p>
            <text:p text:style-name="P151">«<text:span text:style-name="T33">От винта</text:span>»</text:p>
          </table:table-cell>
          <table:covered-table-cell/>
          <table:covered-table-cell/>
          <table:covered-table-cell/>
          <table:covered-table-cell/>
          <table:table-cell table:style-name="Таблица8.S7" table:number-rows-spanned="3" table:number-columns-spanned="6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Y7" table:number-rows-spanned="3" table:number-columns-spanned="8" office:value-type="string"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g7" table:number-rows-spanned="3" table:number-columns-spanned="7" office:value-type="string">
            <text:h text:style-name="P75" text:outline-level="9">ПТ-<text:span text:style-name="T33">92</text:span>-2024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7">
          <table:table-cell table:style-name="Таблица8.Z2" table:number-columns-spanned="3" office:value-type="string">
            <text:p text:style-name="P171">Проверил</text:p>
          </table:table-cell>
          <table:covered-table-cell/>
          <table:covered-table-cell/>
          <table:table-cell table:style-name="Таблица8.Z2" table:number-columns-spanned="7" office:value-type="string">
            <text:p text:style-name="P9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7" table:number-columns-spanned="2" office:value-type="string">
            <text:p text:style-name="P110"/>
          </table:table-cell>
          <table:covered-table-cell/>
          <table:table-cell table:style-name="Таблица8.M8" office:value-type="string">
            <text:p text:style-name="P110"/>
          </table:table-cell>
          <table:covered-table-cell table:style-name="Таблица8.N7"/>
          <table:covered-table-cell/>
          <table:covered-table-cell/>
          <table:covered-table-cell/>
          <table:covered-table-cell/>
          <table:covered-table-cell table:style-name="Таблица8.S7"/>
          <table:covered-table-cell/>
          <table:covered-table-cell/>
          <table:covered-table-cell/>
          <table:covered-table-cell/>
          <table:covered-table-cell/>
          <table:covered-table-cell table:style-name="Таблица8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7">
          <table:table-cell table:style-name="Таблица8.Z2" table:number-columns-spanned="3" office:value-type="string">
            <text:p text:style-name="P171"/>
          </table:table-cell>
          <table:covered-table-cell/>
          <table:covered-table-cell/>
          <table:table-cell table:style-name="Таблица8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7" table:number-columns-spanned="2" office:value-type="string">
            <text:p text:style-name="P110"/>
          </table:table-cell>
          <table:covered-table-cell/>
          <table:table-cell table:style-name="Таблица8.M9" office:value-type="string">
            <text:p text:style-name="P110"/>
          </table:table-cell>
          <table:covered-table-cell table:style-name="Таблица8.N7"/>
          <table:covered-table-cell/>
          <table:covered-table-cell/>
          <table:covered-table-cell/>
          <table:covered-table-cell/>
          <table:covered-table-cell table:style-name="Таблица8.S7"/>
          <table:covered-table-cell/>
          <table:covered-table-cell/>
          <table:covered-table-cell/>
          <table:covered-table-cell/>
          <table:covered-table-cell/>
          <table:covered-table-cell table:style-name="Таблица8.Y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g7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7">
          <table:table-cell table:style-name="Таблица8.Z2" table:number-columns-spanned="3" office:value-type="string">
            <text:p text:style-name="P171"/>
          </table:table-cell>
          <table:covered-table-cell/>
          <table:covered-table-cell/>
          <table:table-cell table:style-name="Таблица8.Z2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7" table:number-columns-spanned="2" office:value-type="string">
            <text:p text:style-name="P110"/>
          </table:table-cell>
          <table:covered-table-cell/>
          <table:table-cell table:style-name="Таблица8.M10" office:value-type="string">
            <text:p text:style-name="P110"/>
          </table:table-cell>
          <table:table-cell table:style-name="Таблица8.N10" table:number-rows-spanned="2" office:value-type="string">
            <text:p text:style-name="P119"/>
          </table:table-cell>
          <table:table-cell table:style-name="Таблица8.O10" table:number-rows-spanned="2" table:number-columns-spanned="21" office:value-type="string">
            <text:p text:style-name="P146">Корпус гидроцик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j10" table:number-rows-spanned="2" office:value-type="string">
            <text:p text:style-name="P102"/>
          </table:table-cell>
          <table:table-cell table:style-name="Таблица8.k10" table:number-rows-spanned="2" table:number-columns-spanned="2" office:value-type="string">
            <text:p text:style-name="P154"/>
          </table:table-cell>
          <table:covered-table-cell/>
          <table:table-cell table:style-name="Таблица8.k10" table:number-rows-spanned="2" office:value-type="string">
            <text:p text:style-name="P154"/>
          </table:table-cell>
        </table:table-row>
        <table:table-row table:style-name="Таблица8.7">
          <table:table-cell table:style-name="Таблица8.A11" table:number-columns-spanned="3" office:value-type="string">
            <text:p text:style-name="P171">Н.контр.</text:p>
          </table:table-cell>
          <table:covered-table-cell/>
          <table:covered-table-cell/>
          <table:table-cell table:style-name="Таблица8.D11" table:number-columns-spanned="7" office:value-type="string">
            <text:p text:style-name="P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K7" table:number-columns-spanned="2" office:value-type="string">
            <text:p text:style-name="P110"/>
          </table:table-cell>
          <table:covered-table-cell/>
          <table:table-cell table:style-name="Таблица8.M11" office:value-type="string">
            <text:p text:style-name="P110"/>
          </table:table-cell>
          <table:covered-table-cell table:style-name="Таблица8.N10"/>
          <table:covered-table-cell table:style-name="Таблица8.O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j10"/>
          <table:covered-table-cell table:style-name="Таблица8.k10"/>
          <table:covered-table-cell/>
          <table:covered-table-cell table:style-name="Таблица8.k10"/>
        </table:table-row>
        <table:table-row table:style-name="Таблица8.12">
          <table:table-cell table:style-name="Таблица8.A12" table:number-rows-spanned="2" office:value-type="string">
            <text:p text:style-name="P164"/>
          </table:table-cell>
          <table:table-cell table:style-name="Таблица8.O10" table:number-rows-spanned="2" table:number-columns-spanned="2" office:value-type="string">
            <text:p text:style-name="P174">Цех</text:p>
          </table:table-cell>
          <table:covered-table-cell/>
          <table:table-cell table:style-name="Таблица8.O10" table:number-rows-spanned="2" table:number-columns-spanned="2" office:value-type="string">
            <text:p text:style-name="P175">Уч.</text:p>
          </table:table-cell>
          <table:covered-table-cell/>
          <table:table-cell table:style-name="Таблица8.O10" table:number-rows-spanned="2" table:number-columns-spanned="2" office:value-type="string">
            <text:p text:style-name="P175">РМ</text:p>
          </table:table-cell>
          <table:covered-table-cell/>
          <table:table-cell table:style-name="Таблица8.A6" table:number-rows-spanned="2" office:value-type="string">
            <text:p text:style-name="P175">Опер</text:p>
          </table:table-cell>
          <table:table-cell table:style-name="Таблица8.A6" table:number-rows-spanned="2" table:number-columns-spanned="13" office:value-type="string">
            <text:p text:style-name="P82">0168, Подготовка сырья, материалов, оснастки, установки напыления для форм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10" table:number-columns-spanned="10" office:value-type="string">
            <text:p text:style-name="P175">Таб. номер. дата. подп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f12" table:number-rows-spanned="2" table:number-columns-spanned="8" office:value-type="string">
            <text:p text:style-name="P175">Зав.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covered-table-cell table:style-name="Таблица8.A12"/>
          <table:covered-table-cell table:style-name="Таблица8.O10"/>
          <table:covered-table-cell/>
          <table:covered-table-cell table:style-name="Таблица8.O10"/>
          <table:covered-table-cell/>
          <table:covered-table-cell table:style-name="Таблица8.O10"/>
          <table:covered-table-cell/>
          <table:covered-table-cell table:style-name="Таблица8.A6"/>
          <table:covered-table-cell table:style-name="Таблица8.A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10" table:number-columns-spanned="2" office:value-type="string">
            <text:p text:style-name="P164">Исполн.</text:p>
          </table:table-cell>
          <table:covered-table-cell/>
          <table:table-cell table:style-name="Таблица8.O10" table:number-columns-spanned="4" office:value-type="string">
            <text:p text:style-name="P164">Рук. уч.</text:p>
          </table:table-cell>
          <table:covered-table-cell/>
          <table:covered-table-cell/>
          <table:covered-table-cell/>
          <table:table-cell table:style-name="Таблица8.O10" table:number-columns-spanned="4" office:value-type="string">
            <text:p text:style-name="P165">Конт. ОТК</text:p>
          </table:table-cell>
          <table:covered-table-cell/>
          <table:covered-table-cell/>
          <table:covered-table-cell/>
          <table:covered-table-cell table:style-name="Таблица8.f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1</text:p>
          </table:table-cell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office:value-type="string">
            <text:p text:style-name="P123"/>
          </table:table-cell>
          <table:table-cell table:style-name="Таблица8.A6" table:number-columns-spanned="13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37"/>
          </table:table-cell>
          <table:covered-table-cell/>
          <table:table-cell table:style-name="Таблица8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61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2</text:p>
          </table:table-cell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table:number-columns-spanned="2" office:value-type="string">
            <text:p text:style-name="P123"/>
          </table:table-cell>
          <table:covered-table-cell/>
          <table:table-cell table:style-name="Таблица8.A6" office:value-type="string">
            <text:p text:style-name="P123"/>
          </table:table-cell>
          <table:table-cell table:style-name="Таблица8.A6" table:number-columns-spanned="13" office:value-type="string">
            <text:p text:style-name="P177"><text:span text:style-name="T28"><text:s/></text:span><text:span text:style-name="T29">Паспорт <text:s/>ПТ-</text:span><text:span text:style-name="T30">92</text:span><text:span text:style-name="T29">-2024-</text:span><text:span text:style-name="T31">02</text:span><text:span text:style-name="T29"> действует совместно с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37"/>
          </table:table-cell>
          <table:covered-table-cell/>
          <table:table-cell table:style-name="Таблица8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96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3</text:p>
          </table:table-cell>
          <table:table-cell table:style-name="Таблица8.A6" table:number-columns-spanned="2" office:value-type="string">
            <text:p text:style-name="P96"/>
          </table:table-cell>
          <table:covered-table-cell/>
          <table:table-cell table:style-name="Таблица8.A6" table:number-columns-spanned="2" office:value-type="string">
            <text:p text:style-name="P96"/>
          </table:table-cell>
          <table:covered-table-cell/>
          <table:table-cell table:style-name="Таблица8.A6" table:number-columns-spanned="2" office:value-type="string">
            <text:p text:style-name="P96"/>
          </table:table-cell>
          <table:covered-table-cell/>
          <table:table-cell table:style-name="Таблица8.A6" office:value-type="string">
            <text:p text:style-name="P96"/>
          </table:table-cell>
          <table:table-cell table:style-name="Таблица8.A6" table:number-columns-spanned="13" office:value-type="string">
            <text:p text:style-name="P88"><text:s/><text:span text:style-name="T5">картой </text:span><text:span text:style-name="T26">технологического процесса СМ3-92/ТП-202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96"/>
          </table:table-cell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4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4"/>
          </table:table-cell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5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33">Внешний осмотр корпу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33">и</text:p>
          </table:table-cell>
          <table:covered-table-cell/>
          <table:table-cell table:style-name="Таблица8.Z2" table:number-columns-spanned="4" office:value-type="string">
            <text:p text:style-name="P133">м</text:p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33">к</text:p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9">
          <table:table-cell table:style-name="Таблица8.A6" office:value-type="string">
            <text:p text:style-name="P167">06</text:p>
          </table:table-cell>
          <table:table-cell table:style-name="Таблица8.A6" table:number-columns-spanned="2" office:value-type="string">
            <text:p text:style-name="P125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79"><text:span text:style-name="T34">Пер. 5.1.11, 5.2.12, 5.3.12, 5.4.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63"/>
          </table:table-cell>
          <table:covered-table-cell/>
          <table:table-cell table:style-name="Таблица8.Z2" table:number-columns-spanned="4" office:value-type="string">
            <text:p text:style-name="P63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0">
          <table:table-cell table:style-name="Таблица8.A6" office:value-type="string">
            <text:p text:style-name="P167">07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0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27"/>
          </table:table-cell>
          <table:covered-table-cell/>
          <table:table-cell table:style-name="Таблица8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27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8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34">Клеймение деталей корпус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35"/>
          </table:table-cell>
          <table:covered-table-cell/>
          <table:table-cell table:style-name="Таблица8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35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09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36">Пер. 5.1.12, 5.2.13, 5.3.13, 5.4.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4"/>
          </table:table-cell>
          <table:covered-table-cell/>
          <table:table-cell table:style-name="Таблица8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<text:span text:style-name="T32">О</text:span>10</text:p>
          </table:table-cell>
          <table:table-cell table:style-name="Таблица8.A6" table:number-columns-spanned="2" office:value-type="string">
            <text:p text:style-name="P114"><text:s text:c="3"/><text:span text:style-name="T27"><text:s text:c="4"/></text:span></text:p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29"/>
          </table:table-cell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11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12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13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29"/>
          </table:table-cell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<text:span text:style-name="T32">О</text:span>14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17"/>
          </table:table-cell>
          <table:covered-table-cell/>
          <table:table-cell table:style-name="Таблица8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17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7">15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79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6" table:number-columns-spanned="2" office:value-type="string">
            <text:p text:style-name="P129"/>
          </table:table-cell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A6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4">
          <table:table-cell table:style-name="Таблица8.A6" office:value-type="string">
            <text:p text:style-name="P169">16</text:p>
          </table:table-cell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table:number-columns-spanned="2" office:value-type="string">
            <text:p text:style-name="P114"><text:s text:c="2"/></text:p>
          </table:table-cell>
          <table:covered-table-cell/>
          <table:table-cell table:style-name="Таблица8.A6" table:number-columns-spanned="2" office:value-type="string">
            <text:p text:style-name="P114"/>
          </table:table-cell>
          <table:covered-table-cell/>
          <table:table-cell table:style-name="Таблица8.A6" office:value-type="string">
            <text:p text:style-name="P114"/>
          </table:table-cell>
          <table:table-cell table:style-name="Таблица8.A6" table:number-columns-spanned="13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2" table:number-columns-spanned="2" office:value-type="string">
            <text:p text:style-name="P114"/>
          </table:table-cell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4" office:value-type="string">
            <text:p text:style-name="P114"/>
          </table:table-cell>
          <table:covered-table-cell/>
          <table:covered-table-cell/>
          <table:covered-table-cell/>
          <table:table-cell table:style-name="Таблица8.Z2" table:number-columns-spanned="8" office:value-type="string">
            <text:p text:style-name="P1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7">
          <table:table-cell table:style-name="Таблица8.Z2" table:number-columns-spanned="39" office:value-type="string">
            <text:p text:style-name="P1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31">
          <table:table-cell table:style-name="Таблица8.A31" table:number-columns-spanned="4" office:value-type="string">
            <text:p text:style-name="P156">ПТ</text:p>
          </table:table-cell>
          <table:covered-table-cell/>
          <table:covered-table-cell/>
          <table:covered-table-cell/>
          <table:table-cell table:style-name="Таблица8.E31" table:number-columns-spanned="25" office:value-type="string">
            <text:p text:style-name="P156"><text:s/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E3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31" table:number-columns-spanned="3" office:value-type="string">
            <text:p text:style-name="P156"/>
          </table:table-cell>
          <table:covered-table-cell/>
          <table:covered-table-cell/>
        </table:table-row>
      </table:table>
      <text:p text:style-name="P109"><text:soft-page-break/><text:span text:style-name="Основной_20_шрифт_20_абзаца"><text:span text:style-name="T4">СТО 07521831-17-2017</text:span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column table:style-name="Таблица7.R"/>
        <table:table-column table:style-name="Таблица7.S"/>
        <table:table-column table:style-name="Таблица7.T"/>
        <table:table-column table:style-name="Таблица7.U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H"/>
        <table:table-column table:style-name="Таблица7.f"/>
        <table:table-column table:style-name="Таблица7.g"/>
        <table:table-row table:style-name="Таблица7.1">
          <table:table-cell table:style-name="Таблица7.A1" table:number-columns-spanned="3" office:value-type="string">
            <text:p text:style-name="P29">Дуб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J1" table:number-columns-spanned="5" office:value-type="string">
            <text:p text:style-name="P4"><text:s text:c="15"/></text:p>
          </table:table-cell>
          <table:covered-table-cell/>
          <table:covered-table-cell/>
          <table:covered-table-cell/>
          <table:covered-table-cell/>
          <table:table-cell table:style-name="Таблица7.O1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29">Взам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J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1" table:number-rows-spanned="2" table:number-columns-spanned="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">
          <table:table-cell table:style-name="Таблица7.A1" table:number-columns-spanned="3" office:value-type="string">
            <text:p text:style-name="P29">Подл.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J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O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4">
          <table:table-cell table:style-name="Таблица7.A4" table:number-columns-spanned="20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h text:style-name="P71" text:outline-level="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office:value-type="string">
            <text:p text:style-name="P55"/>
          </table:table-cell>
        </table:table-row>
        <table:table-row table:style-name="Таблица7.1">
          <table:table-cell table:style-name="Таблица7.A4" table:number-rows-spanned="3" table:number-columns-spanned="2" office:value-type="string">
            <text:p text:style-name="P45"/>
          </table:table-cell>
          <table:covered-table-cell/>
          <table:table-cell table:style-name="Таблица7.A4" table:number-columns-spanned="2" office:value-type="string">
            <text:p text:style-name="P45"/>
          </table:table-cell>
          <table:covered-table-cell/>
          <table:table-cell table:style-name="Таблица7.A4" office:value-type="string">
            <text:p text:style-name="P45"/>
          </table:table-cell>
          <table:table-cell table:style-name="Таблица7.A4" table:number-columns-spanned="3" office:value-type="string">
            <text:p text:style-name="P45"/>
          </table:table-cell>
          <table:covered-table-cell/>
          <table:covered-table-cell/>
          <table:table-cell table:style-name="Таблица7.A4" table:number-columns-spanned="2" office:value-type="string">
            <text:p text:style-name="P45"/>
          </table:table-cell>
          <table:covered-table-cell/>
          <table:table-cell table:style-name="Таблица7.A4" office:value-type="string">
            <text:p text:style-name="P45"/>
          </table:table-cell>
          <table:table-cell table:style-name="Таблица7.A4" table:number-columns-spanned="2" office:value-type="string">
            <text:p text:style-name="P45"/>
          </table:table-cell>
          <table:covered-table-cell/>
          <table:table-cell table:style-name="Таблица7.A4" table:number-columns-spanned="2" office:value-type="string">
            <text:p text:style-name="P45"/>
          </table:table-cell>
          <table:covered-table-cell/>
          <table:table-cell table:style-name="Таблица7.A4" table:number-columns-spanned="2" office:value-type="string">
            <text:p text:style-name="P45"/>
          </table:table-cell>
          <table:covered-table-cell/>
          <table:table-cell table:style-name="Таблица7.R5" table:number-columns-spanned="2" office:value-type="string">
            <text:p text:style-name="P45"/>
          </table:table-cell>
          <table:covered-table-cell/>
          <table:table-cell table:style-name="Таблица7.T5" table:number-columns-spanned="3" office:value-type="string">
            <text:p text:style-name="P45"/>
          </table:table-cell>
          <table:covered-table-cell/>
          <table:covered-table-cell/>
          <table:table-cell table:style-name="Таблица7.W5" table:number-rows-spanned="3" table:number-columns-spanned="6" office:value-type="string">
            <text:h text:style-name="Heading_20_8" text:outline-level="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c5" table:number-rows-spanned="3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H1" table:number-columns-spanned="2" office:value-type="string">
            <text:p text:style-name="P4"/>
          </table:table-cell>
          <table:covered-table-cell/>
          <table:table-cell table:style-name="Таблица7.T6" table:number-columns-spanned="3" office:value-type="string">
            <text:p text:style-name="P4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1">
          <table:covered-table-cell table:style-name="Таблица7.A4"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office:value-type="string">
            <text:p text:style-name="P4"/>
          </table:table-cell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T7" table:number-columns-spanned="3" office:value-type="string">
            <text:p text:style-name="P4"/>
          </table:table-cell>
          <table:covered-table-cell/>
          <table:covered-table-cell/>
          <table:covered-table-cell table:style-name="Таблица7.W5"/>
          <table:covered-table-cell/>
          <table:covered-table-cell/>
          <table:covered-table-cell/>
          <table:covered-table-cell/>
          <table:covered-table-cell/>
          <table:covered-table-cell table:style-name="Таблица7.c5"/>
          <table:covered-table-cell/>
          <table:covered-table-cell/>
          <table:covered-table-cell/>
          <table:covered-table-cell/>
        </table:table-row>
        <table:table-row table:style-name="Таблица7.8">
          <table:table-cell table:style-name="Таблица7.A4" table:number-columns-spanned="33" office:value-type="string">
            <text:h text:style-name="Heading_20_1" text:outline-level="1"><text:span text:style-name="Основной_20_шрифт_20_абзаца"><text:span text:style-name="T9">Ведомость комплектующих деталей и сборочных единиц <text:s/></text:span></text:span><text:s text:c="10"/><text:span text:style-name="Основной_20_шрифт_20_абзаца"><text:span text:style-name="T3">Зав.№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R5" table:number-columns-spanned="6" office:value-type="string">
            <text:p text:style-name="P27">Наименование детали,</text:p>
            <text:p text:style-name="P27">сб. единицы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9" table:number-columns-spanned="6" office:value-type="string">
            <text:p text:style-name="P27">Обозначе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4" table:number-columns-spanned="6" office:value-type="string">
            <text:p text:style-name="P27">Общее количество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R5" table:number-columns-spanned="3" office:value-type="string">
            <text:p text:style-name="P27">Партия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28">Паспорт №</text:p>
          </table:table-cell>
          <table:covered-table-cell/>
          <table:covered-table-cell/>
          <table:table-cell table:style-name="Таблица7.R5" table:number-columns-spanned="3" office:value-type="string">
            <text:p text:style-name="P28">Дата изготов-ления</text:p>
          </table:table-cell>
          <table:covered-table-cell/>
          <table:covered-table-cell/>
          <table:table-cell table:style-name="Таблица7.R5" table:number-columns-spanned="2" office:value-type="string">
            <text:p text:style-name="P28">Гарантийный срок хранения</text:p>
          </table:table-cell>
          <table:covered-table-cell/>
          <table:table-cell table:style-name="Таблица7.R5" table:number-columns-spanned="2" office:value-type="string">
            <text:p text:style-name="P28">Дата исполь-зования</text:p>
          </table:table-cell>
          <table:covered-table-cell/>
          <table:table-cell table:style-name="Таблица7.R5" table:number-columns-spanned="2" office:value-type="string">
            <text:p text:style-name="P27">Приме-чание</text:p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80">Ниж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91"><text:span text:style-name="T19"><text:s/></text:span><text:span text:style-name="T18">СМ3-92-2024-0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77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7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7"/>
          </table:table-cell>
          <table:covered-table-cell/>
          <table:covered-table-cell/>
          <table:table-cell table:style-name="Таблица7.A1" table:number-columns-spanned="3" office:value-type="string">
            <text:p text:style-name="P152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47"/>
          </table:table-cell>
          <table:covered-table-cell/>
          <table:table-cell table:style-name="Таблица7.A1" table:number-columns-spanned="2" office:value-type="string">
            <text:p text:style-name="P47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80">Вкладыш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92">СМ3-92-2024-0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59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59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23"/>
          </table:table-cell>
          <table:covered-table-cell/>
          <table:covered-table-cell/>
          <table:table-cell table:style-name="Таблица7.A1" table:number-columns-spanned="3" office:value-type="string">
            <text:p text:style-name="P23"/>
          </table:table-cell>
          <table:covered-table-cell/>
          <table:covered-table-cell/>
          <table:table-cell table:style-name="Таблица7.A1" table:number-columns-spanned="2" office:value-type="string">
            <text:p text:style-name="Standard"/>
          </table:table-cell>
          <table:covered-table-cell/>
          <table:table-cell table:style-name="Таблица7.A1" table:number-columns-spanned="2" office:value-type="string">
            <text:p text:style-name="P23"/>
          </table:table-cell>
          <table:covered-table-cell/>
          <table:table-cell table:style-name="Таблица7.A1" table:number-columns-spanned="2" office:value-type="string">
            <text:p text:style-name="P23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80">Полик багажник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92">СМ3-92-2024-0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h text:style-name="P78" text:outline-level="9">1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8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80">Верхняя часть корпус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92">СМ3-92-2024-0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159">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158">1</text:p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3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26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A4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0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3" office:value-type="string">
            <text:p text:style-name="P4"/>
          </table:table-cell>
          <table:covered-table-cell/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10">
          <table:table-cell table:style-name="Таблица7.G9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8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M2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S22" table:number-columns-spanned="3" office:value-type="string">
            <text:p text:style-name="P4"/>
          </table:table-cell>
          <table:covered-table-cell/>
          <table:covered-table-cell/>
          <table:table-cell table:style-name="Таблица7.V22" table:number-columns-spanned="3" office:value-type="string">
            <text:p text:style-name="P4"/>
          </table:table-cell>
          <table:covered-table-cell/>
          <table:covered-table-cell/>
          <table:table-cell table:style-name="Таблица7.Y22" table:number-columns-spanned="3" office:value-type="string">
            <text:p text:style-name="P4"/>
          </table:table-cell>
          <table:covered-table-cell/>
          <table:covered-table-cell/>
          <table:table-cell table:style-name="Таблица7.b22" table:number-columns-spanned="2" office:value-type="string">
            <text:p text:style-name="P4"/>
          </table:table-cell>
          <table:covered-table-cell/>
          <table:table-cell table:style-name="Таблица7.d22" table:number-columns-spanned="2" office:value-type="string">
            <text:p text:style-name="P4"/>
          </table:table-cell>
          <table:covered-table-cell/>
          <table:table-cell table:style-name="Таблица7.A1" table:number-columns-spanned="2" office:value-type="string">
            <text:p text:style-name="P4"/>
          </table:table-cell>
          <table:covered-table-cell/>
        </table:table-row>
        <table:table-row table:style-name="Таблица7.23">
          <table:table-cell table:style-name="Таблица7.A4" table:number-columns-spanned="33" office:value-type="string">
            <text:p text:style-name="P4"><text:s text:c="143"/><text:span text:style-name="Основной_20_шрифт_20_абзаца"><text:span text:style-name="T15">Технолог цеха (мастер) _____________</text:span></text:span></text:p>
            <text:p text:style-name="P27"><text:span text:style-name="T15"><text:s text:c="138"/></text:span><text:span text:style-name="Основной_20_шрифт_20_абзаца"><text:span text:style-name="T15">Мастер ОТК <text:s text:c="4"/>______________________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4">
          <table:table-cell table:style-name="Таблица7.R5" office:value-type="string">
            <text:p text:style-name="P45">ПТ</text:p>
          </table:table-cell>
          <table:table-cell table:style-name="Таблица7.B24" table:number-columns-spanned="24" office:value-type="string">
            <text:p text:style-name="P45">Паспорт технологическ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24" table:number-columns-spanned="5" office:value-type="string">
            <text:p text:style-name="P45"/>
          </table:table-cell>
          <table:covered-table-cell/>
          <table:covered-table-cell/>
          <table:covered-table-cell/>
          <table:covered-table-cell/>
          <table:table-cell table:style-name="Таблица7.e24" table:number-columns-spanned="3" office:value-type="string">
            <text:p text:style-name="P45"/>
          </table:table-cell>
          <table:covered-table-cell/>
          <table:covered-table-cell/>
        </table:table-row>
      </table:table>
      <text:p text:style-name="P6"><text:soft-page-break/><text:span text:style-name="Основной_20_шрифт_20_абзаца"><text:span text:style-name="T14"><text:s text:c="47"/></text:span></text:span><text:span text:style-name="Основной_20_шрифт_20_абзаца"><text:span text:style-name="T2"><text:s text:c="155"/></text:span></text:span><text:span text:style-name="Основной_20_шрифт_20_абзаца"><text:span text:style-name="T4"><text:s/></text:span></text:span><text:s text:c="126"/><text:span text:style-name="Основной_20_шрифт_20_абзаца"><text:span text:style-name="T4"><text:s text:c="4"/></text:span></text:span><text:s text:c="140"/></text:p>
      <text:section text:style-name="Sect1" text:name="Sect2">
        <table:table table:name="Таблица14" table:style-name="Таблица14">
          <table:table-column table:style-name="Таблица14.A"/>
          <table:table-column table:style-name="Таблица14.B"/>
          <table:table-column table:style-name="Таблица14.C"/>
          <table:table-column table:style-name="Таблица14.D"/>
          <table:table-column table:style-name="Таблица14.E"/>
          <table:table-column table:style-name="Таблица14.F"/>
          <table:table-column table:style-name="Таблица14.G"/>
          <table:table-column table:style-name="Таблица14.H"/>
          <table:table-column table:style-name="Таблица14.I"/>
          <table:table-column table:style-name="Таблица14.J"/>
          <table:table-column table:style-name="Таблица14.K"/>
          <table:table-column table:style-name="Таблица14.F"/>
          <table:table-column table:style-name="Таблица14.M"/>
          <table:table-column table:style-name="Таблица14.N"/>
          <table:table-row table:style-name="Таблица14.1">
            <table:table-cell table:style-name="Таблица14.A1" table:number-rows-spanned="22" office:value-type="string">
              <text:p text:style-name="Standard"/>
            </table:table-cell>
            <table:table-cell table:style-name="Таблица14.B1" table:number-columns-spanned="4" office:value-type="string">
              <text:p text:style-name="P3"/>
            </table:table-cell>
            <table:covered-table-cell/>
            <table:covered-table-cell/>
            <table:covered-table-cell/>
            <table:table-cell table:style-name="Таблица14.B1" table:number-columns-spanned="4" office:value-type="string">
              <text:p text:style-name="P4"/>
            </table:table-cell>
            <table:covered-table-cell/>
            <table:covered-table-cell/>
            <table:covered-table-cell/>
            <table:table-cell table:style-name="Таблица14.J1" table:number-columns-spanned="4" office:value-type="string">
              <text:h text:style-name="P72" text:outline-level="7"/>
            </table:table-cell>
            <table:covered-table-cell/>
            <table:covered-table-cell/>
            <table:covered-table-cell/>
            <table:table-cell table:style-name="Таблица14.J1" office:value-type="string">
              <text:p text:style-name="P55"/>
            </table:table-cell>
          </table:table-row>
          <table:table-row table:style-name="Таблица14.1">
            <table:covered-table-cell table:style-name="Таблица14.A1"/>
            <table:table-cell table:style-name="Таблица14.B2" table:number-columns-spanned="6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Таблица14.H2" table:number-columns-spanned="4" office:value-type="string">
              <text:h text:style-name="Heading_20_8" text:outline-level="8"/>
            </table:table-cell>
            <table:covered-table-cell/>
            <table:covered-table-cell/>
            <table:covered-table-cell/>
            <table:table-cell table:style-name="Таблица14.L2" table:number-columns-spanned="3" office:value-type="string">
              <text:p text:style-name="P45"/>
            </table:table-cell>
            <table:covered-table-cell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table:number-rows-spanned="2" office:value-type="string">
              <text:p text:style-name="P29"/>
              <text:p text:style-name="P29">Изм.</text:p>
            </table:table-cell>
            <table:table-cell table:style-name="Таблица14.B1" table:number-columns-spanned="8" office:value-type="string">
              <text:p text:style-name="P49">Номера листов (страниц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4.K3" table:number-rows-spanned="2" table:number-columns-spanned="2" office:value-type="string">
              <text:p text:style-name="P29">Всего листов</text:p>
            </table:table-cell>
            <table:covered-table-cell/>
            <table:table-cell table:style-name="Таблица14.M3" table:number-rows-spanned="2" table:number-columns-spanned="2" office:value-type="string">
              <text:p text:style-name="P30">Номер</text:p>
              <text:p text:style-name="P30">документа</text:p>
            </table:table-cell>
            <table:covered-table-cell/>
          </table:table-row>
          <table:table-row table:style-name="Таблица14.1">
            <table:covered-table-cell table:style-name="Таблица14.A1"/>
            <table:covered-table-cell table:style-name="Таблица14.B1"/>
            <table:table-cell table:style-name="Таблица14.B1" table:number-columns-spanned="2" office:value-type="string">
              <text:p text:style-name="P30">измененных</text:p>
            </table:table-cell>
            <table:covered-table-cell/>
            <table:table-cell table:style-name="Таблица14.B1" table:number-columns-spanned="2" office:value-type="string">
              <text:p text:style-name="P30">замененных</text:p>
            </table:table-cell>
            <table:covered-table-cell/>
            <table:table-cell table:style-name="Таблица14.B1" table:number-columns-spanned="2" office:value-type="string">
              <text:p text:style-name="P30">новых</text:p>
            </table:table-cell>
            <table:covered-table-cell/>
            <table:table-cell table:style-name="Таблица14.B1" table:number-columns-spanned="2" office:value-type="string">
              <text:p text:style-name="P30">аннулированных</text:p>
            </table:table-cell>
            <table:covered-table-cell/>
            <table:covered-table-cell table:style-name="Таблица14.K3"/>
            <table:covered-table-cell/>
            <table:covered-table-cell table:style-name="Таблица14.M3"/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1" office:value-type="string">
              <text:p text:style-name="P4"/>
            </table:table-cell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4"/>
            </table:table-cell>
            <table:covered-table-cell/>
            <table:table-cell table:style-name="Таблица14.B1" table:number-columns-spanned="2" office:value-type="string">
              <text:p text:style-name="P29"/>
            </table:table-cell>
            <table:covered-table-cell/>
          </table:table-row>
          <table:table-row table:style-name="Таблица14.1">
            <table:covered-table-cell table:style-name="Таблица14.A1"/>
            <table:table-cell table:style-name="Таблица14.B21" office:value-type="string">
              <text:p text:style-name="P4"/>
            </table:table-cell>
            <table:table-cell table:style-name="Таблица14.C21" table:number-columns-spanned="2" office:value-type="string">
              <text:p text:style-name="P4"/>
            </table:table-cell>
            <table:covered-table-cell/>
            <table:table-cell table:style-name="Таблица14.E21" table:number-columns-spanned="2" office:value-type="string">
              <text:p text:style-name="P4"/>
            </table:table-cell>
            <table:covered-table-cell/>
            <table:table-cell table:style-name="Таблица14.G21" table:number-columns-spanned="2" office:value-type="string">
              <text:p text:style-name="P4"/>
            </table:table-cell>
            <table:covered-table-cell/>
            <table:table-cell table:style-name="Таблица14.I21" table:number-columns-spanned="2" office:value-type="string">
              <text:p text:style-name="P4"/>
            </table:table-cell>
            <table:covered-table-cell/>
            <table:table-cell table:style-name="Таблица14.K21" table:number-columns-spanned="2" office:value-type="string">
              <text:p text:style-name="P4"/>
            </table:table-cell>
            <table:covered-table-cell/>
            <table:table-cell table:style-name="Таблица14.M21" table:number-columns-spanned="2" office:value-type="string">
              <text:p text:style-name="P29"/>
            </table:table-cell>
            <table:covered-table-cell/>
          </table:table-row>
          <table:table-row table:style-name="Таблица14.22">
            <table:covered-table-cell table:style-name="Таблица14.A1"/>
            <table:table-cell table:style-name="Таблица14.B22" table:number-columns-spanned="2" office:value-type="string">
              <text:h text:style-name="Heading_20_1" text:outline-level="1">ЛР</text:h>
            </table:table-cell>
            <table:covered-table-cell/>
            <table:table-cell table:style-name="Таблица14.D22" table:number-columns-spanned="11" office:value-type="string">
              <text:p text:style-name="P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MS Mincho" svg:font-family="'MS Mincho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style:letter-kerning="true" fo:background-color="transparent" style:font-name-asian="Times New Roman1" style:font-size-asian="14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Обычный" style:class="text">
      <style:paragraph-properties fo:line-height="0.769cm" fo:orphans="2" fo:widows="2" fo:hyphenation-ladder-count="no-limit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center" style:justify-single-word="false" fo:orphans="2" fo:widows="2" fo:hyphenation-ladder-count="no-limit" fo:keep-with-next="always"/>
      <style:text-properties fo:font-size="18pt" fo:font-weight="bold" style:font-size-asian="18pt" style:font-weight-asian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text-align="center" style:justify-single-word="false" fo:orphans="2" fo:widows="2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text-align="center" style:justify-single-word="false" fo:orphans="2" fo:widows="2" fo:hyphenation-ladder-count="no-limit" fo:keep-with-next="always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orphans="2" fo:widows="2"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text-align="center" style:justify-single-word="false"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text-align="center" style:justify-single-word="false"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orphans="2" fo:widows="2" fo:hyphenation-ladder-count="no-limit" fo:keep-with-next="always"/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orphans="2" fo:widows="2" fo:hyphenation-ladder-count="no-limit" fo:keep-with-next="always"/>
      <style:text-properties fo:font-size="16pt" style:font-size-asian="16pt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0.075cm" style:type="center"/>
          <style:tab-stop style:position="20.15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Обычный" style:class="text">
      <style:paragraph-properties fo:margin-left="1.005cm" fo:margin-right="0cm" fo:line-height="0.769cm" fo:text-align="justify" style:justify-single-word="false" fo:orphans="2" fo:widows="2" fo:hyphenation-ladder-count="no-limit" fo:text-indent="-0.847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1.005cm" fo:margin-right="0cm" fo:line-height="0.769cm" fo:text-align="justify" style:justify-single-word="false" fo:orphans="2" fo:widows="2" fo:hyphenation-ladder-count="no-limit" fo:text-indent="-1.0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1.505cm" fo:margin-right="0cm" fo:line-height="0.769cm" fo:text-align="justify" style:justify-single-word="false" fo:orphans="2" fo:widows="2" fo:hyphenation-ladder-count="no-limit" fo:text-indent="-1.505cm" style:auto-text-indent="false">
        <style:tab-stops/>
      </style:paragraph-properties>
      <style:text-properties fo:font-size="18pt" style:font-size-asian="18pt" fo:hyphenate="false" loext:hyphenation-no-caps="false" loext:hyphenation-no-last-word="false" loext:hyphenation-word-char-count="no-limit" loext:hyphenation-zone="no-limit"/>
    </style:style>
    <style:style style:name="X3AS7TABSTYLE" style:family="paragraph" style:parent-style-name="Footer">
      <style:paragraph-properties fo:hyphenation-ladder-count="no-limit">
        <style:tab-stops>
          <style:tab-stop style:position="2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text-properties fo:font-size="14pt"/>
    </style:style>
    <style:style style:name="header" style:family="paragraph" style:parent-style-name="Normal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color="#000000" loext:opacity="100%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X3AS7TOCHyperlink" style:family="text">
      <style:text-properties fo:color="#000000" loext:opacity="100%" style:text-underline-style="none"/>
    </style:style>
    <style:style style:name="BulletSymbol" style:family="text">
      <style:text-properties style:font-name="Symbol" fo:font-family="Symbol" style:font-family-generic="roman" style:font-pitch="variable" style:font-charset="x-symbol"/>
    </style:style>
    <style:style style:name="ID0ECOAE" style:family="text"/>
    <style:style style:name="ID0EXTAE" style:family="text"/>
    <style:style style:name="ID0EUUAE" style:family="text"/>
    <style:style style:name="ID0EJ1AE" style:family="text"/>
    <style:style style:name="ID0EG2AE" style:family="text"/>
    <style:style style:name="ID0E3AAG" style:family="text"/>
    <style:style style:name="ID0ERGAG" style:family="text"/>
    <style:style style:name="ID0EPMAG" style:family="text"/>
    <style:style style:name="ID0EMNAG" style:family="text"/>
    <style:style style:name="ID0EBTAG" style:family="text"/>
    <style:style style:name="ID0EWYAG" style:family="text"/>
    <style:style style:name="ID0EL5AG" style:family="text"/>
    <style:style style:name="ID0EAEBG" style:family="text"/>
    <style:style style:name="ID0EUJBG" style:family="text"/>
    <style:style style:name="ID0EJPBG" style:family="text">
      <style:text-properties style:font-name="Wingdings" fo:font-family="Wingdings" style:font-family-generic="system" style:font-pitch="variable" style:font-charset="x-symbol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ID0EIWBG" style:family="text"/>
    <style:style style:name="ID0E42BG" style:family="text"/>
    <style:style style:name="ID0E3BAI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4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4%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3"/>
    </number:number-style>
    <number:number-style style:name="N116">
      <number:number number:decimal-places="3" number:min-decimal-places="3" number:min-integer-digits="1"/>
    </number:number-style>
    <number:number-style style:name="N117">
      <number:text>2-8</number:text>
    </number:number-style>
    <number:number-style style:name="N118">
      <number:text>9-15</number:text>
    </number:number-style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</style:style>
    <style:style style:name="MP2" style:family="paragraph" style:parent-style-name="Header">
      <style:paragraph-properties fo:orphans="2" fo:widows="2">
        <style:tab-stops>
          <style:tab-stop style:position="7.325cm" style:type="center"/>
          <style:tab-stop style:position="9.5cm" style:type="center"/>
          <style:tab-stop style:position="14.651cm" style:type="right"/>
          <style:tab-stop style:position="19.001cm" style:type="right"/>
        </style:tab-stops>
      </style:paragraph-properties>
      <style:text-properties fo:font-size="10.5pt" officeooo:paragraph-rsid="00118692" style:font-size-asian="9.14999961853027pt" style:font-size-complex="10.5pt"/>
    </style:style>
    <style:style style:name="MP3" style:family="paragraph" style:parent-style-name="header">
      <style:paragraph-properties fo:margin-left="0cm" fo:margin-right="0cm" fo:orphans="2" fo:widows="2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fo:font-size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71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469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.771cm" fo:margin-left="0.501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5cm" fo:margin-left="0cm" fo:margin-right="0cm" fo:margin-bottom="0cm" style:dynamic-spacing="true"/>
      </style:header-style>
      <style:footer-style/>
    </style:page-layout>
    <style:page-layout style:name="Mpm4">
      <style:page-layout-properties fo:page-width="29.7cm" fo:page-height="21.001cm" style:num-format="1" style:print-orientation="landscape" fo:margin-top="0cm" fo:margin-bottom="0cm" fo:margin-left="0.501cm" fo:margin-right="0.1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line-style="none" style:adjustment="left" style:rel-width="18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 text:c="173"/>ГОСТ 3.1105 <text:s text:c="3"/>Форма 2 <text:s text:c="5"/><text:span text:style-name="Основной_20_шрифт_20_абзаца"><text:span text:style-name="MT1"><text:s text:c="64"/></text:span></text:span></text:p>
      </style:header>
    </style:master-page>
    <style:master-page style:name="MP1" style:page-layout-name="Mpm3" draw:style-name="Mdp1">
      <style:header>
        <text:p text:style-name="MP2"/>
      </style:header>
    </style:master-page>
    <style:master-page style:name="H_5f_ID0EQ2PO" style:display-name="H_ID0EQ2PO" style:page-layout-name="Mpm4" draw:style-name="Mdp1">
      <style:header>
        <text:p text:style-name="MP3"><text:s text:c="72"/><text:span text:style-name="MT2"><text:s text:c="6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>          ГОСТ 3</dc:title>
    <dc:description/>
    <dc:subject/>
    <meta:initial-creator>Neo5</meta:initial-creator>
    <meta:creation-date>2012-02-06T13:01:00Z</meta:creation-date>
    <dc:date>2024-07-24T16:09:54.844000000</dc:date>
    <meta:editing-cycles>178</meta:editing-cycles>
    <meta:editing-duration>P2DT6H49M11S</meta:editing-duration>
    <meta:print-date>2024-05-27T11:01:09.102000000</meta:print-date>
    <meta:document-statistic meta:table-count="9" meta:image-count="0" meta:object-count="0" meta:page-count="9" meta:paragraph-count="410" meta:word-count="665" meta:character-count="6567" meta:non-whitespace-character-count="3839"/>
    <meta:user-defined meta:name="Company">IVC</meta:user-defined>
    <meta:template xlink:type="simple" xlink:actuate="onRequest" xlink:title="" xlink:href="../../сборка/ПТ-03-2024%20гидроцикл.odt/Normal"/>
  </office:meta>
</office:document-meta>
</file>